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8.29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>
        <table:iteration table:status="enable"/>
      </table:calculation-settings>
      <table:table table:name="HK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00001</text:p>
          </table:table-cell>
          <table:table-cell office:value-type="float" office:value="1">
            <text:p>1</text:p>
          </table:table-cell>
          <table:table-cell office:value-type="string">
            <text:p>长江实业(集团)有限公司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00002</text:p>
          </table:table-cell>
          <table:table-cell office:value-type="float" office:value="2">
            <text:p>2</text:p>
          </table:table-cell>
          <table:table-cell office:value-type="string">
            <text:p>中电控股有限公司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00003</text:p>
          </table:table-cell>
          <table:table-cell office:value-type="float" office:value="3">
            <text:p>3</text:p>
          </table:table-cell>
          <table:table-cell office:value-type="string">
            <text:p>香港中华煤气有限公司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00004</text:p>
          </table:table-cell>
          <table:table-cell office:value-type="float" office:value="4">
            <text:p>4</text:p>
          </table:table-cell>
          <table:table-cell office:value-type="string">
            <text:p>九龙仓集团有限公司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00005</text:p>
          </table:table-cell>
          <table:table-cell office:value-type="float" office:value="5">
            <text:p>5</text:p>
          </table:table-cell>
          <table:table-cell office:value-type="string">
            <text:p>匯丰控股有限公司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00006</text:p>
          </table:table-cell>
          <table:table-cell office:value-type="float" office:value="6">
            <text:p>6</text:p>
          </table:table-cell>
          <table:table-cell office:value-type="string">
            <text:p>电能实业有限公司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00008</text:p>
          </table:table-cell>
          <table:table-cell office:value-type="float" office:value="8">
            <text:p>8</text:p>
          </table:table-cell>
          <table:table-cell office:value-type="string">
            <text:p>电讯盈科有限公司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00011</text:p>
          </table:table-cell>
          <table:table-cell office:value-type="float" office:value="11">
            <text:p>11</text:p>
          </table:table-cell>
          <table:table-cell office:value-type="string">
            <text:p>恒生银行有限公司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00012</text:p>
          </table:table-cell>
          <table:table-cell office:value-type="float" office:value="12">
            <text:p>12</text:p>
          </table:table-cell>
          <table:table-cell office:value-type="string">
            <text:p>恒基兆业地產有限公司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0013</text:p>
          </table:table-cell>
          <table:table-cell office:value-type="float" office:value="13">
            <text:p>13</text:p>
          </table:table-cell>
          <table:table-cell office:value-type="string">
            <text:p>和记黄埔有限公司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00014</text:p>
          </table:table-cell>
          <table:table-cell office:value-type="float" office:value="14">
            <text:p>14</text:p>
          </table:table-cell>
          <table:table-cell office:value-type="string">
            <text:p>希慎兴业有限公司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00016</text:p>
          </table:table-cell>
          <table:table-cell office:value-type="float" office:value="16">
            <text:p>16</text:p>
          </table:table-cell>
          <table:table-cell office:value-type="string">
            <text:p>新鸿基地產发展有限公司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00017</text:p>
          </table:table-cell>
          <table:table-cell office:value-type="float" office:value="17">
            <text:p>17</text:p>
          </table:table-cell>
          <table:table-cell office:value-type="string">
            <text:p>新世界发展有限公司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00019</text:p>
          </table:table-cell>
          <table:table-cell office:value-type="float" office:value="19">
            <text:p>19</text:p>
          </table:table-cell>
          <table:table-cell office:value-type="string">
            <text:p>太古股份有限公司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0020</text:p>
          </table:table-cell>
          <table:table-cell office:value-type="float" office:value="20">
            <text:p>20</text:p>
          </table:table-cell>
          <table:table-cell office:value-type="string">
            <text:p>会德丰有限公司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00023</text:p>
          </table:table-cell>
          <table:table-cell office:value-type="float" office:value="23">
            <text:p>23</text:p>
          </table:table-cell>
          <table:table-cell office:value-type="string">
            <text:p>东亚银行有限公司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00027</text:p>
          </table:table-cell>
          <table:table-cell office:value-type="float" office:value="27">
            <text:p>27</text:p>
          </table:table-cell>
          <table:table-cell office:value-type="string">
            <text:p>银河娱乐集团有限公司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0038</text:p>
          </table:table-cell>
          <table:table-cell office:value-type="float" office:value="38">
            <text:p>38</text:p>
          </table:table-cell>
          <table:table-cell office:value-type="string">
            <text:p>第一拖拉机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00041</text:p>
          </table:table-cell>
          <table:table-cell office:value-type="float" office:value="41">
            <text:p>41</text:p>
          </table:table-cell>
          <table:table-cell office:value-type="string">
            <text:p>鹰君集团有限公司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00054</text:p>
          </table:table-cell>
          <table:table-cell office:value-type="float" office:value="54">
            <text:p>54</text:p>
          </table:table-cell>
          <table:table-cell office:value-type="string">
            <text:p>合和实业有限公司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0066</text:p>
          </table:table-cell>
          <table:table-cell office:value-type="float" office:value="66">
            <text:p>66</text:p>
          </table:table-cell>
          <table:table-cell office:value-type="string">
            <text:p>香港铁路有限公司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0069</text:p>
          </table:table-cell>
          <table:table-cell office:value-type="float" office:value="69">
            <text:p>69</text:p>
          </table:table-cell>
          <table:table-cell office:value-type="string">
            <text:p>香格里拉(亚洲)有限公司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00081</text:p>
          </table:table-cell>
          <table:table-cell office:value-type="float" office:value="81">
            <text:p>81</text:p>
          </table:table-cell>
          <table:table-cell office:value-type="string">
            <text:p>中国海外宏洋集团有限公司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00083</text:p>
          </table:table-cell>
          <table:table-cell office:value-type="float" office:value="83">
            <text:p>83</text:p>
          </table:table-cell>
          <table:table-cell office:value-type="string">
            <text:p>信和置业有限公司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00101</text:p>
          </table:table-cell>
          <table:table-cell office:value-type="float" office:value="101">
            <text:p>101</text:p>
          </table:table-cell>
          <table:table-cell office:value-type="string">
            <text:p>恒隆地產有限公司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0107</text:p>
          </table:table-cell>
          <table:table-cell office:value-type="float" office:value="107">
            <text:p>107</text:p>
          </table:table-cell>
          <table:table-cell office:value-type="string">
            <text:p>四川成渝高速公路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00116</text:p>
          </table:table-cell>
          <table:table-cell office:value-type="float" office:value="116">
            <text:p>116</text:p>
          </table:table-cell>
          <table:table-cell office:value-type="string">
            <text:p>周生生集团国际有限公司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00119</text:p>
          </table:table-cell>
          <table:table-cell office:value-type="float" office:value="119">
            <text:p>119</text:p>
          </table:table-cell>
          <table:table-cell office:value-type="string">
            <text:p>保利置业集团有限公司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00123</text:p>
          </table:table-cell>
          <table:table-cell office:value-type="float" office:value="123">
            <text:p>123</text:p>
          </table:table-cell>
          <table:table-cell office:value-type="string">
            <text:p>越秀地產股份有限公司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00135</text:p>
          </table:table-cell>
          <table:table-cell office:value-type="float" office:value="135">
            <text:p>135</text:p>
          </table:table-cell>
          <table:table-cell office:value-type="string">
            <text:p>昆仑能源有限公司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0142</text:p>
          </table:table-cell>
          <table:table-cell office:value-type="float" office:value="142">
            <text:p>142</text:p>
          </table:table-cell>
          <table:table-cell office:value-type="string">
            <text:p>第一太平有限公司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00144</text:p>
          </table:table-cell>
          <table:table-cell office:value-type="float" office:value="144">
            <text:p>144</text:p>
          </table:table-cell>
          <table:table-cell office:value-type="string">
            <text:p>招商局国际有限公司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00148</text:p>
          </table:table-cell>
          <table:table-cell office:value-type="float" office:value="148">
            <text:p>148</text:p>
          </table:table-cell>
          <table:table-cell office:value-type="string">
            <text:p>建滔化工集团有限公司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00151</text:p>
          </table:table-cell>
          <table:table-cell office:value-type="float" office:value="151">
            <text:p>151</text:p>
          </table:table-cell>
          <table:table-cell office:value-type="string">
            <text:p>中国旺旺控股有限公司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00152</text:p>
          </table:table-cell>
          <table:table-cell office:value-type="float" office:value="152">
            <text:p>152</text:p>
          </table:table-cell>
          <table:table-cell office:value-type="string">
            <text:p>深圳国际控股有限公司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00165</text:p>
          </table:table-cell>
          <table:table-cell office:value-type="float" office:value="165">
            <text:p>165</text:p>
          </table:table-cell>
          <table:table-cell office:value-type="string">
            <text:p>中国光大控股有限公司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00168</text:p>
          </table:table-cell>
          <table:table-cell office:value-type="float" office:value="168">
            <text:p>168</text:p>
          </table:table-cell>
          <table:table-cell office:value-type="string">
            <text:p>青岛啤酒股份有限公司-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00173</text:p>
          </table:table-cell>
          <table:table-cell office:value-type="float" office:value="173">
            <text:p>173</text:p>
          </table:table-cell>
          <table:table-cell office:value-type="string">
            <text:p>嘉华国际集团有限公司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00175</text:p>
          </table:table-cell>
          <table:table-cell office:value-type="float" office:value="175">
            <text:p>175</text:p>
          </table:table-cell>
          <table:table-cell office:value-type="string">
            <text:p>吉利汽车控股有限公司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00177</text:p>
          </table:table-cell>
          <table:table-cell office:value-type="float" office:value="177">
            <text:p>177</text:p>
          </table:table-cell>
          <table:table-cell office:value-type="string">
            <text:p>江苏寧沪高速公路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00178</text:p>
          </table:table-cell>
          <table:table-cell office:value-type="float" office:value="178">
            <text:p>178</text:p>
          </table:table-cell>
          <table:table-cell office:value-type="string">
            <text:p>莎莎国际控股有限公司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00179</text:p>
          </table:table-cell>
          <table:table-cell office:value-type="float" office:value="179">
            <text:p>179</text:p>
          </table:table-cell>
          <table:table-cell office:value-type="string">
            <text:p>德昌电机控股有限公司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00200</text:p>
          </table:table-cell>
          <table:table-cell office:value-type="float" office:value="200">
            <text:p>200</text:p>
          </table:table-cell>
          <table:table-cell office:value-type="string">
            <text:p>新濠国际发展有限公司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00215</text:p>
          </table:table-cell>
          <table:table-cell office:value-type="float" office:value="215">
            <text:p>215</text:p>
          </table:table-cell>
          <table:table-cell office:value-type="string">
            <text:p>和记电讯香港控股有限公司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00220</text:p>
          </table:table-cell>
          <table:table-cell office:value-type="float" office:value="220">
            <text:p>220</text:p>
          </table:table-cell>
          <table:table-cell office:value-type="string">
            <text:p>统一企业中国控股有限公司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00242</text:p>
          </table:table-cell>
          <table:table-cell office:value-type="float" office:value="242">
            <text:p>242</text:p>
          </table:table-cell>
          <table:table-cell office:value-type="string">
            <text:p>信德集团有限公司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00257</text:p>
          </table:table-cell>
          <table:table-cell office:value-type="float" office:value="257">
            <text:p>257</text:p>
          </table:table-cell>
          <table:table-cell office:value-type="string">
            <text:p>中国光大国际有限公司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00267</text:p>
          </table:table-cell>
          <table:table-cell office:value-type="float" office:value="267">
            <text:p>267</text:p>
          </table:table-cell>
          <table:table-cell office:value-type="string">
            <text:p>中国中信股份有限公司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00270</text:p>
          </table:table-cell>
          <table:table-cell office:value-type="float" office:value="270">
            <text:p>270</text:p>
          </table:table-cell>
          <table:table-cell office:value-type="string">
            <text:p>粤海投资有限公司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00272</text:p>
          </table:table-cell>
          <table:table-cell office:value-type="float" office:value="272">
            <text:p>272</text:p>
          </table:table-cell>
          <table:table-cell office:value-type="string">
            <text:p>瑞安房地產有限公司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00283</text:p>
          </table:table-cell>
          <table:table-cell office:value-type="float" office:value="283">
            <text:p>283</text:p>
          </table:table-cell>
          <table:table-cell office:value-type="string">
            <text:p>高银地產控股有限公司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00291</text:p>
          </table:table-cell>
          <table:table-cell office:value-type="float" office:value="291">
            <text:p>291</text:p>
          </table:table-cell>
          <table:table-cell office:value-type="string">
            <text:p>华润创业有限公司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00293</text:p>
          </table:table-cell>
          <table:table-cell office:value-type="float" office:value="293">
            <text:p>293</text:p>
          </table:table-cell>
          <table:table-cell office:value-type="string">
            <text:p>国泰航空有限公司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00297</text:p>
          </table:table-cell>
          <table:table-cell office:value-type="float" office:value="297">
            <text:p>297</text:p>
          </table:table-cell>
          <table:table-cell office:value-type="string">
            <text:p>中化化肥控股有限公司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00300</text:p>
          </table:table-cell>
          <table:table-cell office:value-type="float" office:value="300">
            <text:p>300</text:p>
          </table:table-cell>
          <table:table-cell office:value-type="string">
            <text:p>沉机集团昆明机床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00303</text:p>
          </table:table-cell>
          <table:table-cell office:value-type="float" office:value="303">
            <text:p>303</text:p>
          </table:table-cell>
          <table:table-cell office:value-type="string">
            <text:p>伟易达集团有限公司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00308</text:p>
          </table:table-cell>
          <table:table-cell office:value-type="float" office:value="308">
            <text:p>308</text:p>
          </table:table-cell>
          <table:table-cell office:value-type="string">
            <text:p>香港中旅国际投资有限公司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00315</text:p>
          </table:table-cell>
          <table:table-cell office:value-type="float" office:value="315">
            <text:p>315</text:p>
          </table:table-cell>
          <table:table-cell office:value-type="string">
            <text:p>数码通电讯集团有限公司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00316</text:p>
          </table:table-cell>
          <table:table-cell office:value-type="float" office:value="316">
            <text:p>316</text:p>
          </table:table-cell>
          <table:table-cell office:value-type="string">
            <text:p>东方海外(国际)有限公司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00317</text:p>
          </table:table-cell>
          <table:table-cell office:value-type="float" office:value="317">
            <text:p>317</text:p>
          </table:table-cell>
          <table:table-cell office:value-type="string">
            <text:p>广州广船国际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00322</text:p>
          </table:table-cell>
          <table:table-cell office:value-type="float" office:value="322">
            <text:p>322</text:p>
          </table:table-cell>
          <table:table-cell office:value-type="string">
            <text:p>康师傅控股有限公司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00323</text:p>
          </table:table-cell>
          <table:table-cell office:value-type="float" office:value="323">
            <text:p>323</text:p>
          </table:table-cell>
          <table:table-cell office:value-type="string">
            <text:p>马鞍山钢铁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00330</text:p>
          </table:table-cell>
          <table:table-cell office:value-type="float" office:value="330">
            <text:p>330</text:p>
          </table:table-cell>
          <table:table-cell office:value-type="string">
            <text:p>思捷环球控股有限公司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00336</text:p>
          </table:table-cell>
          <table:table-cell office:value-type="float" office:value="336">
            <text:p>336</text:p>
          </table:table-cell>
          <table:table-cell office:value-type="string">
            <text:p>华宝国际控股有限公司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00338</text:p>
          </table:table-cell>
          <table:table-cell office:value-type="float" office:value="338">
            <text:p>338</text:p>
          </table:table-cell>
          <table:table-cell office:value-type="string">
            <text:p>中国石化上海石油化工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00358</text:p>
          </table:table-cell>
          <table:table-cell office:value-type="float" office:value="358">
            <text:p>358</text:p>
          </table:table-cell>
          <table:table-cell office:value-type="string">
            <text:p>江西铜业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00363</text:p>
          </table:table-cell>
          <table:table-cell office:value-type="float" office:value="363">
            <text:p>363</text:p>
          </table:table-cell>
          <table:table-cell office:value-type="string">
            <text:p>上海实业控股有限公司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00371</text:p>
          </table:table-cell>
          <table:table-cell office:value-type="float" office:value="371">
            <text:p>371</text:p>
          </table:table-cell>
          <table:table-cell office:value-type="string">
            <text:p>北控水务集团有限公司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00384</text:p>
          </table:table-cell>
          <table:table-cell office:value-type="float" office:value="384">
            <text:p>384</text:p>
          </table:table-cell>
          <table:table-cell office:value-type="string">
            <text:p>中国燃气控股有限公司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00386</text:p>
          </table:table-cell>
          <table:table-cell office:value-type="float" office:value="386">
            <text:p>386</text:p>
          </table:table-cell>
          <table:table-cell office:value-type="string">
            <text:p>中国石油化工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00388</text:p>
          </table:table-cell>
          <table:table-cell office:value-type="float" office:value="388">
            <text:p>388</text:p>
          </table:table-cell>
          <table:table-cell office:value-type="string">
            <text:p>香港交易及结算所有限公司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00390</text:p>
          </table:table-cell>
          <table:table-cell office:value-type="float" office:value="390">
            <text:p>390</text:p>
          </table:table-cell>
          <table:table-cell office:value-type="string">
            <text:p>中国中铁股份有限公司-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00392</text:p>
          </table:table-cell>
          <table:table-cell office:value-type="float" office:value="392">
            <text:p>392</text:p>
          </table:table-cell>
          <table:table-cell office:value-type="string">
            <text:p>北京控股有限公司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00410</text:p>
          </table:table-cell>
          <table:table-cell office:value-type="float" office:value="410">
            <text:p>410</text:p>
          </table:table-cell>
          <table:table-cell office:value-type="string">
            <text:p>SOHO中国有限公司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00425</text:p>
          </table:table-cell>
          <table:table-cell office:value-type="float" office:value="425">
            <text:p>425</text:p>
          </table:table-cell>
          <table:table-cell office:value-type="string">
            <text:p>敏实集团有限公司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00440</text:p>
          </table:table-cell>
          <table:table-cell office:value-type="float" office:value="440">
            <text:p>440</text:p>
          </table:table-cell>
          <table:table-cell office:value-type="string">
            <text:p>大新金融集团有限公司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00460</text:p>
          </table:table-cell>
          <table:table-cell office:value-type="float" office:value="460">
            <text:p>460</text:p>
          </table:table-cell>
          <table:table-cell office:value-type="string">
            <text:p>四环医药控股集团有限公司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00489</text:p>
          </table:table-cell>
          <table:table-cell office:value-type="float" office:value="489">
            <text:p>489</text:p>
          </table:table-cell>
          <table:table-cell office:value-type="string">
            <text:p>东风汽车(600006,股吧)集团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00493</text:p>
          </table:table-cell>
          <table:table-cell office:value-type="float" office:value="493">
            <text:p>493</text:p>
          </table:table-cell>
          <table:table-cell office:value-type="string">
            <text:p>国美电器控股有限公司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00494</text:p>
          </table:table-cell>
          <table:table-cell office:value-type="float" office:value="494">
            <text:p>494</text:p>
          </table:table-cell>
          <table:table-cell office:value-type="string">
            <text:p>利丰有限公司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00506</text:p>
          </table:table-cell>
          <table:table-cell office:value-type="float" office:value="506">
            <text:p>506</text:p>
          </table:table-cell>
          <table:table-cell office:value-type="string">
            <text:p>中国食品有限公司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00511</text:p>
          </table:table-cell>
          <table:table-cell office:value-type="float" office:value="511">
            <text:p>511</text:p>
          </table:table-cell>
          <table:table-cell office:value-type="string">
            <text:p>电视广播有限公司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0522</text:p>
          </table:table-cell>
          <table:table-cell office:value-type="float" office:value="522">
            <text:p>522</text:p>
          </table:table-cell>
          <table:table-cell office:value-type="string">
            <text:p>ASM Pacific Technology Ltd.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00525</text:p>
          </table:table-cell>
          <table:table-cell office:value-type="float" office:value="525">
            <text:p>525</text:p>
          </table:table-cell>
          <table:table-cell office:value-type="string">
            <text:p>广深铁路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00530</text:p>
          </table:table-cell>
          <table:table-cell office:value-type="float" office:value="530">
            <text:p>530</text:p>
          </table:table-cell>
          <table:table-cell office:value-type="string">
            <text:p>高银金融(集团)有限公司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00548</text:p>
          </table:table-cell>
          <table:table-cell office:value-type="float" office:value="548">
            <text:p>548</text:p>
          </table:table-cell>
          <table:table-cell office:value-type="string">
            <text:p>深圳高速公路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00551</text:p>
          </table:table-cell>
          <table:table-cell office:value-type="float" office:value="551">
            <text:p>551</text:p>
          </table:table-cell>
          <table:table-cell office:value-type="string">
            <text:p>裕元工业(集团)有限公司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00552</text:p>
          </table:table-cell>
          <table:table-cell office:value-type="float" office:value="552">
            <text:p>552</text:p>
          </table:table-cell>
          <table:table-cell office:value-type="string">
            <text:p>中国通信服务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00553</text:p>
          </table:table-cell>
          <table:table-cell office:value-type="float" office:value="553">
            <text:p>553</text:p>
          </table:table-cell>
          <table:table-cell office:value-type="string">
            <text:p>南京熊猫电子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00564</text:p>
          </table:table-cell>
          <table:table-cell office:value-type="float" office:value="564">
            <text:p>564</text:p>
          </table:table-cell>
          <table:table-cell office:value-type="string">
            <text:p>郑州煤矿机械集团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00566</text:p>
          </table:table-cell>
          <table:table-cell office:value-type="float" office:value="566">
            <text:p>566</text:p>
          </table:table-cell>
          <table:table-cell office:value-type="string">
            <text:p>汉能薄膜发电集团有限公司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00586</text:p>
          </table:table-cell>
          <table:table-cell office:value-type="float" office:value="586">
            <text:p>586</text:p>
          </table:table-cell>
          <table:table-cell office:value-type="string">
            <text:p>中国海螺创业控股有限公司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00588</text:p>
          </table:table-cell>
          <table:table-cell office:value-type="float" office:value="588">
            <text:p>588</text:p>
          </table:table-cell>
          <table:table-cell office:value-type="string">
            <text:p>北京北辰实业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0590</text:p>
          </table:table-cell>
          <table:table-cell office:value-type="float" office:value="590">
            <text:p>590</text:p>
          </table:table-cell>
          <table:table-cell office:value-type="string">
            <text:p>六福集团(国际)有限公司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00604</text:p>
          </table:table-cell>
          <table:table-cell office:value-type="float" office:value="604">
            <text:p>604</text:p>
          </table:table-cell>
          <table:table-cell office:value-type="string">
            <text:p>深圳控股有限公司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00606</text:p>
          </table:table-cell>
          <table:table-cell office:value-type="float" office:value="606">
            <text:p>606</text:p>
          </table:table-cell>
          <table:table-cell office:value-type="string">
            <text:p>中国粮油控股有限公司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00636</text:p>
          </table:table-cell>
          <table:table-cell office:value-type="float" office:value="636">
            <text:p>636</text:p>
          </table:table-cell>
          <table:table-cell office:value-type="string">
            <text:p>嘉里物流联网有限公司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00639</text:p>
          </table:table-cell>
          <table:table-cell office:value-type="float" office:value="639">
            <text:p>639</text:p>
          </table:table-cell>
          <table:table-cell office:value-type="string">
            <text:p>首钢福山资源集团有限公司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00656</text:p>
          </table:table-cell>
          <table:table-cell office:value-type="float" office:value="656">
            <text:p>656</text:p>
          </table:table-cell>
          <table:table-cell office:value-type="string">
            <text:p>復星国际有限公司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00659</text:p>
          </table:table-cell>
          <table:table-cell office:value-type="float" office:value="659">
            <text:p>659</text:p>
          </table:table-cell>
          <table:table-cell office:value-type="string">
            <text:p>新创建集团有限公司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00669</text:p>
          </table:table-cell>
          <table:table-cell office:value-type="float" office:value="669">
            <text:p>669</text:p>
          </table:table-cell>
          <table:table-cell office:value-type="string">
            <text:p>创科实业有限公司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00670</text:p>
          </table:table-cell>
          <table:table-cell office:value-type="float" office:value="670">
            <text:p>670</text:p>
          </table:table-cell>
          <table:table-cell office:value-type="string">
            <text:p>中国东方航空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00683</text:p>
          </table:table-cell>
          <table:table-cell office:value-type="float" office:value="683">
            <text:p>683</text:p>
          </table:table-cell>
          <table:table-cell office:value-type="string">
            <text:p>嘉里建设有限公司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00688</text:p>
          </table:table-cell>
          <table:table-cell office:value-type="float" office:value="688">
            <text:p>688</text:p>
          </table:table-cell>
          <table:table-cell office:value-type="string">
            <text:p>中国海外发展有限公司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00691</text:p>
          </table:table-cell>
          <table:table-cell office:value-type="float" office:value="691">
            <text:p>691</text:p>
          </table:table-cell>
          <table:table-cell office:value-type="string">
            <text:p>中国山水水泥集团有限公司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00700</text:p>
          </table:table-cell>
          <table:table-cell office:value-type="float" office:value="700">
            <text:p>700</text:p>
          </table:table-cell>
          <table:table-cell office:value-type="string">
            <text:p>腾讯控股有限公司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00728</text:p>
          </table:table-cell>
          <table:table-cell office:value-type="float" office:value="728">
            <text:p>728</text:p>
          </table:table-cell>
          <table:table-cell office:value-type="string">
            <text:p>中国电信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00732</text:p>
          </table:table-cell>
          <table:table-cell office:value-type="float" office:value="732">
            <text:p>732</text:p>
          </table:table-cell>
          <table:table-cell office:value-type="string">
            <text:p>信利国际有限公司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00737</text:p>
          </table:table-cell>
          <table:table-cell office:value-type="float" office:value="737">
            <text:p>737</text:p>
          </table:table-cell>
          <table:table-cell office:value-type="string">
            <text:p>合和公路基建有限公司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00751</text:p>
          </table:table-cell>
          <table:table-cell office:value-type="float" office:value="751">
            <text:p>751</text:p>
          </table:table-cell>
          <table:table-cell office:value-type="string">
            <text:p>创维数码控股有限公司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00753</text:p>
          </table:table-cell>
          <table:table-cell office:value-type="float" office:value="753">
            <text:p>753</text:p>
          </table:table-cell>
          <table:table-cell office:value-type="string">
            <text:p>中国国际航空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00754</text:p>
          </table:table-cell>
          <table:table-cell office:value-type="float" office:value="754">
            <text:p>754</text:p>
          </table:table-cell>
          <table:table-cell office:value-type="string">
            <text:p>合生创展集团有限公司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00762</text:p>
          </table:table-cell>
          <table:table-cell office:value-type="float" office:value="762">
            <text:p>762</text:p>
          </table:table-cell>
          <table:table-cell office:value-type="string">
            <text:p>中国联合网络通信(香港)股份有限公司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00813</text:p>
          </table:table-cell>
          <table:table-cell office:value-type="float" office:value="813">
            <text:p>813</text:p>
          </table:table-cell>
          <table:table-cell office:value-type="string">
            <text:p>世茂房地產控股有限公司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00817</text:p>
          </table:table-cell>
          <table:table-cell office:value-type="float" office:value="817">
            <text:p>817</text:p>
          </table:table-cell>
          <table:table-cell office:value-type="string">
            <text:p>方兴地產(中国)有限公司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00829</text:p>
          </table:table-cell>
          <table:table-cell office:value-type="float" office:value="829">
            <text:p>829</text:p>
          </table:table-cell>
          <table:table-cell office:value-type="string">
            <text:p>神冠控股(集团)有限公司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00836</text:p>
          </table:table-cell>
          <table:table-cell office:value-type="float" office:value="836">
            <text:p>836</text:p>
          </table:table-cell>
          <table:table-cell office:value-type="string">
            <text:p>华润电力控股有限公司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00846</text:p>
          </table:table-cell>
          <table:table-cell office:value-type="float" office:value="846">
            <text:p>846</text:p>
          </table:table-cell>
          <table:table-cell office:value-type="string">
            <text:p>明发集团(国际)有限公司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00857</text:p>
          </table:table-cell>
          <table:table-cell office:value-type="float" office:value="857">
            <text:p>857</text:p>
          </table:table-cell>
          <table:table-cell office:value-type="string">
            <text:p>中国石油天然气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00861</text:p>
          </table:table-cell>
          <table:table-cell office:value-type="float" office:value="861">
            <text:p>861</text:p>
          </table:table-cell>
          <table:table-cell office:value-type="string">
            <text:p>神州数码控股有限公司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00867</text:p>
          </table:table-cell>
          <table:table-cell office:value-type="float" office:value="867">
            <text:p>867</text:p>
          </table:table-cell>
          <table:table-cell office:value-type="string">
            <text:p>康哲药业控股有限公司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00868</text:p>
          </table:table-cell>
          <table:table-cell office:value-type="float" office:value="868">
            <text:p>868</text:p>
          </table:table-cell>
          <table:table-cell office:value-type="string">
            <text:p>信义玻璃控股有限公司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00874</text:p>
          </table:table-cell>
          <table:table-cell office:value-type="float" office:value="874">
            <text:p>874</text:p>
          </table:table-cell>
          <table:table-cell office:value-type="string">
            <text:p>广州白云山医药集团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00880</text:p>
          </table:table-cell>
          <table:table-cell office:value-type="float" office:value="880">
            <text:p>880</text:p>
          </table:table-cell>
          <table:table-cell office:value-type="string">
            <text:p>澳门博彩控股有限公司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00881</text:p>
          </table:table-cell>
          <table:table-cell office:value-type="float" office:value="881">
            <text:p>881</text:p>
          </table:table-cell>
          <table:table-cell office:value-type="string">
            <text:p>中升集团控股有限公司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00883</text:p>
          </table:table-cell>
          <table:table-cell office:value-type="float" office:value="883">
            <text:p>883</text:p>
          </table:table-cell>
          <table:table-cell office:value-type="string">
            <text:p>中国海洋石油有限公司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00902</text:p>
          </table:table-cell>
          <table:table-cell office:value-type="float" office:value="902">
            <text:p>902</text:p>
          </table:table-cell>
          <table:table-cell office:value-type="string">
            <text:p>华能国际电力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00914</text:p>
          </table:table-cell>
          <table:table-cell office:value-type="float" office:value="914">
            <text:p>914</text:p>
          </table:table-cell>
          <table:table-cell office:value-type="string">
            <text:p>安徽海螺水泥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00916</text:p>
          </table:table-cell>
          <table:table-cell office:value-type="float" office:value="916">
            <text:p>916</text:p>
          </table:table-cell>
          <table:table-cell office:value-type="string">
            <text:p>龙源电力集团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00917</text:p>
          </table:table-cell>
          <table:table-cell office:value-type="float" office:value="917">
            <text:p>917</text:p>
          </table:table-cell>
          <table:table-cell office:value-type="string">
            <text:p>新世界中国地產有限公司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00934</text:p>
          </table:table-cell>
          <table:table-cell office:value-type="float" office:value="934">
            <text:p>934</text:p>
          </table:table-cell>
          <table:table-cell office:value-type="string">
            <text:p>中石化冠德控股有限公司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00939</text:p>
          </table:table-cell>
          <table:table-cell office:value-type="float" office:value="939">
            <text:p>939</text:p>
          </table:table-cell>
          <table:table-cell office:value-type="string">
            <text:p>中国建设银行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00941</text:p>
          </table:table-cell>
          <table:table-cell office:value-type="float" office:value="941">
            <text:p>941</text:p>
          </table:table-cell>
          <table:table-cell office:value-type="string">
            <text:p>中国移动有限公司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00960</text:p>
          </table:table-cell>
          <table:table-cell office:value-type="float" office:value="960">
            <text:p>960</text:p>
          </table:table-cell>
          <table:table-cell office:value-type="string">
            <text:p>龙湖地產有限公司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00966</text:p>
          </table:table-cell>
          <table:table-cell office:value-type="float" office:value="966">
            <text:p>966</text:p>
          </table:table-cell>
          <table:table-cell office:value-type="string">
            <text:p>中国太平保险控股有限公司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00981</text:p>
          </table:table-cell>
          <table:table-cell office:value-type="float" office:value="981">
            <text:p>981</text:p>
          </table:table-cell>
          <table:table-cell office:value-type="string">
            <text:p>中芯国际集成电路製造有限公司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00991</text:p>
          </table:table-cell>
          <table:table-cell office:value-type="float" office:value="991">
            <text:p>991</text:p>
          </table:table-cell>
          <table:table-cell office:value-type="string">
            <text:p>大唐国际发电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00992</text:p>
          </table:table-cell>
          <table:table-cell office:value-type="float" office:value="992">
            <text:p>992</text:p>
          </table:table-cell>
          <table:table-cell office:value-type="string">
            <text:p>联想集团有限公司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00995</text:p>
          </table:table-cell>
          <table:table-cell office:value-type="float" office:value="995">
            <text:p>995</text:p>
          </table:table-cell>
          <table:table-cell office:value-type="string">
            <text:p>安徽皖通高速公路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00998</text:p>
          </table:table-cell>
          <table:table-cell office:value-type="float" office:value="998">
            <text:p>998</text:p>
          </table:table-cell>
          <table:table-cell office:value-type="string">
            <text:p>中信银行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01038</text:p>
          </table:table-cell>
          <table:table-cell office:value-type="float" office:value="1038">
            <text:p>1038</text:p>
          </table:table-cell>
          <table:table-cell office:value-type="string">
            <text:p>长江基建集团有限公司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01044</text:p>
          </table:table-cell>
          <table:table-cell office:value-type="float" office:value="1044">
            <text:p>1044</text:p>
          </table:table-cell>
          <table:table-cell office:value-type="string">
            <text:p>恒安国际集团有限公司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01053</text:p>
          </table:table-cell>
          <table:table-cell office:value-type="float" office:value="1053">
            <text:p>1053</text:p>
          </table:table-cell>
          <table:table-cell office:value-type="string">
            <text:p>重庆钢铁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01055</text:p>
          </table:table-cell>
          <table:table-cell office:value-type="float" office:value="1055">
            <text:p>1055</text:p>
          </table:table-cell>
          <table:table-cell office:value-type="string">
            <text:p>中国南方航空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01065</text:p>
          </table:table-cell>
          <table:table-cell office:value-type="float" office:value="1065">
            <text:p>1065</text:p>
          </table:table-cell>
          <table:table-cell office:value-type="string">
            <text:p>天津创业环保集团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01066</text:p>
          </table:table-cell>
          <table:table-cell office:value-type="float" office:value="1066">
            <text:p>1066</text:p>
          </table:table-cell>
          <table:table-cell office:value-type="string">
            <text:p>山东威高集团医用高分子製品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01068</text:p>
          </table:table-cell>
          <table:table-cell office:value-type="float" office:value="1068">
            <text:p>1068</text:p>
          </table:table-cell>
          <table:table-cell office:value-type="string">
            <text:p>中国雨润食品集团有限公司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01071</text:p>
          </table:table-cell>
          <table:table-cell office:value-type="float" office:value="1071">
            <text:p>1071</text:p>
          </table:table-cell>
          <table:table-cell office:value-type="string">
            <text:p>华电国际电力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01072</text:p>
          </table:table-cell>
          <table:table-cell office:value-type="float" office:value="1072">
            <text:p>1072</text:p>
          </table:table-cell>
          <table:table-cell office:value-type="string">
            <text:p>东方电气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01083</text:p>
          </table:table-cell>
          <table:table-cell office:value-type="float" office:value="1083">
            <text:p>1083</text:p>
          </table:table-cell>
          <table:table-cell office:value-type="string">
            <text:p>港华燃气有限公司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01088</text:p>
          </table:table-cell>
          <table:table-cell office:value-type="float" office:value="1088">
            <text:p>1088</text:p>
          </table:table-cell>
          <table:table-cell office:value-type="string">
            <text:p>中国神华能源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01093</text:p>
          </table:table-cell>
          <table:table-cell office:value-type="float" office:value="1093">
            <text:p>1093</text:p>
          </table:table-cell>
          <table:table-cell office:value-type="string">
            <text:p>石药集团有限公司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01099</text:p>
          </table:table-cell>
          <table:table-cell office:value-type="float" office:value="1099">
            <text:p>1099</text:p>
          </table:table-cell>
          <table:table-cell office:value-type="string">
            <text:p>国药控股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01108</text:p>
          </table:table-cell>
          <table:table-cell office:value-type="float" office:value="1108">
            <text:p>1108</text:p>
          </table:table-cell>
          <table:table-cell office:value-type="string">
            <text:p>洛阳玻璃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01109</text:p>
          </table:table-cell>
          <table:table-cell office:value-type="float" office:value="1109">
            <text:p>1109</text:p>
          </table:table-cell>
          <table:table-cell office:value-type="string">
            <text:p>华润置地有限公司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01111</text:p>
          </table:table-cell>
          <table:table-cell office:value-type="float" office:value="1111">
            <text:p>1111</text:p>
          </table:table-cell>
          <table:table-cell office:value-type="string">
            <text:p>创兴银行有限公司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01112</text:p>
          </table:table-cell>
          <table:table-cell office:value-type="float" office:value="1112">
            <text:p>1112</text:p>
          </table:table-cell>
          <table:table-cell office:value-type="string">
            <text:p>合生元国际控股有限公司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01114</text:p>
          </table:table-cell>
          <table:table-cell office:value-type="float" office:value="1114">
            <text:p>1114</text:p>
          </table:table-cell>
          <table:table-cell office:value-type="string">
            <text:p>华晨中国汽车控股有限公司</text:p>
          </table:table-cell>
          <table:table-cell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01117</text:p>
          </table:table-cell>
          <table:table-cell office:value-type="float" office:value="1117">
            <text:p>1117</text:p>
          </table:table-cell>
          <table:table-cell office:value-type="string">
            <text:p>中国现代牧业控股有限公司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01128</text:p>
          </table:table-cell>
          <table:table-cell office:value-type="float" office:value="1128">
            <text:p>1128</text:p>
          </table:table-cell>
          <table:table-cell office:value-type="string">
            <text:p>永利澳门有限公司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01138</text:p>
          </table:table-cell>
          <table:table-cell office:value-type="float" office:value="1138">
            <text:p>1138</text:p>
          </table:table-cell>
          <table:table-cell office:value-type="string">
            <text:p>中海发展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01165</text:p>
          </table:table-cell>
          <table:table-cell office:value-type="float" office:value="1165">
            <text:p>1165</text:p>
          </table:table-cell>
          <table:table-cell office:value-type="string">
            <text:p>顺风光电国际有限公司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01169</text:p>
          </table:table-cell>
          <table:table-cell office:value-type="float" office:value="1169">
            <text:p>1169</text:p>
          </table:table-cell>
          <table:table-cell office:value-type="string">
            <text:p>海尔电器集团有限公司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01171</text:p>
          </table:table-cell>
          <table:table-cell office:value-type="float" office:value="1171">
            <text:p>1171</text:p>
          </table:table-cell>
          <table:table-cell office:value-type="string">
            <text:p>兗州煤业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01177</text:p>
          </table:table-cell>
          <table:table-cell office:value-type="float" office:value="1177">
            <text:p>1177</text:p>
          </table:table-cell>
          <table:table-cell office:value-type="string">
            <text:p>中国生物製药有限公司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01186</text:p>
          </table:table-cell>
          <table:table-cell office:value-type="float" office:value="1186">
            <text:p>1186</text:p>
          </table:table-cell>
          <table:table-cell office:value-type="string">
            <text:p>中国铁建股份有限公司-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01193</text:p>
          </table:table-cell>
          <table:table-cell office:value-type="float" office:value="1193">
            <text:p>1193</text:p>
          </table:table-cell>
          <table:table-cell office:value-type="string">
            <text:p>华润燃气控股有限公司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01199</text:p>
          </table:table-cell>
          <table:table-cell office:value-type="float" office:value="1199">
            <text:p>1199</text:p>
          </table:table-cell>
          <table:table-cell office:value-type="string">
            <text:p>中远太平洋有限公司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01205</text:p>
          </table:table-cell>
          <table:table-cell office:value-type="float" office:value="1205">
            <text:p>1205</text:p>
          </table:table-cell>
          <table:table-cell office:value-type="string">
            <text:p>中信资源控股有限公司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01208</text:p>
          </table:table-cell>
          <table:table-cell office:value-type="float" office:value="1208">
            <text:p>1208</text:p>
          </table:table-cell>
          <table:table-cell office:value-type="string">
            <text:p>五矿资源有限公司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01212</text:p>
          </table:table-cell>
          <table:table-cell office:value-type="float" office:value="1212">
            <text:p>1212</text:p>
          </table:table-cell>
          <table:table-cell office:value-type="string">
            <text:p>利福国际集团有限公司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01230</text:p>
          </table:table-cell>
          <table:table-cell office:value-type="float" office:value="1230">
            <text:p>1230</text:p>
          </table:table-cell>
          <table:table-cell office:value-type="string">
            <text:p>雅士利国际控股有限公司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01288</text:p>
          </table:table-cell>
          <table:table-cell office:value-type="float" office:value="1288">
            <text:p>1288</text:p>
          </table:table-cell>
          <table:table-cell office:value-type="string">
            <text:p>中国农业银行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01293</text:p>
          </table:table-cell>
          <table:table-cell office:value-type="float" office:value="1293">
            <text:p>1293</text:p>
          </table:table-cell>
          <table:table-cell office:value-type="string">
            <text:p>宝信汽车集团有限公司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01299</text:p>
          </table:table-cell>
          <table:table-cell office:value-type="float" office:value="1299">
            <text:p>1299</text:p>
          </table:table-cell>
          <table:table-cell office:value-type="string">
            <text:p>友邦保险控股有限公司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01313</text:p>
          </table:table-cell>
          <table:table-cell office:value-type="float" office:value="1313">
            <text:p>1313</text:p>
          </table:table-cell>
          <table:table-cell office:value-type="string">
            <text:p>华润水泥控股有限公司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01333</text:p>
          </table:table-cell>
          <table:table-cell office:value-type="float" office:value="1333">
            <text:p>1333</text:p>
          </table:table-cell>
          <table:table-cell office:value-type="string">
            <text:p>中国忠旺控股有限公司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01336</text:p>
          </table:table-cell>
          <table:table-cell office:value-type="float" office:value="1336">
            <text:p>1336</text:p>
          </table:table-cell>
          <table:table-cell office:value-type="string">
            <text:p>新华人寿保险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01339</text:p>
          </table:table-cell>
          <table:table-cell office:value-type="float" office:value="1339">
            <text:p>1339</text:p>
          </table:table-cell>
          <table:table-cell office:value-type="string">
            <text:p>中国人民保险集团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01359</text:p>
          </table:table-cell>
          <table:table-cell office:value-type="float" office:value="1359">
            <text:p>1359</text:p>
          </table:table-cell>
          <table:table-cell office:value-type="string">
            <text:p>中国信达资產管理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01378</text:p>
          </table:table-cell>
          <table:table-cell office:value-type="float" office:value="1378">
            <text:p>1378</text:p>
          </table:table-cell>
          <table:table-cell office:value-type="string">
            <text:p>中国宏桥集团有限公司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01382</text:p>
          </table:table-cell>
          <table:table-cell office:value-type="float" office:value="1382">
            <text:p>1382</text:p>
          </table:table-cell>
          <table:table-cell office:value-type="string">
            <text:p>互太纺织控股有限公司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01387</text:p>
          </table:table-cell>
          <table:table-cell office:value-type="float" office:value="1387">
            <text:p>1387</text:p>
          </table:table-cell>
          <table:table-cell office:value-type="string">
            <text:p>人和商业控股有限公司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01398</text:p>
          </table:table-cell>
          <table:table-cell office:value-type="float" office:value="1398">
            <text:p>1398</text:p>
          </table:table-cell>
          <table:table-cell office:value-type="string">
            <text:p>中国工商银行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01618</text:p>
          </table:table-cell>
          <table:table-cell office:value-type="float" office:value="1618">
            <text:p>1618</text:p>
          </table:table-cell>
          <table:table-cell office:value-type="string">
            <text:p>中国冶金科工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01619</text:p>
          </table:table-cell>
          <table:table-cell office:value-type="float" office:value="1619">
            <text:p>1619</text:p>
          </table:table-cell>
          <table:table-cell office:value-type="string">
            <text:p>天合化工集团有限公司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01638</text:p>
          </table:table-cell>
          <table:table-cell office:value-type="float" office:value="1638">
            <text:p>1638</text:p>
          </table:table-cell>
          <table:table-cell office:value-type="string">
            <text:p>佳兆业集团控股有限公司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01668</text:p>
          </table:table-cell>
          <table:table-cell office:value-type="float" office:value="1668">
            <text:p>1668</text:p>
          </table:table-cell>
          <table:table-cell office:value-type="string">
            <text:p>华南城控股有限公司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01680</text:p>
          </table:table-cell>
          <table:table-cell office:value-type="float" office:value="1680">
            <text:p>1680</text:p>
          </table:table-cell>
          <table:table-cell office:value-type="string">
            <text:p>澳门励骏创建有限公司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01728</text:p>
          </table:table-cell>
          <table:table-cell office:value-type="float" office:value="1728">
            <text:p>1728</text:p>
          </table:table-cell>
          <table:table-cell office:value-type="string">
            <text:p>中国正通汽车服务控股有限公司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01766</text:p>
          </table:table-cell>
          <table:table-cell office:value-type="float" office:value="1766">
            <text:p>1766</text:p>
          </table:table-cell>
          <table:table-cell office:value-type="string">
            <text:p>中国南车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01800</text:p>
          </table:table-cell>
          <table:table-cell office:value-type="float" office:value="1800">
            <text:p>1800</text:p>
          </table:table-cell>
          <table:table-cell office:value-type="string">
            <text:p>中国交通建设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01813</text:p>
          </table:table-cell>
          <table:table-cell office:value-type="float" office:value="1813">
            <text:p>1813</text:p>
          </table:table-cell>
          <table:table-cell office:value-type="string">
            <text:p>合景泰富地產控股有限公司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01828</text:p>
          </table:table-cell>
          <table:table-cell office:value-type="float" office:value="1828">
            <text:p>1828</text:p>
          </table:table-cell>
          <table:table-cell office:value-type="string">
            <text:p>大昌行集团有限公司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01833</text:p>
          </table:table-cell>
          <table:table-cell office:value-type="float" office:value="1833">
            <text:p>1833</text:p>
          </table:table-cell>
          <table:table-cell office:value-type="string">
            <text:p>银泰商业(集团)有限公司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01880</text:p>
          </table:table-cell>
          <table:table-cell office:value-type="float" office:value="1880">
            <text:p>1880</text:p>
          </table:table-cell>
          <table:table-cell office:value-type="string">
            <text:p>百丽国际控股有限公司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01882</text:p>
          </table:table-cell>
          <table:table-cell office:value-type="float" office:value="1882">
            <text:p>1882</text:p>
          </table:table-cell>
          <table:table-cell office:value-type="string">
            <text:p>海天国际控股有限公司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01888</text:p>
          </table:table-cell>
          <table:table-cell office:value-type="float" office:value="1888">
            <text:p>1888</text:p>
          </table:table-cell>
          <table:table-cell office:value-type="string">
            <text:p>建滔积层板控股有限公司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01898</text:p>
          </table:table-cell>
          <table:table-cell office:value-type="float" office:value="1898">
            <text:p>1898</text:p>
          </table:table-cell>
          <table:table-cell office:value-type="string">
            <text:p>中国中煤能源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01918</text:p>
          </table:table-cell>
          <table:table-cell office:value-type="float" office:value="1918">
            <text:p>1918</text:p>
          </table:table-cell>
          <table:table-cell office:value-type="string">
            <text:p>融创中国控股有限公司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01919</text:p>
          </table:table-cell>
          <table:table-cell office:value-type="float" office:value="1919">
            <text:p>1919</text:p>
          </table:table-cell>
          <table:table-cell office:value-type="string">
            <text:p>中国远洋控股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01928</text:p>
          </table:table-cell>
          <table:table-cell office:value-type="float" office:value="1928">
            <text:p>1928</text:p>
          </table:table-cell>
          <table:table-cell office:value-type="string">
            <text:p>金沙中国有限公司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01929</text:p>
          </table:table-cell>
          <table:table-cell office:value-type="float" office:value="1929">
            <text:p>1929</text:p>
          </table:table-cell>
          <table:table-cell office:value-type="string">
            <text:p>周大福珠宝集团有限公司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01972</text:p>
          </table:table-cell>
          <table:table-cell office:value-type="float" office:value="1972">
            <text:p>1972</text:p>
          </table:table-cell>
          <table:table-cell office:value-type="string">
            <text:p>太古地產有限公司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01988</text:p>
          </table:table-cell>
          <table:table-cell office:value-type="float" office:value="1988">
            <text:p>1988</text:p>
          </table:table-cell>
          <table:table-cell office:value-type="string">
            <text:p>中国民生银行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01999</text:p>
          </table:table-cell>
          <table:table-cell office:value-type="float" office:value="1999">
            <text:p>1999</text:p>
          </table:table-cell>
          <table:table-cell office:value-type="string">
            <text:p>敏华控股有限公司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02007</text:p>
          </table:table-cell>
          <table:table-cell office:value-type="float" office:value="2007">
            <text:p>2007</text:p>
          </table:table-cell>
          <table:table-cell office:value-type="string">
            <text:p>碧桂园控股有限公司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02008</text:p>
          </table:table-cell>
          <table:table-cell office:value-type="float" office:value="2008">
            <text:p>2008</text:p>
          </table:table-cell>
          <table:table-cell office:value-type="string">
            <text:p>凤凰卫视控股有限公司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02009</text:p>
          </table:table-cell>
          <table:table-cell office:value-type="float" office:value="2009">
            <text:p>2009</text:p>
          </table:table-cell>
          <table:table-cell office:value-type="string">
            <text:p>北京金隅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02018</text:p>
          </table:table-cell>
          <table:table-cell office:value-type="float" office:value="2018">
            <text:p>2018</text:p>
          </table:table-cell>
          <table:table-cell office:value-type="string">
            <text:p>瑞声科技控股有限公司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02020</text:p>
          </table:table-cell>
          <table:table-cell office:value-type="float" office:value="2020">
            <text:p>2020</text:p>
          </table:table-cell>
          <table:table-cell office:value-type="string">
            <text:p>安踏体育用品有限公司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02038</text:p>
          </table:table-cell>
          <table:table-cell office:value-type="float" office:value="2038">
            <text:p>2038</text:p>
          </table:table-cell>
          <table:table-cell office:value-type="string">
            <text:p>富智康集团有限公司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02128</text:p>
          </table:table-cell>
          <table:table-cell office:value-type="float" office:value="2128">
            <text:p>2128</text:p>
          </table:table-cell>
          <table:table-cell office:value-type="string">
            <text:p>中国联塑集团控股有限公司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02168</text:p>
          </table:table-cell>
          <table:table-cell office:value-type="float" office:value="2168">
            <text:p>2168</text:p>
          </table:table-cell>
          <table:table-cell office:value-type="string">
            <text:p>盈德气体集团有限公司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02196</text:p>
          </table:table-cell>
          <table:table-cell office:value-type="float" office:value="2196">
            <text:p>2196</text:p>
          </table:table-cell>
          <table:table-cell office:value-type="string">
            <text:p>上海復星医药（集团）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02238</text:p>
          </table:table-cell>
          <table:table-cell office:value-type="float" office:value="2238">
            <text:p>2238</text:p>
          </table:table-cell>
          <table:table-cell office:value-type="string">
            <text:p>广州汽车集团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02282</text:p>
          </table:table-cell>
          <table:table-cell office:value-type="float" office:value="2282">
            <text:p>2282</text:p>
          </table:table-cell>
          <table:table-cell office:value-type="string">
            <text:p>美高梅中国控股有限公司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02313</text:p>
          </table:table-cell>
          <table:table-cell office:value-type="float" office:value="2313">
            <text:p>2313</text:p>
          </table:table-cell>
          <table:table-cell office:value-type="string">
            <text:p>申洲国际集团控股有限公司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02314</text:p>
          </table:table-cell>
          <table:table-cell office:value-type="float" office:value="2314">
            <text:p>2314</text:p>
          </table:table-cell>
          <table:table-cell office:value-type="string">
            <text:p>理文造纸有限公司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02318</text:p>
          </table:table-cell>
          <table:table-cell office:value-type="float" office:value="2318">
            <text:p>2318</text:p>
          </table:table-cell>
          <table:table-cell office:value-type="string">
            <text:p>中国平安保险(集团)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02319</text:p>
          </table:table-cell>
          <table:table-cell office:value-type="float" office:value="2319">
            <text:p>2319</text:p>
          </table:table-cell>
          <table:table-cell office:value-type="string">
            <text:p>中国蒙牛乳业有限公司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02328</text:p>
          </table:table-cell>
          <table:table-cell office:value-type="float" office:value="2328">
            <text:p>2328</text:p>
          </table:table-cell>
          <table:table-cell office:value-type="string">
            <text:p>中国人民财產保险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02333</text:p>
          </table:table-cell>
          <table:table-cell office:value-type="float" office:value="2333">
            <text:p>2333</text:p>
          </table:table-cell>
          <table:table-cell office:value-type="string">
            <text:p>长城汽车股份有限公司-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02356</text:p>
          </table:table-cell>
          <table:table-cell office:value-type="float" office:value="2356">
            <text:p>2356</text:p>
          </table:table-cell>
          <table:table-cell office:value-type="string">
            <text:p>大新银行集团有限公司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02380</text:p>
          </table:table-cell>
          <table:table-cell office:value-type="float" office:value="2380">
            <text:p>2380</text:p>
          </table:table-cell>
          <table:table-cell office:value-type="string">
            <text:p>中国电力国际发展有限公司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02386</text:p>
          </table:table-cell>
          <table:table-cell office:value-type="float" office:value="2386">
            <text:p>2386</text:p>
          </table:table-cell>
          <table:table-cell office:value-type="string">
            <text:p>中石化炼化工程(集团)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02388</text:p>
          </table:table-cell>
          <table:table-cell office:value-type="float" office:value="2388">
            <text:p>2388</text:p>
          </table:table-cell>
          <table:table-cell office:value-type="string">
            <text:p>中银香港(控股)有限公司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02600</text:p>
          </table:table-cell>
          <table:table-cell office:value-type="float" office:value="2600">
            <text:p>2600</text:p>
          </table:table-cell>
          <table:table-cell office:value-type="string">
            <text:p>中国铝业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02601</text:p>
          </table:table-cell>
          <table:table-cell office:value-type="float" office:value="2601">
            <text:p>2601</text:p>
          </table:table-cell>
          <table:table-cell office:value-type="string">
            <text:p>中国太平洋保险(601601,股吧)(集团)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02607</text:p>
          </table:table-cell>
          <table:table-cell office:value-type="float" office:value="2607">
            <text:p>2607</text:p>
          </table:table-cell>
          <table:table-cell office:value-type="string">
            <text:p>上海医药集团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02628</text:p>
          </table:table-cell>
          <table:table-cell office:value-type="float" office:value="2628">
            <text:p>2628</text:p>
          </table:table-cell>
          <table:table-cell office:value-type="string">
            <text:p>中国人寿保险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02688</text:p>
          </table:table-cell>
          <table:table-cell office:value-type="float" office:value="2688">
            <text:p>2688</text:p>
          </table:table-cell>
          <table:table-cell office:value-type="string">
            <text:p>新奥能源控股有限公司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02689</text:p>
          </table:table-cell>
          <table:table-cell office:value-type="float" office:value="2689">
            <text:p>2689</text:p>
          </table:table-cell>
          <table:table-cell office:value-type="string">
            <text:p>玖龙纸业(控股)有限公司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02727</text:p>
          </table:table-cell>
          <table:table-cell office:value-type="float" office:value="2727">
            <text:p>2727</text:p>
          </table:table-cell>
          <table:table-cell office:value-type="string">
            <text:p>上海电气集团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02777</text:p>
          </table:table-cell>
          <table:table-cell office:value-type="float" office:value="2777">
            <text:p>2777</text:p>
          </table:table-cell>
          <table:table-cell office:value-type="string">
            <text:p>广州富力地產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02866</text:p>
          </table:table-cell>
          <table:table-cell office:value-type="float" office:value="2866">
            <text:p>2866</text:p>
          </table:table-cell>
          <table:table-cell office:value-type="string">
            <text:p>中海集装箱运输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02877</text:p>
          </table:table-cell>
          <table:table-cell office:value-type="float" office:value="2877">
            <text:p>2877</text:p>
          </table:table-cell>
          <table:table-cell office:value-type="string">
            <text:p>中国神威药业集团有限公司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02880</text:p>
          </table:table-cell>
          <table:table-cell office:value-type="float" office:value="2880">
            <text:p>2880</text:p>
          </table:table-cell>
          <table:table-cell office:value-type="string">
            <text:p>大连港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02883</text:p>
          </table:table-cell>
          <table:table-cell office:value-type="float" office:value="2883">
            <text:p>2883</text:p>
          </table:table-cell>
          <table:table-cell office:value-type="string">
            <text:p>中海油田服务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02899</text:p>
          </table:table-cell>
          <table:table-cell office:value-type="float" office:value="2899">
            <text:p>2899</text:p>
          </table:table-cell>
          <table:table-cell office:value-type="string">
            <text:p>紫金矿业集团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03308</text:p>
          </table:table-cell>
          <table:table-cell office:value-type="float" office:value="3308">
            <text:p>3308</text:p>
          </table:table-cell>
          <table:table-cell office:value-type="string">
            <text:p>金鹰商贸集团有限公司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03311</text:p>
          </table:table-cell>
          <table:table-cell office:value-type="float" office:value="3311">
            <text:p>3311</text:p>
          </table:table-cell>
          <table:table-cell office:value-type="string">
            <text:p>中国建筑国际集团有限公司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03323</text:p>
          </table:table-cell>
          <table:table-cell office:value-type="float" office:value="3323">
            <text:p>3323</text:p>
          </table:table-cell>
          <table:table-cell office:value-type="string">
            <text:p>中国建材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03328</text:p>
          </table:table-cell>
          <table:table-cell office:value-type="float" office:value="3328">
            <text:p>3328</text:p>
          </table:table-cell>
          <table:table-cell office:value-type="string">
            <text:p>交通银行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03333</text:p>
          </table:table-cell>
          <table:table-cell office:value-type="float" office:value="3333">
            <text:p>3333</text:p>
          </table:table-cell>
          <table:table-cell office:value-type="string">
            <text:p>恒大地產集团有限公司</text:p>
          </table:table-cell>
          <table:table-cell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03360</text:p>
          </table:table-cell>
          <table:table-cell office:value-type="float" office:value="3360">
            <text:p>3360</text:p>
          </table:table-cell>
          <table:table-cell office:value-type="string">
            <text:p>远东宏信有限公司</text:p>
          </table:table-cell>
          <table:table-cell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03368</text:p>
          </table:table-cell>
          <table:table-cell office:value-type="float" office:value="3368">
            <text:p>3368</text:p>
          </table:table-cell>
          <table:table-cell office:value-type="string">
            <text:p>百盛商业集团有限公司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03377</text:p>
          </table:table-cell>
          <table:table-cell office:value-type="float" office:value="3377">
            <text:p>3377</text:p>
          </table:table-cell>
          <table:table-cell office:value-type="string">
            <text:p>远洋地產控股有限公司</text:p>
          </table:table-cell>
          <table:table-cell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03380</text:p>
          </table:table-cell>
          <table:table-cell office:value-type="float" office:value="3380">
            <text:p>3380</text:p>
          </table:table-cell>
          <table:table-cell office:value-type="string">
            <text:p>龙光地產控股有限公司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03383</text:p>
          </table:table-cell>
          <table:table-cell office:value-type="float" office:value="3383">
            <text:p>3383</text:p>
          </table:table-cell>
          <table:table-cell office:value-type="string">
            <text:p>雅居乐地產控股有限公司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03389</text:p>
          </table:table-cell>
          <table:table-cell office:value-type="float" office:value="3389">
            <text:p>3389</text:p>
          </table:table-cell>
          <table:table-cell office:value-type="string">
            <text:p>亨得利控股有限公司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03618</text:p>
          </table:table-cell>
          <table:table-cell office:value-type="float" office:value="3618">
            <text:p>3618</text:p>
          </table:table-cell>
          <table:table-cell office:value-type="string">
            <text:p>重庆农村商业银行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03800</text:p>
          </table:table-cell>
          <table:table-cell office:value-type="float" office:value="3800">
            <text:p>3800</text:p>
          </table:table-cell>
          <table:table-cell office:value-type="string">
            <text:p>保利协鑫能源控股有限公司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03808</text:p>
          </table:table-cell>
          <table:table-cell office:value-type="float" office:value="3808">
            <text:p>3808</text:p>
          </table:table-cell>
          <table:table-cell office:value-type="string">
            <text:p>中国重汽(香港)有限公司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03888</text:p>
          </table:table-cell>
          <table:table-cell office:value-type="float" office:value="3888">
            <text:p>3888</text:p>
          </table:table-cell>
          <table:table-cell office:value-type="string">
            <text:p>金山软件有限公司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03898</text:p>
          </table:table-cell>
          <table:table-cell office:value-type="float" office:value="3898">
            <text:p>3898</text:p>
          </table:table-cell>
          <table:table-cell office:value-type="string">
            <text:p>株洲南车时代电气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03899</text:p>
          </table:table-cell>
          <table:table-cell office:value-type="float" office:value="3899">
            <text:p>3899</text:p>
          </table:table-cell>
          <table:table-cell office:value-type="string">
            <text:p>中集安瑞科控股有限公司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03900</text:p>
          </table:table-cell>
          <table:table-cell office:value-type="float" office:value="3900">
            <text:p>3900</text:p>
          </table:table-cell>
          <table:table-cell office:value-type="string">
            <text:p>绿城中国控股有限公司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03968</text:p>
          </table:table-cell>
          <table:table-cell office:value-type="float" office:value="3968">
            <text:p>3968</text:p>
          </table:table-cell>
          <table:table-cell office:value-type="string">
            <text:p>招商银行股份有限公司-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03988</text:p>
          </table:table-cell>
          <table:table-cell office:value-type="float" office:value="3988">
            <text:p>3988</text:p>
          </table:table-cell>
          <table:table-cell office:value-type="string">
            <text:p>中国银行股份有限公司-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03993</text:p>
          </table:table-cell>
          <table:table-cell office:value-type="float" office:value="3993">
            <text:p>3993</text:p>
          </table:table-cell>
          <table:table-cell office:value-type="string">
            <text:p>洛阳欒川鉬业集团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03998</text:p>
          </table:table-cell>
          <table:table-cell office:value-type="float" office:value="3998">
            <text:p>3998</text:p>
          </table:table-cell>
          <table:table-cell office:value-type="string">
            <text:p>波司登国际控股有限公司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06030</text:p>
          </table:table-cell>
          <table:table-cell office:value-type="float" office:value="6030">
            <text:p>6030</text:p>
          </table:table-cell>
          <table:table-cell office:value-type="string">
            <text:p>中信証券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06199</text:p>
          </table:table-cell>
          <table:table-cell office:value-type="float" office:value="6199">
            <text:p>6199</text:p>
          </table:table-cell>
          <table:table-cell office:value-type="string">
            <text:p>中国北车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06808</text:p>
          </table:table-cell>
          <table:table-cell office:value-type="float" office:value="6808">
            <text:p>6808</text:p>
          </table:table-cell>
          <table:table-cell office:value-type="string">
            <text:p>高鑫零售有限公司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06818</text:p>
          </table:table-cell>
          <table:table-cell office:value-type="float" office:value="6818">
            <text:p>6818</text:p>
          </table:table-cell>
          <table:table-cell office:value-type="string">
            <text:p>中国光大银行股份有限公司</text:p>
          </table:table-cell>
          <table:table-cell office:value-type="string">
            <text:p>H股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06837</text:p>
          </table:table-cell>
          <table:table-cell office:value-type="float" office:value="6837">
            <text:p>6837</text:p>
          </table:table-cell>
          <table:table-cell office:value-type="string">
            <text:p>海通証券股份有限公司</text:p>
          </table:table-cell>
          <table:table-cell office:value-type="string">
            <text:p>H股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06863</text:p>
          </table:table-cell>
          <table:table-cell office:value-type="float" office:value="6863">
            <text:p>6863</text:p>
          </table:table-cell>
          <table:table-cell office:value-type="string">
            <text:p>中国辉山乳业控股有限公司</text:p>
          </table:table-cell>
          <table:table-cell/>
        </table:table-row>
        <table:table-row table:style-name="ro2" table:number-rows-repeated="104830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" table:style-name="ta1" table:print="false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>
            <text:p>股份编号</text:p>
          </table:table-cell>
          <table:table-cell office:value-type="string">
            <text:p>股票代码</text:p>
          </table:table-cell>
          <table:table-cell/>
          <table:table-cell office:value-type="string">
            <text:p>股票名称</text:p>
          </table:table-cell>
          <table:table-cell/>
        </table:table-row>
        <table:table-row table:style-name="ro1">
          <table:table-cell office:value-type="string">
            <text:p>　　1</text:p>
          </table:table-cell>
          <table:table-cell office:value-type="float" office:value="600000">
            <text:p>600000</text:p>
          </table:table-cell>
          <table:table-cell office:value-type="float" office:value="90000">
            <text:p>90000</text:p>
          </table:table-cell>
          <table:table-cell office:value-type="string">
            <text:p>浦发银行(600000,股吧)1</text:p>
          </table:table-cell>
          <table:table-cell/>
        </table:table-row>
        <table:table-row table:style-name="ro1">
          <table:table-cell office:value-type="string">
            <text:p>　　2</text:p>
          </table:table-cell>
          <table:table-cell office:value-type="float" office:value="600004">
            <text:p>600004</text:p>
          </table:table-cell>
          <table:table-cell office:value-type="float" office:value="90004">
            <text:p>90004</text:p>
          </table:table-cell>
          <table:table-cell office:value-type="string">
            <text:p>白云机场(600004,股吧)1</text:p>
          </table:table-cell>
          <table:table-cell/>
        </table:table-row>
        <table:table-row table:style-name="ro1">
          <table:table-cell office:value-type="string">
            <text:p>　　3</text:p>
          </table:table-cell>
          <table:table-cell office:value-type="float" office:value="600005">
            <text:p>600005</text:p>
          </table:table-cell>
          <table:table-cell office:value-type="float" office:value="90005">
            <text:p>90005</text:p>
          </table:table-cell>
          <table:table-cell office:value-type="string">
            <text:p>武钢股份(600005,股吧)1</text:p>
          </table:table-cell>
          <table:table-cell/>
        </table:table-row>
        <table:table-row table:style-name="ro1">
          <table:table-cell office:value-type="string">
            <text:p>　　4</text:p>
          </table:table-cell>
          <table:table-cell office:value-type="float" office:value="600007">
            <text:p>600007</text:p>
          </table:table-cell>
          <table:table-cell office:value-type="float" office:value="90007">
            <text:p>90007</text:p>
          </table:table-cell>
          <table:table-cell office:value-type="string">
            <text:p>中国国贸(600007,股吧)1</text:p>
          </table:table-cell>
          <table:table-cell/>
        </table:table-row>
        <table:table-row table:style-name="ro1">
          <table:table-cell office:value-type="string">
            <text:p>　　5</text:p>
          </table:table-cell>
          <table:table-cell office:value-type="float" office:value="600008">
            <text:p>600008</text:p>
          </table:table-cell>
          <table:table-cell office:value-type="float" office:value="90008">
            <text:p>90008</text:p>
          </table:table-cell>
          <table:table-cell office:value-type="string">
            <text:p>首创股份(600008,股吧)1</text:p>
          </table:table-cell>
          <table:table-cell/>
        </table:table-row>
        <table:table-row table:style-name="ro1">
          <table:table-cell office:value-type="string">
            <text:p>　　6</text:p>
          </table:table-cell>
          <table:table-cell office:value-type="float" office:value="600009">
            <text:p>600009</text:p>
          </table:table-cell>
          <table:table-cell office:value-type="float" office:value="90009">
            <text:p>90009</text:p>
          </table:table-cell>
          <table:table-cell office:value-type="string">
            <text:p>上海机场(600009,股吧)1</text:p>
          </table:table-cell>
          <table:table-cell/>
        </table:table-row>
        <table:table-row table:style-name="ro1">
          <table:table-cell office:value-type="string">
            <text:p>　　7</text:p>
          </table:table-cell>
          <table:table-cell office:value-type="float" office:value="600010">
            <text:p>600010</text:p>
          </table:table-cell>
          <table:table-cell office:value-type="float" office:value="90010">
            <text:p>90010</text:p>
          </table:table-cell>
          <table:table-cell office:value-type="string">
            <text:p>包钢股份(600010,股吧)1</text:p>
          </table:table-cell>
          <table:table-cell/>
        </table:table-row>
        <table:table-row table:style-name="ro1">
          <table:table-cell office:value-type="string">
            <text:p>　　8</text:p>
          </table:table-cell>
          <table:table-cell office:value-type="float" office:value="600011">
            <text:p>600011</text:p>
          </table:table-cell>
          <table:table-cell office:value-type="float" office:value="90011">
            <text:p>90011</text:p>
          </table:table-cell>
          <table:table-cell office:value-type="string">
            <text:p>华能国际(600011,股吧)1</text:p>
          </table:table-cell>
          <table:table-cell/>
        </table:table-row>
        <table:table-row table:style-name="ro1">
          <table:table-cell office:value-type="string">
            <text:p>　　9</text:p>
          </table:table-cell>
          <table:table-cell office:value-type="float" office:value="600012">
            <text:p>600012</text:p>
          </table:table-cell>
          <table:table-cell office:value-type="float" office:value="90012">
            <text:p>90012</text:p>
          </table:table-cell>
          <table:table-cell office:value-type="string">
            <text:p>皖通高速(600012,股吧)1</text:p>
          </table:table-cell>
          <table:table-cell/>
        </table:table-row>
        <table:table-row table:style-name="ro1">
          <table:table-cell office:value-type="string">
            <text:p>　　10</text:p>
          </table:table-cell>
          <table:table-cell office:value-type="float" office:value="600015">
            <text:p>600015</text:p>
          </table:table-cell>
          <table:table-cell office:value-type="float" office:value="90015">
            <text:p>90015</text:p>
          </table:table-cell>
          <table:table-cell office:value-type="string">
            <text:p>华夏银行(600015,股吧)1</text:p>
          </table:table-cell>
          <table:table-cell/>
        </table:table-row>
        <table:table-row table:style-name="ro1">
          <table:table-cell office:value-type="string">
            <text:p>　　11</text:p>
          </table:table-cell>
          <table:table-cell office:value-type="float" office:value="600016">
            <text:p>600016</text:p>
          </table:table-cell>
          <table:table-cell office:value-type="float" office:value="90016">
            <text:p>90016</text:p>
          </table:table-cell>
          <table:table-cell office:value-type="string">
            <text:p>民生银行(600016,股吧)1</text:p>
          </table:table-cell>
          <table:table-cell/>
        </table:table-row>
        <table:table-row table:style-name="ro1">
          <table:table-cell office:value-type="string">
            <text:p>　　12</text:p>
          </table:table-cell>
          <table:table-cell office:value-type="float" office:value="600017">
            <text:p>600017</text:p>
          </table:table-cell>
          <table:table-cell office:value-type="float" office:value="90017">
            <text:p>90017</text:p>
          </table:table-cell>
          <table:table-cell office:value-type="string">
            <text:p>日照港(600017,股吧)1</text:p>
          </table:table-cell>
          <table:table-cell/>
        </table:table-row>
        <table:table-row table:style-name="ro1">
          <table:table-cell office:value-type="string">
            <text:p>　　13</text:p>
          </table:table-cell>
          <table:table-cell office:value-type="float" office:value="600018">
            <text:p>600018</text:p>
          </table:table-cell>
          <table:table-cell office:value-type="float" office:value="90018">
            <text:p>90018</text:p>
          </table:table-cell>
          <table:table-cell office:value-type="string">
            <text:p>上港集团(600018,股吧)1</text:p>
          </table:table-cell>
          <table:table-cell/>
        </table:table-row>
        <table:table-row table:style-name="ro1">
          <table:table-cell office:value-type="string">
            <text:p>　　14</text:p>
          </table:table-cell>
          <table:table-cell office:value-type="float" office:value="600019">
            <text:p>600019</text:p>
          </table:table-cell>
          <table:table-cell office:value-type="float" office:value="90019">
            <text:p>90019</text:p>
          </table:table-cell>
          <table:table-cell office:value-type="string">
            <text:p>宝钢股份(600019,股吧)1</text:p>
          </table:table-cell>
          <table:table-cell/>
        </table:table-row>
        <table:table-row table:style-name="ro1">
          <table:table-cell office:value-type="string">
            <text:p>　　15</text:p>
          </table:table-cell>
          <table:table-cell office:value-type="float" office:value="600020">
            <text:p>600020</text:p>
          </table:table-cell>
          <table:table-cell office:value-type="float" office:value="90020">
            <text:p>90020</text:p>
          </table:table-cell>
          <table:table-cell office:value-type="string">
            <text:p>中原高速(600020,股吧)1</text:p>
          </table:table-cell>
          <table:table-cell/>
        </table:table-row>
        <table:table-row table:style-name="ro1">
          <table:table-cell office:value-type="string">
            <text:p>　　16</text:p>
          </table:table-cell>
          <table:table-cell office:value-type="float" office:value="600021">
            <text:p>600021</text:p>
          </table:table-cell>
          <table:table-cell office:value-type="float" office:value="90021">
            <text:p>90021</text:p>
          </table:table-cell>
          <table:table-cell office:value-type="string">
            <text:p>上海电力(600021,股吧)1</text:p>
          </table:table-cell>
          <table:table-cell/>
        </table:table-row>
        <table:table-row table:style-name="ro1">
          <table:table-cell office:value-type="string">
            <text:p>　　17</text:p>
          </table:table-cell>
          <table:table-cell office:value-type="float" office:value="600023">
            <text:p>600023</text:p>
          </table:table-cell>
          <table:table-cell office:value-type="float" office:value="90023">
            <text:p>90023</text:p>
          </table:table-cell>
          <table:table-cell office:value-type="string">
            <text:p>浙能电力(600023,股吧)1</text:p>
          </table:table-cell>
          <table:table-cell/>
        </table:table-row>
        <table:table-row table:style-name="ro1">
          <table:table-cell office:value-type="string">
            <text:p>　　18</text:p>
          </table:table-cell>
          <table:table-cell office:value-type="float" office:value="600026">
            <text:p>600026</text:p>
          </table:table-cell>
          <table:table-cell office:value-type="float" office:value="90026">
            <text:p>90026</text:p>
          </table:table-cell>
          <table:table-cell office:value-type="string">
            <text:p>中海发展1</text:p>
          </table:table-cell>
          <table:table-cell/>
        </table:table-row>
        <table:table-row table:style-name="ro1">
          <table:table-cell office:value-type="string">
            <text:p>　　19</text:p>
          </table:table-cell>
          <table:table-cell office:value-type="float" office:value="600027">
            <text:p>600027</text:p>
          </table:table-cell>
          <table:table-cell office:value-type="float" office:value="90027">
            <text:p>90027</text:p>
          </table:table-cell>
          <table:table-cell office:value-type="string">
            <text:p>华电国际1</text:p>
          </table:table-cell>
          <table:table-cell/>
        </table:table-row>
        <table:table-row table:style-name="ro1">
          <table:table-cell office:value-type="string">
            <text:p>　　20</text:p>
          </table:table-cell>
          <table:table-cell office:value-type="float" office:value="600028">
            <text:p>600028</text:p>
          </table:table-cell>
          <table:table-cell office:value-type="float" office:value="90028">
            <text:p>90028</text:p>
          </table:table-cell>
          <table:table-cell office:value-type="string">
            <text:p>中国石化1</text:p>
          </table:table-cell>
          <table:table-cell/>
        </table:table-row>
        <table:table-row table:style-name="ro1">
          <table:table-cell office:value-type="string">
            <text:p>　　21</text:p>
          </table:table-cell>
          <table:table-cell office:value-type="float" office:value="600029">
            <text:p>600029</text:p>
          </table:table-cell>
          <table:table-cell office:value-type="float" office:value="90029">
            <text:p>90029</text:p>
          </table:table-cell>
          <table:table-cell office:value-type="string">
            <text:p>南方航空1</text:p>
          </table:table-cell>
          <table:table-cell/>
        </table:table-row>
        <table:table-row table:style-name="ro1">
          <table:table-cell office:value-type="string">
            <text:p>　　22</text:p>
          </table:table-cell>
          <table:table-cell office:value-type="float" office:value="600030">
            <text:p>600030</text:p>
          </table:table-cell>
          <table:table-cell office:value-type="float" office:value="90030">
            <text:p>90030</text:p>
          </table:table-cell>
          <table:table-cell office:value-type="string">
            <text:p>中信证券(600030,股吧)1</text:p>
          </table:table-cell>
          <table:table-cell/>
        </table:table-row>
        <table:table-row table:style-name="ro1">
          <table:table-cell office:value-type="string">
            <text:p>　　23</text:p>
          </table:table-cell>
          <table:table-cell office:value-type="float" office:value="600031">
            <text:p>600031</text:p>
          </table:table-cell>
          <table:table-cell office:value-type="float" office:value="90031">
            <text:p>90031</text:p>
          </table:table-cell>
          <table:table-cell office:value-type="string">
            <text:p>三一重工(600031,股吧)1</text:p>
          </table:table-cell>
          <table:table-cell/>
        </table:table-row>
        <table:table-row table:style-name="ro1">
          <table:table-cell office:value-type="string">
            <text:p>　　24</text:p>
          </table:table-cell>
          <table:table-cell office:value-type="float" office:value="600033">
            <text:p>600033</text:p>
          </table:table-cell>
          <table:table-cell office:value-type="float" office:value="90033">
            <text:p>90033</text:p>
          </table:table-cell>
          <table:table-cell office:value-type="string">
            <text:p>福建高速(600033,股吧)1</text:p>
          </table:table-cell>
          <table:table-cell/>
        </table:table-row>
        <table:table-row table:style-name="ro1">
          <table:table-cell office:value-type="string">
            <text:p>　　25</text:p>
          </table:table-cell>
          <table:table-cell office:value-type="float" office:value="600036">
            <text:p>600036</text:p>
          </table:table-cell>
          <table:table-cell office:value-type="float" office:value="90036">
            <text:p>90036</text:p>
          </table:table-cell>
          <table:table-cell office:value-type="string">
            <text:p>招商银行1</text:p>
          </table:table-cell>
          <table:table-cell/>
        </table:table-row>
        <table:table-row table:style-name="ro1">
          <table:table-cell office:value-type="string">
            <text:p>　　26</text:p>
          </table:table-cell>
          <table:table-cell office:value-type="float" office:value="600037">
            <text:p>600037</text:p>
          </table:table-cell>
          <table:table-cell office:value-type="float" office:value="90037">
            <text:p>90037</text:p>
          </table:table-cell>
          <table:table-cell office:value-type="string">
            <text:p>歌华有綫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7</text:p>
          </table:table-cell>
          <table:table-cell office:value-type="float" office:value="600038">
            <text:p>600038</text:p>
          </table:table-cell>
          <table:table-cell office:value-type="float" office:value="90038">
            <text:p>90038</text:p>
          </table:table-cell>
          <table:table-cell office:value-type="string">
            <text:p>哈飞股份(600038,股吧)1</text:p>
          </table:table-cell>
          <table:table-cell/>
        </table:table-row>
        <table:table-row table:style-name="ro1">
          <table:table-cell office:value-type="string">
            <text:p>　　28</text:p>
          </table:table-cell>
          <table:table-cell office:value-type="float" office:value="600039">
            <text:p>600039</text:p>
          </table:table-cell>
          <table:table-cell office:value-type="float" office:value="90039">
            <text:p>90039</text:p>
          </table:table-cell>
          <table:table-cell office:value-type="string">
            <text:p>四川路桥(600039,股吧)1</text:p>
          </table:table-cell>
          <table:table-cell/>
        </table:table-row>
        <table:table-row table:style-name="ro1">
          <table:table-cell office:value-type="string">
            <text:p>　　29</text:p>
          </table:table-cell>
          <table:table-cell office:value-type="float" office:value="600048">
            <text:p>600048</text:p>
          </table:table-cell>
          <table:table-cell office:value-type="float" office:value="90048">
            <text:p>90048</text:p>
          </table:table-cell>
          <table:table-cell office:value-type="string">
            <text:p>保利地产(600048,股吧)1</text:p>
          </table:table-cell>
          <table:table-cell/>
        </table:table-row>
        <table:table-row table:style-name="ro1">
          <table:table-cell office:value-type="string">
            <text:p>　　30</text:p>
          </table:table-cell>
          <table:table-cell office:value-type="float" office:value="600050">
            <text:p>600050</text:p>
          </table:table-cell>
          <table:table-cell office:value-type="float" office:value="90050">
            <text:p>90050</text:p>
          </table:table-cell>
          <table:table-cell table:number-columns-repeated="2"/>
        </table:table-row>
        <table:table-row table:style-name="ro1">
          <table:table-cell office:value-type="string">
            <text:p>　　31</text:p>
          </table:table-cell>
          <table:table-cell office:value-type="float" office:value="600054">
            <text:p>600054</text:p>
          </table:table-cell>
          <table:table-cell office:value-type="float" office:value="90054">
            <text:p>90054</text:p>
          </table:table-cell>
          <table:table-cell office:value-type="string">
            <text:p>中国联通1</text:p>
          </table:table-cell>
          <table:table-cell/>
        </table:table-row>
        <table:table-row table:style-name="ro1">
          <table:table-cell office:value-type="string">
            <text:p>　　32</text:p>
          </table:table-cell>
          <table:table-cell office:value-type="float" office:value="600056">
            <text:p>600056</text:p>
          </table:table-cell>
          <table:table-cell office:value-type="float" office:value="90056">
            <text:p>90056</text:p>
          </table:table-cell>
          <table:table-cell office:value-type="string">
            <text:p>黄山旅游(600054,股吧)1</text:p>
          </table:table-cell>
          <table:table-cell/>
        </table:table-row>
        <table:table-row table:style-name="ro1">
          <table:table-cell office:value-type="string">
            <text:p>　　33</text:p>
          </table:table-cell>
          <table:table-cell office:value-type="float" office:value="600058">
            <text:p>600058</text:p>
          </table:table-cell>
          <table:table-cell office:value-type="float" office:value="90058">
            <text:p>90058</text:p>
          </table:table-cell>
          <table:table-cell office:value-type="string">
            <text:p>五矿发展(600058,股吧)1</text:p>
          </table:table-cell>
          <table:table-cell/>
        </table:table-row>
        <table:table-row table:style-name="ro1">
          <table:table-cell office:value-type="string">
            <text:p>　　34</text:p>
          </table:table-cell>
          <table:table-cell office:value-type="float" office:value="600059">
            <text:p>600059</text:p>
          </table:table-cell>
          <table:table-cell office:value-type="float" office:value="90059">
            <text:p>90059</text:p>
          </table:table-cell>
          <table:table-cell office:value-type="string">
            <text:p>古越龙山(600059,股吧)1</text:p>
          </table:table-cell>
          <table:table-cell/>
        </table:table-row>
        <table:table-row table:style-name="ro1">
          <table:table-cell office:value-type="string">
            <text:p>　　35</text:p>
          </table:table-cell>
          <table:table-cell office:value-type="float" office:value="600060">
            <text:p>600060</text:p>
          </table:table-cell>
          <table:table-cell office:value-type="float" office:value="90060">
            <text:p>90060</text:p>
          </table:table-cell>
          <table:table-cell office:value-type="string">
            <text:p>海信电器(600060,股吧)1</text:p>
          </table:table-cell>
          <table:table-cell/>
        </table:table-row>
        <table:table-row table:style-name="ro1">
          <table:table-cell office:value-type="string">
            <text:p>　　36</text:p>
          </table:table-cell>
          <table:table-cell office:value-type="float" office:value="600062">
            <text:p>600062</text:p>
          </table:table-cell>
          <table:table-cell office:value-type="float" office:value="90062">
            <text:p>90062</text:p>
          </table:table-cell>
          <table:table-cell office:value-type="string">
            <text:p>华润双鹤(600062,股吧)1</text:p>
          </table:table-cell>
          <table:table-cell/>
        </table:table-row>
        <table:table-row table:style-name="ro1">
          <table:table-cell office:value-type="string">
            <text:p>　　37</text:p>
          </table:table-cell>
          <table:table-cell office:value-type="float" office:value="600064">
            <text:p>600064</text:p>
          </table:table-cell>
          <table:table-cell office:value-type="float" office:value="90064">
            <text:p>90064</text:p>
          </table:table-cell>
          <table:table-cell office:value-type="string">
            <text:p>南京高科(600064,股吧)1</text:p>
          </table:table-cell>
          <table:table-cell/>
        </table:table-row>
        <table:table-row table:style-name="ro1">
          <table:table-cell office:value-type="string">
            <text:p>　　38</text:p>
          </table:table-cell>
          <table:table-cell office:value-type="float" office:value="600066">
            <text:p>600066</text:p>
          </table:table-cell>
          <table:table-cell office:value-type="float" office:value="90066">
            <text:p>90066</text:p>
          </table:table-cell>
          <table:table-cell office:value-type="string">
            <text:p>宇通客车(600066,股吧)1</text:p>
          </table:table-cell>
          <table:table-cell/>
        </table:table-row>
        <table:table-row table:style-name="ro1">
          <table:table-cell office:value-type="string">
            <text:p>　　39</text:p>
          </table:table-cell>
          <table:table-cell office:value-type="float" office:value="600067">
            <text:p>600067</text:p>
          </table:table-cell>
          <table:table-cell office:value-type="float" office:value="90067">
            <text:p>90067</text:p>
          </table:table-cell>
          <table:table-cell office:value-type="string">
            <text:p>冠城大通(600067,股吧)1</text:p>
          </table:table-cell>
          <table:table-cell/>
        </table:table-row>
        <table:table-row table:style-name="ro1">
          <table:table-cell office:value-type="string">
            <text:p>　　40</text:p>
          </table:table-cell>
          <table:table-cell office:value-type="float" office:value="600068">
            <text:p>600068</text:p>
          </table:table-cell>
          <table:table-cell office:value-type="float" office:value="90068">
            <text:p>90068</text:p>
          </table:table-cell>
          <table:table-cell office:value-type="string">
            <text:p>葛洲坝(600068,股吧)1</text:p>
          </table:table-cell>
          <table:table-cell/>
        </table:table-row>
        <table:table-row table:style-name="ro1">
          <table:table-cell office:value-type="string">
            <text:p>　　41</text:p>
          </table:table-cell>
          <table:table-cell office:value-type="float" office:value="600073">
            <text:p>600073</text:p>
          </table:table-cell>
          <table:table-cell office:value-type="float" office:value="90073">
            <text:p>90073</text:p>
          </table:table-cell>
          <table:table-cell office:value-type="string">
            <text:p>上海梅林(600073,股吧)1</text:p>
          </table:table-cell>
          <table:table-cell/>
        </table:table-row>
        <table:table-row table:style-name="ro1">
          <table:table-cell office:value-type="string">
            <text:p>　　42</text:p>
          </table:table-cell>
          <table:table-cell office:value-type="float" office:value="600078">
            <text:p>600078</text:p>
          </table:table-cell>
          <table:table-cell office:value-type="float" office:value="90078">
            <text:p>90078</text:p>
          </table:table-cell>
          <table:table-cell office:value-type="string">
            <text:p>澄星股份(600078,股吧)1</text:p>
          </table:table-cell>
          <table:table-cell/>
        </table:table-row>
        <table:table-row table:style-name="ro1">
          <table:table-cell office:value-type="string">
            <text:p>　　43</text:p>
          </table:table-cell>
          <table:table-cell office:value-type="float" office:value="600079">
            <text:p>600079</text:p>
          </table:table-cell>
          <table:table-cell office:value-type="float" office:value="90079">
            <text:p>90079</text:p>
          </table:table-cell>
          <table:table-cell office:value-type="string">
            <text:p>人福医药(600079,股吧)1</text:p>
          </table:table-cell>
          <table:table-cell/>
        </table:table-row>
        <table:table-row table:style-name="ro1">
          <table:table-cell office:value-type="string">
            <text:p>　　44</text:p>
          </table:table-cell>
          <table:table-cell office:value-type="float" office:value="600080">
            <text:p>600080</text:p>
          </table:table-cell>
          <table:table-cell office:value-type="float" office:value="90080">
            <text:p>90080</text:p>
          </table:table-cell>
          <table:table-cell office:value-type="string">
            <text:p>金花股份(600080,股吧)1</text:p>
          </table:table-cell>
          <table:table-cell/>
        </table:table-row>
        <table:table-row table:style-name="ro1">
          <table:table-cell office:value-type="string">
            <text:p>　　45</text:p>
          </table:table-cell>
          <table:table-cell office:value-type="float" office:value="600081">
            <text:p>600081</text:p>
          </table:table-cell>
          <table:table-cell office:value-type="float" office:value="90081">
            <text:p>90081</text:p>
          </table:table-cell>
          <table:table-cell office:value-type="string">
            <text:p>东风科技(600081,股吧)1</text:p>
          </table:table-cell>
          <table:table-cell/>
        </table:table-row>
        <table:table-row table:style-name="ro1">
          <table:table-cell office:value-type="string">
            <text:p>　　46</text:p>
          </table:table-cell>
          <table:table-cell office:value-type="float" office:value="600082">
            <text:p>600082</text:p>
          </table:table-cell>
          <table:table-cell office:value-type="float" office:value="90082">
            <text:p>90082</text:p>
          </table:table-cell>
          <table:table-cell office:value-type="string">
            <text:p>海泰发展(600082,股吧)1</text:p>
          </table:table-cell>
          <table:table-cell/>
        </table:table-row>
        <table:table-row table:style-name="ro1">
          <table:table-cell office:value-type="string">
            <text:p>　　47</text:p>
          </table:table-cell>
          <table:table-cell office:value-type="float" office:value="600085">
            <text:p>600085</text:p>
          </table:table-cell>
          <table:table-cell office:value-type="float" office:value="90085">
            <text:p>90085</text:p>
          </table:table-cell>
          <table:table-cell office:value-type="string">
            <text:p>同仁堂(600085,股吧)1</text:p>
          </table:table-cell>
          <table:table-cell/>
        </table:table-row>
        <table:table-row table:style-name="ro1">
          <table:table-cell office:value-type="string">
            <text:p>　　48</text:p>
          </table:table-cell>
          <table:table-cell office:value-type="float" office:value="600088">
            <text:p>600088</text:p>
          </table:table-cell>
          <table:table-cell office:value-type="float" office:value="90088">
            <text:p>90088</text:p>
          </table:table-cell>
          <table:table-cell office:value-type="string">
            <text:p>中视传媒(600088,股吧)1</text:p>
          </table:table-cell>
          <table:table-cell/>
        </table:table-row>
        <table:table-row table:style-name="ro1">
          <table:table-cell office:value-type="string">
            <text:p>　　49</text:p>
          </table:table-cell>
          <table:table-cell office:value-type="float" office:value="600089">
            <text:p>600089</text:p>
          </table:table-cell>
          <table:table-cell office:value-type="float" office:value="90089">
            <text:p>90089</text:p>
          </table:table-cell>
          <table:table-cell office:value-type="string">
            <text:p>特变电工(600089,股吧)1</text:p>
          </table:table-cell>
          <table:table-cell/>
        </table:table-row>
        <table:table-row table:style-name="ro1">
          <table:table-cell office:value-type="string">
            <text:p>　　50</text:p>
          </table:table-cell>
          <table:table-cell office:value-type="float" office:value="600094">
            <text:p>600094</text:p>
          </table:table-cell>
          <table:table-cell office:value-type="float" office:value="90094">
            <text:p>90094</text:p>
          </table:table-cell>
          <table:table-cell office:value-type="string">
            <text:p>大名城(600094,股吧)1</text:p>
          </table:table-cell>
          <table:table-cell/>
        </table:table-row>
        <table:table-row table:style-name="ro1">
          <table:table-cell office:value-type="string">
            <text:p>　　51</text:p>
          </table:table-cell>
          <table:table-cell office:value-type="float" office:value="600096">
            <text:p>600096</text:p>
          </table:table-cell>
          <table:table-cell office:value-type="float" office:value="90096">
            <text:p>90096</text:p>
          </table:table-cell>
          <table:table-cell office:value-type="string">
            <text:p>云天化(600096,股吧)1</text:p>
          </table:table-cell>
          <table:table-cell/>
        </table:table-row>
        <table:table-row table:style-name="ro1">
          <table:table-cell office:value-type="string">
            <text:p>　　52</text:p>
          </table:table-cell>
          <table:table-cell office:value-type="float" office:value="600097">
            <text:p>600097</text:p>
          </table:table-cell>
          <table:table-cell office:value-type="float" office:value="90097">
            <text:p>90097</text:p>
          </table:table-cell>
          <table:table-cell office:value-type="string">
            <text:p>开创国际(600097,股吧)1</text:p>
          </table:table-cell>
          <table:table-cell/>
        </table:table-row>
        <table:table-row table:style-name="ro1">
          <table:table-cell office:value-type="string">
            <text:p>　　53</text:p>
          </table:table-cell>
          <table:table-cell office:value-type="float" office:value="600098">
            <text:p>600098</text:p>
          </table:table-cell>
          <table:table-cell office:value-type="float" office:value="90098">
            <text:p>90098</text:p>
          </table:table-cell>
          <table:table-cell office:value-type="string">
            <text:p>广州发展(600098,股吧)1</text:p>
          </table:table-cell>
          <table:table-cell/>
        </table:table-row>
        <table:table-row table:style-name="ro1">
          <table:table-cell office:value-type="string">
            <text:p>　　54</text:p>
          </table:table-cell>
          <table:table-cell office:value-type="float" office:value="600100">
            <text:p>600100</text:p>
          </table:table-cell>
          <table:table-cell office:value-type="float" office:value="90100">
            <text:p>90100</text:p>
          </table:table-cell>
          <table:table-cell office:value-type="string">
            <text:p>同方股份(600100,股吧)1</text:p>
          </table:table-cell>
          <table:table-cell/>
        </table:table-row>
        <table:table-row table:style-name="ro1">
          <table:table-cell office:value-type="string">
            <text:p>　　55</text:p>
          </table:table-cell>
          <table:table-cell office:value-type="float" office:value="600101">
            <text:p>600101</text:p>
          </table:table-cell>
          <table:table-cell office:value-type="float" office:value="90101">
            <text:p>90101</text:p>
          </table:table-cell>
          <table:table-cell office:value-type="string">
            <text:p>明星电力(600101,股吧)1</text:p>
          </table:table-cell>
          <table:table-cell/>
        </table:table-row>
        <table:table-row table:style-name="ro1">
          <table:table-cell office:value-type="string">
            <text:p>　　56</text:p>
          </table:table-cell>
          <table:table-cell office:value-type="float" office:value="600104">
            <text:p>600104</text:p>
          </table:table-cell>
          <table:table-cell office:value-type="float" office:value="90104">
            <text:p>90104</text:p>
          </table:table-cell>
          <table:table-cell office:value-type="string">
            <text:p>上汽集团(600104,股吧)1</text:p>
          </table:table-cell>
          <table:table-cell/>
        </table:table-row>
        <table:table-row table:style-name="ro1">
          <table:table-cell office:value-type="string">
            <text:p>　　57</text:p>
          </table:table-cell>
          <table:table-cell office:value-type="float" office:value="600106">
            <text:p>600106</text:p>
          </table:table-cell>
          <table:table-cell office:value-type="float" office:value="90106">
            <text:p>90106</text:p>
          </table:table-cell>
          <table:table-cell office:value-type="string">
            <text:p>重庆路桥(600106,股吧)1</text:p>
          </table:table-cell>
          <table:table-cell/>
        </table:table-row>
        <table:table-row table:style-name="ro1">
          <table:table-cell office:value-type="string">
            <text:p>　　58</text:p>
          </table:table-cell>
          <table:table-cell office:value-type="float" office:value="600108">
            <text:p>600108</text:p>
          </table:table-cell>
          <table:table-cell office:value-type="float" office:value="90108">
            <text:p>90108</text:p>
          </table:table-cell>
          <table:table-cell office:value-type="string">
            <text:p>亚盛集团(600108,股吧)1</text:p>
          </table:table-cell>
          <table:table-cell/>
        </table:table-row>
        <table:table-row table:style-name="ro1">
          <table:table-cell office:value-type="string">
            <text:p>　　59</text:p>
          </table:table-cell>
          <table:table-cell office:value-type="float" office:value="600109">
            <text:p>600109</text:p>
          </table:table-cell>
          <table:table-cell office:value-type="float" office:value="90109">
            <text:p>90109</text:p>
          </table:table-cell>
          <table:table-cell office:value-type="string">
            <text:p>国金证券(600109,股吧)1</text:p>
          </table:table-cell>
          <table:table-cell/>
        </table:table-row>
        <table:table-row table:style-name="ro1">
          <table:table-cell office:value-type="string">
            <text:p>　　60</text:p>
          </table:table-cell>
          <table:table-cell office:value-type="float" office:value="600110">
            <text:p>600110</text:p>
          </table:table-cell>
          <table:table-cell office:value-type="float" office:value="90110">
            <text:p>90110</text:p>
          </table:table-cell>
          <table:table-cell office:value-type="string">
            <text:p>中科英华(600110,股吧)1</text:p>
          </table:table-cell>
          <table:table-cell/>
        </table:table-row>
        <table:table-row table:style-name="ro1">
          <table:table-cell office:value-type="string">
            <text:p>　　61</text:p>
          </table:table-cell>
          <table:table-cell office:value-type="float" office:value="600111">
            <text:p>600111</text:p>
          </table:table-cell>
          <table:table-cell office:value-type="float" office:value="90111">
            <text:p>90111</text:p>
          </table:table-cell>
          <table:table-cell office:value-type="string">
            <text:p>包钢稀土(600111,股吧)1</text:p>
          </table:table-cell>
          <table:table-cell/>
        </table:table-row>
        <table:table-row table:style-name="ro1">
          <table:table-cell office:value-type="string">
            <text:p>　　62</text:p>
          </table:table-cell>
          <table:table-cell office:value-type="float" office:value="600112">
            <text:p>600112</text:p>
          </table:table-cell>
          <table:table-cell office:value-type="float" office:value="90112">
            <text:p>90112</text:p>
          </table:table-cell>
          <table:table-cell office:value-type="string">
            <text:p>天成控股(600112,股吧)1</text:p>
          </table:table-cell>
          <table:table-cell/>
        </table:table-row>
        <table:table-row table:style-name="ro1">
          <table:table-cell office:value-type="string">
            <text:p>　　63</text:p>
          </table:table-cell>
          <table:table-cell office:value-type="float" office:value="600114">
            <text:p>600114</text:p>
          </table:table-cell>
          <table:table-cell office:value-type="float" office:value="90114">
            <text:p>90114</text:p>
          </table:table-cell>
          <table:table-cell office:value-type="string">
            <text:p>东睦股份(600114,股吧)1</text:p>
          </table:table-cell>
          <table:table-cell/>
        </table:table-row>
        <table:table-row table:style-name="ro1">
          <table:table-cell office:value-type="string">
            <text:p>　　64</text:p>
          </table:table-cell>
          <table:table-cell office:value-type="float" office:value="600115">
            <text:p>600115</text:p>
          </table:table-cell>
          <table:table-cell office:value-type="float" office:value="90115">
            <text:p>90115</text:p>
          </table:table-cell>
          <table:table-cell office:value-type="string">
            <text:p>东方航空1</text:p>
          </table:table-cell>
          <table:table-cell/>
        </table:table-row>
        <table:table-row table:style-name="ro1">
          <table:table-cell office:value-type="string">
            <text:p>　　65</text:p>
          </table:table-cell>
          <table:table-cell office:value-type="float" office:value="600116">
            <text:p>600116</text:p>
          </table:table-cell>
          <table:table-cell office:value-type="float" office:value="90116">
            <text:p>90116</text:p>
          </table:table-cell>
          <table:table-cell office:value-type="string">
            <text:p>三峡水利(600116,股吧)1</text:p>
          </table:table-cell>
          <table:table-cell/>
        </table:table-row>
        <table:table-row table:style-name="ro1">
          <table:table-cell office:value-type="string">
            <text:p>　　66</text:p>
          </table:table-cell>
          <table:table-cell office:value-type="float" office:value="600118">
            <text:p>600118</text:p>
          </table:table-cell>
          <table:table-cell office:value-type="float" office:value="90118">
            <text:p>90118</text:p>
          </table:table-cell>
          <table:table-cell office:value-type="string">
            <text:p>中国卫星(600118,股吧)1</text:p>
          </table:table-cell>
          <table:table-cell/>
        </table:table-row>
        <table:table-row table:style-name="ro1">
          <table:table-cell office:value-type="string">
            <text:p>　　67</text:p>
          </table:table-cell>
          <table:table-cell office:value-type="float" office:value="600119">
            <text:p>600119</text:p>
          </table:table-cell>
          <table:table-cell office:value-type="float" office:value="90119">
            <text:p>90119</text:p>
          </table:table-cell>
          <table:table-cell office:value-type="string">
            <text:p>长江投资(600119,股吧)1</text:p>
          </table:table-cell>
          <table:table-cell/>
        </table:table-row>
        <table:table-row table:style-name="ro1">
          <table:table-cell office:value-type="string">
            <text:p>　　68</text:p>
          </table:table-cell>
          <table:table-cell office:value-type="float" office:value="600120">
            <text:p>600120</text:p>
          </table:table-cell>
          <table:table-cell office:value-type="float" office:value="90120">
            <text:p>90120</text:p>
          </table:table-cell>
          <table:table-cell office:value-type="string">
            <text:p>浙江东方(600120,股吧)1</text:p>
          </table:table-cell>
          <table:table-cell/>
        </table:table-row>
        <table:table-row table:style-name="ro1">
          <table:table-cell office:value-type="string">
            <text:p>　　69</text:p>
          </table:table-cell>
          <table:table-cell office:value-type="float" office:value="600121">
            <text:p>600121</text:p>
          </table:table-cell>
          <table:table-cell office:value-type="float" office:value="90121">
            <text:p>90121</text:p>
          </table:table-cell>
          <table:table-cell office:value-type="string">
            <text:p>郑州煤电(600121,股吧)1</text:p>
          </table:table-cell>
          <table:table-cell/>
        </table:table-row>
        <table:table-row table:style-name="ro1">
          <table:table-cell office:value-type="string">
            <text:p>　　70</text:p>
          </table:table-cell>
          <table:table-cell office:value-type="float" office:value="600122">
            <text:p>600122</text:p>
          </table:table-cell>
          <table:table-cell office:value-type="float" office:value="90122">
            <text:p>90122</text:p>
          </table:table-cell>
          <table:table-cell office:value-type="string">
            <text:p>宏图高科(600122,股吧)1</text:p>
          </table:table-cell>
          <table:table-cell/>
        </table:table-row>
        <table:table-row table:style-name="ro1">
          <table:table-cell office:value-type="string">
            <text:p>　　71</text:p>
          </table:table-cell>
          <table:table-cell office:value-type="float" office:value="600123">
            <text:p>600123</text:p>
          </table:table-cell>
          <table:table-cell office:value-type="float" office:value="90123">
            <text:p>90123</text:p>
          </table:table-cell>
          <table:table-cell office:value-type="string">
            <text:p>兰花科创(600123,股吧)1</text:p>
          </table:table-cell>
          <table:table-cell/>
        </table:table-row>
        <table:table-row table:style-name="ro1">
          <table:table-cell office:value-type="string">
            <text:p>　　72</text:p>
          </table:table-cell>
          <table:table-cell office:value-type="float" office:value="600125">
            <text:p>600125</text:p>
          </table:table-cell>
          <table:table-cell office:value-type="float" office:value="90125">
            <text:p>90125</text:p>
          </table:table-cell>
          <table:table-cell office:value-type="string">
            <text:p>铁龙物流(600125,股吧)1</text:p>
          </table:table-cell>
          <table:table-cell/>
        </table:table-row>
        <table:table-row table:style-name="ro1">
          <table:table-cell office:value-type="string">
            <text:p>　　73</text:p>
          </table:table-cell>
          <table:table-cell office:value-type="float" office:value="600132">
            <text:p>600132</text:p>
          </table:table-cell>
          <table:table-cell office:value-type="float" office:value="90132">
            <text:p>90132</text:p>
          </table:table-cell>
          <table:table-cell office:value-type="string">
            <text:p>重庆啤酒(600132,股吧)1</text:p>
          </table:table-cell>
          <table:table-cell/>
        </table:table-row>
        <table:table-row table:style-name="ro1">
          <table:table-cell office:value-type="string">
            <text:p>　　74</text:p>
          </table:table-cell>
          <table:table-cell office:value-type="float" office:value="600135">
            <text:p>600135</text:p>
          </table:table-cell>
          <table:table-cell office:value-type="float" office:value="90135">
            <text:p>90135</text:p>
          </table:table-cell>
          <table:table-cell office:value-type="string">
            <text:p>乐凯胶片(600135,股吧)1</text:p>
          </table:table-cell>
          <table:table-cell/>
        </table:table-row>
        <table:table-row table:style-name="ro1">
          <table:table-cell office:value-type="string">
            <text:p>　　75</text:p>
          </table:table-cell>
          <table:table-cell office:value-type="float" office:value="600138">
            <text:p>600138</text:p>
          </table:table-cell>
          <table:table-cell office:value-type="float" office:value="90138">
            <text:p>90138</text:p>
          </table:table-cell>
          <table:table-cell office:value-type="string">
            <text:p>中青旅(600138,股吧)1</text:p>
          </table:table-cell>
          <table:table-cell/>
        </table:table-row>
        <table:table-row table:style-name="ro1">
          <table:table-cell office:value-type="string">
            <text:p>　　76</text:p>
          </table:table-cell>
          <table:table-cell office:value-type="float" office:value="600139">
            <text:p>600139</text:p>
          </table:table-cell>
          <table:table-cell office:value-type="float" office:value="90139">
            <text:p>90139</text:p>
          </table:table-cell>
          <table:table-cell office:value-type="string">
            <text:p>西部资源(600139,股吧)1</text:p>
          </table:table-cell>
          <table:table-cell/>
        </table:table-row>
        <table:table-row table:style-name="ro1">
          <table:table-cell office:value-type="string">
            <text:p>　　77</text:p>
          </table:table-cell>
          <table:table-cell office:value-type="float" office:value="600141">
            <text:p>600141</text:p>
          </table:table-cell>
          <table:table-cell office:value-type="float" office:value="90141">
            <text:p>90141</text:p>
          </table:table-cell>
          <table:table-cell office:value-type="string">
            <text:p>兴发集团(600141,股吧)1</text:p>
          </table:table-cell>
          <table:table-cell/>
        </table:table-row>
        <table:table-row table:style-name="ro1">
          <table:table-cell office:value-type="string">
            <text:p>　　78</text:p>
          </table:table-cell>
          <table:table-cell office:value-type="float" office:value="600143">
            <text:p>600143</text:p>
          </table:table-cell>
          <table:table-cell office:value-type="float" office:value="90143">
            <text:p>90143</text:p>
          </table:table-cell>
          <table:table-cell office:value-type="string">
            <text:p>金髮科技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79</text:p>
          </table:table-cell>
          <table:table-cell office:value-type="float" office:value="600150">
            <text:p>600150</text:p>
          </table:table-cell>
          <table:table-cell office:value-type="float" office:value="90150">
            <text:p>90150</text:p>
          </table:table-cell>
          <table:table-cell office:value-type="string">
            <text:p>中国船舶(600150,股吧)1</text:p>
          </table:table-cell>
          <table:table-cell/>
        </table:table-row>
        <table:table-row table:style-name="ro1">
          <table:table-cell office:value-type="string">
            <text:p>　　80</text:p>
          </table:table-cell>
          <table:table-cell office:value-type="float" office:value="600153">
            <text:p>600153</text:p>
          </table:table-cell>
          <table:table-cell office:value-type="float" office:value="90153">
            <text:p>90153</text:p>
          </table:table-cell>
          <table:table-cell office:value-type="string">
            <text:p>建发股份(600153,股吧)1</text:p>
          </table:table-cell>
          <table:table-cell/>
        </table:table-row>
        <table:table-row table:style-name="ro1">
          <table:table-cell office:value-type="string">
            <text:p>　　81</text:p>
          </table:table-cell>
          <table:table-cell office:value-type="float" office:value="600157">
            <text:p>600157</text:p>
          </table:table-cell>
          <table:table-cell office:value-type="float" office:value="90157">
            <text:p>90157</text:p>
          </table:table-cell>
          <table:table-cell office:value-type="string">
            <text:p>永泰能源(600157,股吧)1</text:p>
          </table:table-cell>
          <table:table-cell/>
        </table:table-row>
        <table:table-row table:style-name="ro1">
          <table:table-cell office:value-type="string">
            <text:p>　　82</text:p>
          </table:table-cell>
          <table:table-cell office:value-type="float" office:value="600158">
            <text:p>600158</text:p>
          </table:table-cell>
          <table:table-cell office:value-type="float" office:value="90158">
            <text:p>90158</text:p>
          </table:table-cell>
          <table:table-cell office:value-type="string">
            <text:p>中体产业(600158,股吧)1</text:p>
          </table:table-cell>
          <table:table-cell/>
        </table:table-row>
        <table:table-row table:style-name="ro1">
          <table:table-cell office:value-type="string">
            <text:p>　　83</text:p>
          </table:table-cell>
          <table:table-cell office:value-type="float" office:value="600160">
            <text:p>600160</text:p>
          </table:table-cell>
          <table:table-cell office:value-type="float" office:value="90160">
            <text:p>90160</text:p>
          </table:table-cell>
          <table:table-cell office:value-type="string">
            <text:p>巨化股份(600160,股吧)1</text:p>
          </table:table-cell>
          <table:table-cell/>
        </table:table-row>
        <table:table-row table:style-name="ro1">
          <table:table-cell office:value-type="string">
            <text:p>　　84</text:p>
          </table:table-cell>
          <table:table-cell office:value-type="float" office:value="600161">
            <text:p>600161</text:p>
          </table:table-cell>
          <table:table-cell office:value-type="float" office:value="90161">
            <text:p>90161</text:p>
          </table:table-cell>
          <table:table-cell office:value-type="string">
            <text:p>天坛生物(600161,股吧)1</text:p>
          </table:table-cell>
          <table:table-cell/>
        </table:table-row>
        <table:table-row table:style-name="ro1">
          <table:table-cell office:value-type="string">
            <text:p>　　85</text:p>
          </table:table-cell>
          <table:table-cell office:value-type="float" office:value="600162">
            <text:p>600162</text:p>
          </table:table-cell>
          <table:table-cell office:value-type="float" office:value="90162">
            <text:p>90162</text:p>
          </table:table-cell>
          <table:table-cell office:value-type="string">
            <text:p>香江控股(600162,股吧)1</text:p>
          </table:table-cell>
          <table:table-cell/>
        </table:table-row>
        <table:table-row table:style-name="ro1">
          <table:table-cell office:value-type="string">
            <text:p>　　86</text:p>
          </table:table-cell>
          <table:table-cell office:value-type="float" office:value="600166">
            <text:p>600166</text:p>
          </table:table-cell>
          <table:table-cell office:value-type="float" office:value="90166">
            <text:p>90166</text:p>
          </table:table-cell>
          <table:table-cell office:value-type="string">
            <text:p>福田汽车(600166,股吧)1</text:p>
          </table:table-cell>
          <table:table-cell/>
        </table:table-row>
        <table:table-row table:style-name="ro1">
          <table:table-cell office:value-type="string">
            <text:p>　　87</text:p>
          </table:table-cell>
          <table:table-cell office:value-type="float" office:value="600167">
            <text:p>600167</text:p>
          </table:table-cell>
          <table:table-cell office:value-type="float" office:value="90167">
            <text:p>90167</text:p>
          </table:table-cell>
          <table:table-cell office:value-type="string">
            <text:p>联美控股(600167,股吧)1</text:p>
          </table:table-cell>
          <table:table-cell/>
        </table:table-row>
        <table:table-row table:style-name="ro1">
          <table:table-cell office:value-type="string">
            <text:p>　　88</text:p>
          </table:table-cell>
          <table:table-cell office:value-type="float" office:value="600168">
            <text:p>600168</text:p>
          </table:table-cell>
          <table:table-cell office:value-type="float" office:value="90168">
            <text:p>90168</text:p>
          </table:table-cell>
          <table:table-cell office:value-type="string">
            <text:p>武汉控股(600168,股吧)1</text:p>
          </table:table-cell>
          <table:table-cell/>
        </table:table-row>
        <table:table-row table:style-name="ro1">
          <table:table-cell office:value-type="string">
            <text:p>　　89</text:p>
          </table:table-cell>
          <table:table-cell office:value-type="float" office:value="600170">
            <text:p>600170</text:p>
          </table:table-cell>
          <table:table-cell office:value-type="float" office:value="90170">
            <text:p>90170</text:p>
          </table:table-cell>
          <table:table-cell office:value-type="string">
            <text:p>上海建工(600170,股吧)1</text:p>
          </table:table-cell>
          <table:table-cell/>
        </table:table-row>
        <table:table-row table:style-name="ro1">
          <table:table-cell office:value-type="string">
            <text:p>　　90</text:p>
          </table:table-cell>
          <table:table-cell office:value-type="float" office:value="600171">
            <text:p>600171</text:p>
          </table:table-cell>
          <table:table-cell office:value-type="float" office:value="90171">
            <text:p>90171</text:p>
          </table:table-cell>
          <table:table-cell office:value-type="string">
            <text:p>上海贝岭(600171,股吧)1</text:p>
          </table:table-cell>
          <table:table-cell/>
        </table:table-row>
        <table:table-row table:style-name="ro1">
          <table:table-cell office:value-type="string">
            <text:p>　　91</text:p>
          </table:table-cell>
          <table:table-cell office:value-type="float" office:value="600172">
            <text:p>600172</text:p>
          </table:table-cell>
          <table:table-cell office:value-type="float" office:value="90172">
            <text:p>90172</text:p>
          </table:table-cell>
          <table:table-cell office:value-type="string">
            <text:p>黄河旋风(600172,股吧)1</text:p>
          </table:table-cell>
          <table:table-cell/>
        </table:table-row>
        <table:table-row table:style-name="ro1">
          <table:table-cell office:value-type="string">
            <text:p>　　92</text:p>
          </table:table-cell>
          <table:table-cell office:value-type="float" office:value="600175">
            <text:p>600175</text:p>
          </table:table-cell>
          <table:table-cell office:value-type="float" office:value="90175">
            <text:p>90175</text:p>
          </table:table-cell>
          <table:table-cell office:value-type="string">
            <text:p>美都控股(600175,股吧)1</text:p>
          </table:table-cell>
          <table:table-cell/>
        </table:table-row>
        <table:table-row table:style-name="ro1">
          <table:table-cell office:value-type="string">
            <text:p>　　93</text:p>
          </table:table-cell>
          <table:table-cell office:value-type="float" office:value="600176">
            <text:p>600176</text:p>
          </table:table-cell>
          <table:table-cell office:value-type="float" office:value="90176">
            <text:p>90176</text:p>
          </table:table-cell>
          <table:table-cell office:value-type="string">
            <text:p>中国玻纤(600176,股吧)1</text:p>
          </table:table-cell>
          <table:table-cell/>
        </table:table-row>
        <table:table-row table:style-name="ro1">
          <table:table-cell office:value-type="string">
            <text:p>　　94</text:p>
          </table:table-cell>
          <table:table-cell office:value-type="float" office:value="600177">
            <text:p>600177</text:p>
          </table:table-cell>
          <table:table-cell office:value-type="float" office:value="90177">
            <text:p>90177</text:p>
          </table:table-cell>
          <table:table-cell office:value-type="string">
            <text:p>雅戈尔(600177,股吧)1</text:p>
          </table:table-cell>
          <table:table-cell/>
        </table:table-row>
        <table:table-row table:style-name="ro1">
          <table:table-cell office:value-type="string">
            <text:p>　　95</text:p>
          </table:table-cell>
          <table:table-cell office:value-type="float" office:value="600183">
            <text:p>600183</text:p>
          </table:table-cell>
          <table:table-cell office:value-type="float" office:value="90183">
            <text:p>90183</text:p>
          </table:table-cell>
          <table:table-cell office:value-type="string">
            <text:p>生益科技(600183,股吧)1</text:p>
          </table:table-cell>
          <table:table-cell/>
        </table:table-row>
        <table:table-row table:style-name="ro1">
          <table:table-cell office:value-type="string">
            <text:p>　　96</text:p>
          </table:table-cell>
          <table:table-cell office:value-type="float" office:value="600185">
            <text:p>600185</text:p>
          </table:table-cell>
          <table:table-cell office:value-type="float" office:value="90185">
            <text:p>90185</text:p>
          </table:table-cell>
          <table:table-cell office:value-type="string">
            <text:p>格力地产(600185,股吧)1</text:p>
          </table:table-cell>
          <table:table-cell/>
        </table:table-row>
        <table:table-row table:style-name="ro1">
          <table:table-cell office:value-type="string">
            <text:p>　　97</text:p>
          </table:table-cell>
          <table:table-cell office:value-type="float" office:value="600188">
            <text:p>600188</text:p>
          </table:table-cell>
          <table:table-cell office:value-type="float" office:value="90188">
            <text:p>90188</text:p>
          </table:table-cell>
          <table:table-cell office:value-type="string">
            <text:p>兗州煤业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98</text:p>
          </table:table-cell>
          <table:table-cell office:value-type="float" office:value="600190">
            <text:p>600190</text:p>
          </table:table-cell>
          <table:table-cell office:value-type="float" office:value="90190">
            <text:p>90190</text:p>
          </table:table-cell>
          <table:table-cell office:value-type="string">
            <text:p>锦州港(600190,股吧)1</text:p>
          </table:table-cell>
          <table:table-cell/>
        </table:table-row>
        <table:table-row table:style-name="ro1">
          <table:table-cell office:value-type="string">
            <text:p>　　99</text:p>
          </table:table-cell>
          <table:table-cell office:value-type="float" office:value="600193">
            <text:p>600193</text:p>
          </table:table-cell>
          <table:table-cell office:value-type="float" office:value="90193">
            <text:p>90193</text:p>
          </table:table-cell>
          <table:table-cell office:value-type="string">
            <text:p>创兴资源(600193,股吧)1</text:p>
          </table:table-cell>
          <table:table-cell/>
        </table:table-row>
        <table:table-row table:style-name="ro1">
          <table:table-cell office:value-type="string">
            <text:p>　　100</text:p>
          </table:table-cell>
          <table:table-cell office:value-type="float" office:value="600195">
            <text:p>600195</text:p>
          </table:table-cell>
          <table:table-cell office:value-type="float" office:value="90195">
            <text:p>90195</text:p>
          </table:table-cell>
          <table:table-cell office:value-type="string">
            <text:p>中牧股份(600195,股吧)1</text:p>
          </table:table-cell>
          <table:table-cell/>
        </table:table-row>
        <table:table-row table:style-name="ro1">
          <table:table-cell office:value-type="string">
            <text:p>　　101</text:p>
          </table:table-cell>
          <table:table-cell office:value-type="float" office:value="600196">
            <text:p>600196</text:p>
          </table:table-cell>
          <table:table-cell office:value-type="float" office:value="90196">
            <text:p>90196</text:p>
          </table:table-cell>
          <table:table-cell office:value-type="string">
            <text:p>复星医药(600196,股吧)1</text:p>
          </table:table-cell>
          <table:table-cell/>
        </table:table-row>
        <table:table-row table:style-name="ro1">
          <table:table-cell office:value-type="string">
            <text:p>　　102</text:p>
          </table:table-cell>
          <table:table-cell office:value-type="float" office:value="600197">
            <text:p>600197</text:p>
          </table:table-cell>
          <table:table-cell office:value-type="float" office:value="90197">
            <text:p>90197</text:p>
          </table:table-cell>
          <table:table-cell office:value-type="string">
            <text:p>伊力特(600197,股吧)1</text:p>
          </table:table-cell>
          <table:table-cell/>
        </table:table-row>
        <table:table-row table:style-name="ro1">
          <table:table-cell office:value-type="string">
            <text:p>　　103</text:p>
          </table:table-cell>
          <table:table-cell office:value-type="float" office:value="600199">
            <text:p>600199</text:p>
          </table:table-cell>
          <table:table-cell office:value-type="float" office:value="90199">
            <text:p>90199</text:p>
          </table:table-cell>
          <table:table-cell office:value-type="string">
            <text:p>金种子酒(600199,股吧)1</text:p>
          </table:table-cell>
          <table:table-cell/>
        </table:table-row>
        <table:table-row table:style-name="ro1">
          <table:table-cell office:value-type="string">
            <text:p>　　104</text:p>
          </table:table-cell>
          <table:table-cell office:value-type="float" office:value="600200">
            <text:p>600200</text:p>
          </table:table-cell>
          <table:table-cell office:value-type="float" office:value="90200">
            <text:p>90200</text:p>
          </table:table-cell>
          <table:table-cell office:value-type="string">
            <text:p>江苏吴中(600200,股吧)1</text:p>
          </table:table-cell>
          <table:table-cell/>
        </table:table-row>
        <table:table-row table:style-name="ro1">
          <table:table-cell office:value-type="string">
            <text:p>　　105</text:p>
          </table:table-cell>
          <table:table-cell office:value-type="float" office:value="600201">
            <text:p>600201</text:p>
          </table:table-cell>
          <table:table-cell office:value-type="float" office:value="90201">
            <text:p>90201</text:p>
          </table:table-cell>
          <table:table-cell office:value-type="string">
            <text:p>金宇集团(600201,股吧)1</text:p>
          </table:table-cell>
          <table:table-cell/>
        </table:table-row>
        <table:table-row table:style-name="ro1">
          <table:table-cell office:value-type="string">
            <text:p>　　106</text:p>
          </table:table-cell>
          <table:table-cell office:value-type="float" office:value="600208">
            <text:p>600208</text:p>
          </table:table-cell>
          <table:table-cell office:value-type="float" office:value="90208">
            <text:p>90208</text:p>
          </table:table-cell>
          <table:table-cell office:value-type="string">
            <text:p>新湖中宝(600208,股吧)1</text:p>
          </table:table-cell>
          <table:table-cell/>
        </table:table-row>
        <table:table-row table:style-name="ro1">
          <table:table-cell office:value-type="string">
            <text:p>　　107</text:p>
          </table:table-cell>
          <table:table-cell office:value-type="float" office:value="600210">
            <text:p>600210</text:p>
          </table:table-cell>
          <table:table-cell office:value-type="float" office:value="90210">
            <text:p>90210</text:p>
          </table:table-cell>
          <table:table-cell office:value-type="string">
            <text:p>紫江企业(600210,股吧)1</text:p>
          </table:table-cell>
          <table:table-cell/>
        </table:table-row>
        <table:table-row table:style-name="ro1">
          <table:table-cell office:value-type="string">
            <text:p>　　108</text:p>
          </table:table-cell>
          <table:table-cell office:value-type="float" office:value="600216">
            <text:p>600216</text:p>
          </table:table-cell>
          <table:table-cell office:value-type="float" office:value="90216">
            <text:p>90216</text:p>
          </table:table-cell>
          <table:table-cell office:value-type="string">
            <text:p>浙江医药(600216,股吧)1</text:p>
          </table:table-cell>
          <table:table-cell/>
        </table:table-row>
        <table:table-row table:style-name="ro1">
          <table:table-cell office:value-type="string">
            <text:p>　　109</text:p>
          </table:table-cell>
          <table:table-cell office:value-type="float" office:value="600218">
            <text:p>600218</text:p>
          </table:table-cell>
          <table:table-cell office:value-type="float" office:value="90218">
            <text:p>90218</text:p>
          </table:table-cell>
          <table:table-cell office:value-type="string">
            <text:p>全柴动力(600218,股吧)1</text:p>
          </table:table-cell>
          <table:table-cell/>
        </table:table-row>
        <table:table-row table:style-name="ro1">
          <table:table-cell office:value-type="string">
            <text:p>　　110</text:p>
          </table:table-cell>
          <table:table-cell office:value-type="float" office:value="600219">
            <text:p>600219</text:p>
          </table:table-cell>
          <table:table-cell office:value-type="float" office:value="90219">
            <text:p>90219</text:p>
          </table:table-cell>
          <table:table-cell office:value-type="string">
            <text:p>南山铝业(600219,股吧)1</text:p>
          </table:table-cell>
          <table:table-cell/>
        </table:table-row>
        <table:table-row table:style-name="ro1">
          <table:table-cell office:value-type="string">
            <text:p>　　111</text:p>
          </table:table-cell>
          <table:table-cell office:value-type="float" office:value="600221">
            <text:p>600221</text:p>
          </table:table-cell>
          <table:table-cell office:value-type="float" office:value="90221">
            <text:p>90221</text:p>
          </table:table-cell>
          <table:table-cell office:value-type="string">
            <text:p>海南航空(600221,股吧)1</text:p>
          </table:table-cell>
          <table:table-cell/>
        </table:table-row>
        <table:table-row table:style-name="ro1">
          <table:table-cell office:value-type="string">
            <text:p>　　112</text:p>
          </table:table-cell>
          <table:table-cell office:value-type="float" office:value="600227">
            <text:p>600227</text:p>
          </table:table-cell>
          <table:table-cell office:value-type="float" office:value="90227">
            <text:p>90227</text:p>
          </table:table-cell>
          <table:table-cell office:value-type="string">
            <text:p>赤天化(600227,股吧)1</text:p>
          </table:table-cell>
          <table:table-cell/>
        </table:table-row>
        <table:table-row table:style-name="ro1">
          <table:table-cell office:value-type="string">
            <text:p>　　113</text:p>
          </table:table-cell>
          <table:table-cell office:value-type="float" office:value="600230">
            <text:p>600230</text:p>
          </table:table-cell>
          <table:table-cell office:value-type="float" office:value="90230">
            <text:p>90230</text:p>
          </table:table-cell>
          <table:table-cell office:value-type="string">
            <text:p>沧州大化(600230,股吧)1</text:p>
          </table:table-cell>
          <table:table-cell/>
        </table:table-row>
        <table:table-row table:style-name="ro1">
          <table:table-cell office:value-type="string">
            <text:p>　　114</text:p>
          </table:table-cell>
          <table:table-cell office:value-type="float" office:value="600236">
            <text:p>600236</text:p>
          </table:table-cell>
          <table:table-cell office:value-type="float" office:value="90236">
            <text:p>90236</text:p>
          </table:table-cell>
          <table:table-cell office:value-type="string">
            <text:p>桂冠电力(600236,股吧)1</text:p>
          </table:table-cell>
          <table:table-cell/>
        </table:table-row>
        <table:table-row table:style-name="ro1">
          <table:table-cell office:value-type="string">
            <text:p>　　115</text:p>
          </table:table-cell>
          <table:table-cell office:value-type="float" office:value="600238">
            <text:p>600238</text:p>
          </table:table-cell>
          <table:table-cell office:value-type="float" office:value="90238">
            <text:p>90238</text:p>
          </table:table-cell>
          <table:table-cell office:value-type="string">
            <text:p>海南椰岛(600238,股吧)1</text:p>
          </table:table-cell>
          <table:table-cell/>
        </table:table-row>
        <table:table-row table:style-name="ro1">
          <table:table-cell office:value-type="string">
            <text:p>　　116</text:p>
          </table:table-cell>
          <table:table-cell office:value-type="float" office:value="600239">
            <text:p>600239</text:p>
          </table:table-cell>
          <table:table-cell office:value-type="float" office:value="90239">
            <text:p>90239</text:p>
          </table:table-cell>
          <table:table-cell office:value-type="string">
            <text:p>云南城投(600239,股吧)1</text:p>
          </table:table-cell>
          <table:table-cell/>
        </table:table-row>
        <table:table-row table:style-name="ro1">
          <table:table-cell office:value-type="string">
            <text:p>　　117</text:p>
          </table:table-cell>
          <table:table-cell office:value-type="float" office:value="600240">
            <text:p>600240</text:p>
          </table:table-cell>
          <table:table-cell office:value-type="float" office:value="90240">
            <text:p>90240</text:p>
          </table:table-cell>
          <table:table-cell office:value-type="string">
            <text:p>华业地产(600240,股吧)1</text:p>
          </table:table-cell>
          <table:table-cell/>
        </table:table-row>
        <table:table-row table:style-name="ro1">
          <table:table-cell office:value-type="string">
            <text:p>　　118</text:p>
          </table:table-cell>
          <table:table-cell office:value-type="float" office:value="600246">
            <text:p>600246</text:p>
          </table:table-cell>
          <table:table-cell office:value-type="float" office:value="90246">
            <text:p>90246</text:p>
          </table:table-cell>
          <table:table-cell office:value-type="string">
            <text:p>万通地产(600246,股吧)1</text:p>
          </table:table-cell>
          <table:table-cell/>
        </table:table-row>
        <table:table-row table:style-name="ro1">
          <table:table-cell office:value-type="string">
            <text:p>　　119</text:p>
          </table:table-cell>
          <table:table-cell office:value-type="float" office:value="600248">
            <text:p>600248</text:p>
          </table:table-cell>
          <table:table-cell office:value-type="float" office:value="90248">
            <text:p>90248</text:p>
          </table:table-cell>
          <table:table-cell office:value-type="string">
            <text:p>延长化建(600248,股吧)1</text:p>
          </table:table-cell>
          <table:table-cell/>
        </table:table-row>
        <table:table-row table:style-name="ro1">
          <table:table-cell office:value-type="string">
            <text:p>　　120</text:p>
          </table:table-cell>
          <table:table-cell office:value-type="float" office:value="600251">
            <text:p>600251</text:p>
          </table:table-cell>
          <table:table-cell office:value-type="float" office:value="90251">
            <text:p>90251</text:p>
          </table:table-cell>
          <table:table-cell office:value-type="string">
            <text:p>冠农股份(600251,股吧)1</text:p>
          </table:table-cell>
          <table:table-cell/>
        </table:table-row>
        <table:table-row table:style-name="ro1">
          <table:table-cell office:value-type="string">
            <text:p>　　121</text:p>
          </table:table-cell>
          <table:table-cell office:value-type="float" office:value="600252">
            <text:p>600252</text:p>
          </table:table-cell>
          <table:table-cell office:value-type="float" office:value="90252">
            <text:p>90252</text:p>
          </table:table-cell>
          <table:table-cell office:value-type="string">
            <text:p>中恒集团(600252,股吧)1</text:p>
          </table:table-cell>
          <table:table-cell/>
        </table:table-row>
        <table:table-row table:style-name="ro1">
          <table:table-cell office:value-type="string">
            <text:p>　　122</text:p>
          </table:table-cell>
          <table:table-cell office:value-type="float" office:value="600256">
            <text:p>600256</text:p>
          </table:table-cell>
          <table:table-cell office:value-type="float" office:value="90256">
            <text:p>90256</text:p>
          </table:table-cell>
          <table:table-cell office:value-type="string">
            <text:p>广匯能源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123</text:p>
          </table:table-cell>
          <table:table-cell office:value-type="float" office:value="600257">
            <text:p>600257</text:p>
          </table:table-cell>
          <table:table-cell office:value-type="float" office:value="90257">
            <text:p>90257</text:p>
          </table:table-cell>
          <table:table-cell office:value-type="string">
            <text:p>大湖股份(600257,股吧)1</text:p>
          </table:table-cell>
          <table:table-cell/>
        </table:table-row>
        <table:table-row table:style-name="ro1">
          <table:table-cell office:value-type="string">
            <text:p>　　124</text:p>
          </table:table-cell>
          <table:table-cell office:value-type="float" office:value="600258">
            <text:p>600258</text:p>
          </table:table-cell>
          <table:table-cell office:value-type="float" office:value="90258">
            <text:p>90258</text:p>
          </table:table-cell>
          <table:table-cell office:value-type="string">
            <text:p>首旅酒店(600258,股吧)1</text:p>
          </table:table-cell>
          <table:table-cell/>
        </table:table-row>
        <table:table-row table:style-name="ro1">
          <table:table-cell office:value-type="string">
            <text:p>　　125</text:p>
          </table:table-cell>
          <table:table-cell office:value-type="float" office:value="600259">
            <text:p>600259</text:p>
          </table:table-cell>
          <table:table-cell office:value-type="float" office:value="90259">
            <text:p>90259</text:p>
          </table:table-cell>
          <table:table-cell office:value-type="string">
            <text:p>广晟有色(600259,股吧)1</text:p>
          </table:table-cell>
          <table:table-cell/>
        </table:table-row>
        <table:table-row table:style-name="ro1">
          <table:table-cell office:value-type="string">
            <text:p>　　126</text:p>
          </table:table-cell>
          <table:table-cell office:value-type="float" office:value="600260">
            <text:p>600260</text:p>
          </table:table-cell>
          <table:table-cell office:value-type="float" office:value="90260">
            <text:p>90260</text:p>
          </table:table-cell>
          <table:table-cell office:value-type="string">
            <text:p>凯乐科技(600260,股吧)1</text:p>
          </table:table-cell>
          <table:table-cell/>
        </table:table-row>
        <table:table-row table:style-name="ro1">
          <table:table-cell office:value-type="string">
            <text:p>　　127</text:p>
          </table:table-cell>
          <table:table-cell office:value-type="float" office:value="600261">
            <text:p>600261</text:p>
          </table:table-cell>
          <table:table-cell office:value-type="float" office:value="90261">
            <text:p>90261</text:p>
          </table:table-cell>
          <table:table-cell office:value-type="string">
            <text:p>阳光照明(600261,股吧)1</text:p>
          </table:table-cell>
          <table:table-cell/>
        </table:table-row>
        <table:table-row table:style-name="ro1">
          <table:table-cell office:value-type="string">
            <text:p>　　128</text:p>
          </table:table-cell>
          <table:table-cell office:value-type="float" office:value="600262">
            <text:p>600262</text:p>
          </table:table-cell>
          <table:table-cell office:value-type="float" office:value="90262">
            <text:p>90262</text:p>
          </table:table-cell>
          <table:table-cell office:value-type="string">
            <text:p>北方股份(600262,股吧)1</text:p>
          </table:table-cell>
          <table:table-cell/>
        </table:table-row>
        <table:table-row table:style-name="ro1">
          <table:table-cell office:value-type="string">
            <text:p>　　129</text:p>
          </table:table-cell>
          <table:table-cell office:value-type="float" office:value="600266">
            <text:p>600266</text:p>
          </table:table-cell>
          <table:table-cell office:value-type="float" office:value="90266">
            <text:p>90266</text:p>
          </table:table-cell>
          <table:table-cell office:value-type="string">
            <text:p>北京城建(600266,股吧)1</text:p>
          </table:table-cell>
          <table:table-cell/>
        </table:table-row>
        <table:table-row table:style-name="ro1">
          <table:table-cell office:value-type="string">
            <text:p>　　130</text:p>
          </table:table-cell>
          <table:table-cell office:value-type="float" office:value="600267">
            <text:p>600267</text:p>
          </table:table-cell>
          <table:table-cell office:value-type="float" office:value="90267">
            <text:p>90267</text:p>
          </table:table-cell>
          <table:table-cell office:value-type="string">
            <text:p>海正药业(600267,股吧)1</text:p>
          </table:table-cell>
          <table:table-cell/>
        </table:table-row>
        <table:table-row table:style-name="ro1">
          <table:table-cell office:value-type="string">
            <text:p>　　131</text:p>
          </table:table-cell>
          <table:table-cell office:value-type="float" office:value="600268">
            <text:p>600268</text:p>
          </table:table-cell>
          <table:table-cell office:value-type="float" office:value="90268">
            <text:p>90268</text:p>
          </table:table-cell>
          <table:table-cell office:value-type="string">
            <text:p>国电南自(600268,股吧)1</text:p>
          </table:table-cell>
          <table:table-cell/>
        </table:table-row>
        <table:table-row table:style-name="ro1">
          <table:table-cell office:value-type="string">
            <text:p>　　132</text:p>
          </table:table-cell>
          <table:table-cell office:value-type="float" office:value="600269">
            <text:p>600269</text:p>
          </table:table-cell>
          <table:table-cell office:value-type="float" office:value="90269">
            <text:p>90269</text:p>
          </table:table-cell>
          <table:table-cell office:value-type="string">
            <text:p>赣粤高速(600269,股吧)1</text:p>
          </table:table-cell>
          <table:table-cell/>
        </table:table-row>
        <table:table-row table:style-name="ro1">
          <table:table-cell office:value-type="string">
            <text:p>　　133</text:p>
          </table:table-cell>
          <table:table-cell office:value-type="float" office:value="600270">
            <text:p>600270</text:p>
          </table:table-cell>
          <table:table-cell office:value-type="float" office:value="90270">
            <text:p>90270</text:p>
          </table:table-cell>
          <table:table-cell office:value-type="string">
            <text:p>外运发展(600270,股吧)1</text:p>
          </table:table-cell>
          <table:table-cell/>
        </table:table-row>
        <table:table-row table:style-name="ro1">
          <table:table-cell office:value-type="string">
            <text:p>　　134</text:p>
          </table:table-cell>
          <table:table-cell office:value-type="float" office:value="600271">
            <text:p>600271</text:p>
          </table:table-cell>
          <table:table-cell office:value-type="float" office:value="90271">
            <text:p>90271</text:p>
          </table:table-cell>
          <table:table-cell office:value-type="string">
            <text:p>航天信息(600271,股吧)1</text:p>
          </table:table-cell>
          <table:table-cell/>
        </table:table-row>
        <table:table-row table:style-name="ro1">
          <table:table-cell office:value-type="string">
            <text:p>　　135</text:p>
          </table:table-cell>
          <table:table-cell office:value-type="float" office:value="600276">
            <text:p>600276</text:p>
          </table:table-cell>
          <table:table-cell office:value-type="float" office:value="90276">
            <text:p>90276</text:p>
          </table:table-cell>
          <table:table-cell office:value-type="string">
            <text:p>恒瑞医药(600276,股吧)1</text:p>
          </table:table-cell>
          <table:table-cell/>
        </table:table-row>
        <table:table-row table:style-name="ro1">
          <table:table-cell office:value-type="string">
            <text:p>　　136</text:p>
          </table:table-cell>
          <table:table-cell office:value-type="float" office:value="600277">
            <text:p>600277</text:p>
          </table:table-cell>
          <table:table-cell office:value-type="float" office:value="90277">
            <text:p>90277</text:p>
          </table:table-cell>
          <table:table-cell office:value-type="string">
            <text:p>亿利能源(600277,股吧)1</text:p>
          </table:table-cell>
          <table:table-cell/>
        </table:table-row>
        <table:table-row table:style-name="ro1">
          <table:table-cell office:value-type="string">
            <text:p>　　137</text:p>
          </table:table-cell>
          <table:table-cell office:value-type="float" office:value="600278">
            <text:p>600278</text:p>
          </table:table-cell>
          <table:table-cell office:value-type="float" office:value="90278">
            <text:p>90278</text:p>
          </table:table-cell>
          <table:table-cell office:value-type="string">
            <text:p>东方创业(600278,股吧)1</text:p>
          </table:table-cell>
          <table:table-cell/>
        </table:table-row>
        <table:table-row table:style-name="ro1">
          <table:table-cell office:value-type="string">
            <text:p>　　138</text:p>
          </table:table-cell>
          <table:table-cell office:value-type="float" office:value="600280">
            <text:p>600280</text:p>
          </table:table-cell>
          <table:table-cell office:value-type="float" office:value="90280">
            <text:p>90280</text:p>
          </table:table-cell>
          <table:table-cell office:value-type="string">
            <text:p>中央商场(600280,股吧)1</text:p>
          </table:table-cell>
          <table:table-cell/>
        </table:table-row>
        <table:table-row table:style-name="ro1">
          <table:table-cell office:value-type="string">
            <text:p>　　139</text:p>
          </table:table-cell>
          <table:table-cell office:value-type="float" office:value="600284">
            <text:p>600284</text:p>
          </table:table-cell>
          <table:table-cell office:value-type="float" office:value="90284">
            <text:p>90284</text:p>
          </table:table-cell>
          <table:table-cell office:value-type="string">
            <text:p>浦东建设(600284,股吧)1</text:p>
          </table:table-cell>
          <table:table-cell/>
        </table:table-row>
        <table:table-row table:style-name="ro1">
          <table:table-cell office:value-type="string">
            <text:p>　　140</text:p>
          </table:table-cell>
          <table:table-cell office:value-type="float" office:value="600285">
            <text:p>600285</text:p>
          </table:table-cell>
          <table:table-cell office:value-type="float" office:value="90285">
            <text:p>90285</text:p>
          </table:table-cell>
          <table:table-cell office:value-type="string">
            <text:p>羚锐製药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141</text:p>
          </table:table-cell>
          <table:table-cell office:value-type="float" office:value="600287">
            <text:p>600287</text:p>
          </table:table-cell>
          <table:table-cell office:value-type="float" office:value="90287">
            <text:p>90287</text:p>
          </table:table-cell>
          <table:table-cell office:value-type="string">
            <text:p>江苏舜天(600287,股吧)1</text:p>
          </table:table-cell>
          <table:table-cell/>
        </table:table-row>
        <table:table-row table:style-name="ro1">
          <table:table-cell office:value-type="string">
            <text:p>　　142</text:p>
          </table:table-cell>
          <table:table-cell office:value-type="float" office:value="600289">
            <text:p>600289</text:p>
          </table:table-cell>
          <table:table-cell office:value-type="float" office:value="90289">
            <text:p>90289</text:p>
          </table:table-cell>
          <table:table-cell office:value-type="string">
            <text:p>亿阳信通(600289,股吧)1</text:p>
          </table:table-cell>
          <table:table-cell/>
        </table:table-row>
        <table:table-row table:style-name="ro1">
          <table:table-cell office:value-type="string">
            <text:p>　　143</text:p>
          </table:table-cell>
          <table:table-cell office:value-type="float" office:value="600292">
            <text:p>600292</text:p>
          </table:table-cell>
          <table:table-cell office:value-type="float" office:value="90292">
            <text:p>90292</text:p>
          </table:table-cell>
          <table:table-cell office:value-type="string">
            <text:p>中电远达(600292,股吧)1</text:p>
          </table:table-cell>
          <table:table-cell/>
        </table:table-row>
        <table:table-row table:style-name="ro1">
          <table:table-cell office:value-type="string">
            <text:p>　　144</text:p>
          </table:table-cell>
          <table:table-cell office:value-type="float" office:value="600295">
            <text:p>600295</text:p>
          </table:table-cell>
          <table:table-cell office:value-type="float" office:value="90295">
            <text:p>90295</text:p>
          </table:table-cell>
          <table:table-cell office:value-type="string">
            <text:p>鄂尔多斯(600295,股吧)1</text:p>
          </table:table-cell>
          <table:table-cell/>
        </table:table-row>
        <table:table-row table:style-name="ro1">
          <table:table-cell office:value-type="string">
            <text:p>　　145</text:p>
          </table:table-cell>
          <table:table-cell office:value-type="float" office:value="600298">
            <text:p>600298</text:p>
          </table:table-cell>
          <table:table-cell office:value-type="float" office:value="90298">
            <text:p>90298</text:p>
          </table:table-cell>
          <table:table-cell office:value-type="string">
            <text:p>安琪酵母(600298,股吧)1</text:p>
          </table:table-cell>
          <table:table-cell/>
        </table:table-row>
        <table:table-row table:style-name="ro1">
          <table:table-cell office:value-type="string">
            <text:p>　　146</text:p>
          </table:table-cell>
          <table:table-cell office:value-type="float" office:value="600300">
            <text:p>600300</text:p>
          </table:table-cell>
          <table:table-cell office:value-type="float" office:value="90300">
            <text:p>90300</text:p>
          </table:table-cell>
          <table:table-cell office:value-type="string">
            <text:p>维维股份(600300,股吧)1</text:p>
          </table:table-cell>
          <table:table-cell/>
        </table:table-row>
        <table:table-row table:style-name="ro1">
          <table:table-cell office:value-type="string">
            <text:p>　　147</text:p>
          </table:table-cell>
          <table:table-cell office:value-type="float" office:value="600307">
            <text:p>600307</text:p>
          </table:table-cell>
          <table:table-cell office:value-type="float" office:value="90307">
            <text:p>90307</text:p>
          </table:table-cell>
          <table:table-cell office:value-type="string">
            <text:p>酒钢宏兴(600307,股吧)1</text:p>
          </table:table-cell>
          <table:table-cell/>
        </table:table-row>
        <table:table-row table:style-name="ro1">
          <table:table-cell office:value-type="string">
            <text:p>　　148</text:p>
          </table:table-cell>
          <table:table-cell office:value-type="float" office:value="600309">
            <text:p>600309</text:p>
          </table:table-cell>
          <table:table-cell office:value-type="float" office:value="90309">
            <text:p>90309</text:p>
          </table:table-cell>
          <table:table-cell office:value-type="string">
            <text:p>万华化学(600309,股吧)1</text:p>
          </table:table-cell>
          <table:table-cell/>
        </table:table-row>
        <table:table-row table:style-name="ro1">
          <table:table-cell office:value-type="string">
            <text:p>　　149</text:p>
          </table:table-cell>
          <table:table-cell office:value-type="float" office:value="600310">
            <text:p>600310</text:p>
          </table:table-cell>
          <table:table-cell office:value-type="float" office:value="90310">
            <text:p>90310</text:p>
          </table:table-cell>
          <table:table-cell office:value-type="string">
            <text:p>桂东电力(600310,股吧)1</text:p>
          </table:table-cell>
          <table:table-cell/>
        </table:table-row>
        <table:table-row table:style-name="ro1">
          <table:table-cell office:value-type="string">
            <text:p>　　150</text:p>
          </table:table-cell>
          <table:table-cell office:value-type="float" office:value="600312">
            <text:p>600312</text:p>
          </table:table-cell>
          <table:table-cell office:value-type="float" office:value="90312">
            <text:p>90312</text:p>
          </table:table-cell>
          <table:table-cell office:value-type="string">
            <text:p>平高电气(600312,股吧)1</text:p>
          </table:table-cell>
          <table:table-cell/>
        </table:table-row>
        <table:table-row table:style-name="ro1">
          <table:table-cell office:value-type="string">
            <text:p>　　151</text:p>
          </table:table-cell>
          <table:table-cell office:value-type="float" office:value="600315">
            <text:p>600315</text:p>
          </table:table-cell>
          <table:table-cell office:value-type="float" office:value="90315">
            <text:p>90315</text:p>
          </table:table-cell>
          <table:table-cell office:value-type="string">
            <text:p>上海家化(600315,股吧)1</text:p>
          </table:table-cell>
          <table:table-cell/>
        </table:table-row>
        <table:table-row table:style-name="ro1">
          <table:table-cell office:value-type="string">
            <text:p>　　152</text:p>
          </table:table-cell>
          <table:table-cell office:value-type="float" office:value="600316">
            <text:p>600316</text:p>
          </table:table-cell>
          <table:table-cell office:value-type="float" office:value="90316">
            <text:p>90316</text:p>
          </table:table-cell>
          <table:table-cell office:value-type="string">
            <text:p>洪都航空(600316,股吧)1</text:p>
          </table:table-cell>
          <table:table-cell/>
        </table:table-row>
        <table:table-row table:style-name="ro1">
          <table:table-cell office:value-type="string">
            <text:p>　　153</text:p>
          </table:table-cell>
          <table:table-cell office:value-type="float" office:value="600317">
            <text:p>600317</text:p>
          </table:table-cell>
          <table:table-cell office:value-type="float" office:value="90317">
            <text:p>90317</text:p>
          </table:table-cell>
          <table:table-cell office:value-type="string">
            <text:p>营口港(600317,股吧)1</text:p>
          </table:table-cell>
          <table:table-cell/>
        </table:table-row>
        <table:table-row table:style-name="ro1">
          <table:table-cell office:value-type="string">
            <text:p>　　154</text:p>
          </table:table-cell>
          <table:table-cell office:value-type="float" office:value="600318">
            <text:p>600318</text:p>
          </table:table-cell>
          <table:table-cell office:value-type="float" office:value="90318">
            <text:p>90318</text:p>
          </table:table-cell>
          <table:table-cell office:value-type="string">
            <text:p>巢东股份(600318,股吧)1</text:p>
          </table:table-cell>
          <table:table-cell/>
        </table:table-row>
        <table:table-row table:style-name="ro1">
          <table:table-cell office:value-type="string">
            <text:p>　　155</text:p>
          </table:table-cell>
          <table:table-cell office:value-type="float" office:value="600321">
            <text:p>600321</text:p>
          </table:table-cell>
          <table:table-cell office:value-type="float" office:value="90321">
            <text:p>90321</text:p>
          </table:table-cell>
          <table:table-cell office:value-type="string">
            <text:p>国栋建设(600321,股吧)1</text:p>
          </table:table-cell>
          <table:table-cell/>
        </table:table-row>
        <table:table-row table:style-name="ro1">
          <table:table-cell office:value-type="string">
            <text:p>　　156</text:p>
          </table:table-cell>
          <table:table-cell office:value-type="float" office:value="600323">
            <text:p>600323</text:p>
          </table:table-cell>
          <table:table-cell office:value-type="float" office:value="90323">
            <text:p>90323</text:p>
          </table:table-cell>
          <table:table-cell office:value-type="string">
            <text:p>瀚蓝环境(600323,股吧)1</text:p>
          </table:table-cell>
          <table:table-cell/>
        </table:table-row>
        <table:table-row table:style-name="ro1">
          <table:table-cell office:value-type="string">
            <text:p>　　157</text:p>
          </table:table-cell>
          <table:table-cell office:value-type="float" office:value="600325">
            <text:p>600325</text:p>
          </table:table-cell>
          <table:table-cell office:value-type="float" office:value="90325">
            <text:p>90325</text:p>
          </table:table-cell>
          <table:table-cell office:value-type="string">
            <text:p>华髮股份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158</text:p>
          </table:table-cell>
          <table:table-cell office:value-type="float" office:value="600327">
            <text:p>600327</text:p>
          </table:table-cell>
          <table:table-cell office:value-type="float" office:value="90327">
            <text:p>90327</text:p>
          </table:table-cell>
          <table:table-cell office:value-type="string">
            <text:p>大东方(600327,股吧)1</text:p>
          </table:table-cell>
          <table:table-cell/>
        </table:table-row>
        <table:table-row table:style-name="ro1">
          <table:table-cell office:value-type="string">
            <text:p>　　159</text:p>
          </table:table-cell>
          <table:table-cell office:value-type="float" office:value="600329">
            <text:p>600329</text:p>
          </table:table-cell>
          <table:table-cell office:value-type="float" office:value="90329">
            <text:p>90329</text:p>
          </table:table-cell>
          <table:table-cell office:value-type="string">
            <text:p>中新药业(600329,股吧)1</text:p>
          </table:table-cell>
          <table:table-cell/>
        </table:table-row>
        <table:table-row table:style-name="ro1">
          <table:table-cell office:value-type="string">
            <text:p>　　160</text:p>
          </table:table-cell>
          <table:table-cell office:value-type="float" office:value="600332">
            <text:p>600332</text:p>
          </table:table-cell>
          <table:table-cell office:value-type="float" office:value="90332">
            <text:p>90332</text:p>
          </table:table-cell>
          <table:table-cell office:value-type="string">
            <text:p>白云山(600332,股吧)1</text:p>
          </table:table-cell>
          <table:table-cell/>
        </table:table-row>
        <table:table-row table:style-name="ro1">
          <table:table-cell office:value-type="string">
            <text:p>　　161</text:p>
          </table:table-cell>
          <table:table-cell office:value-type="float" office:value="600333">
            <text:p>600333</text:p>
          </table:table-cell>
          <table:table-cell office:value-type="float" office:value="90333">
            <text:p>90333</text:p>
          </table:table-cell>
          <table:table-cell office:value-type="string">
            <text:p>长春燃气(600333,股吧)1</text:p>
          </table:table-cell>
          <table:table-cell/>
        </table:table-row>
        <table:table-row table:style-name="ro1">
          <table:table-cell office:value-type="string">
            <text:p>　　162</text:p>
          </table:table-cell>
          <table:table-cell office:value-type="float" office:value="600335">
            <text:p>600335</text:p>
          </table:table-cell>
          <table:table-cell office:value-type="float" office:value="90335">
            <text:p>90335</text:p>
          </table:table-cell>
          <table:table-cell office:value-type="string">
            <text:p>国机汽车(600335,股吧)1</text:p>
          </table:table-cell>
          <table:table-cell/>
        </table:table-row>
        <table:table-row table:style-name="ro1">
          <table:table-cell office:value-type="string">
            <text:p>　　163</text:p>
          </table:table-cell>
          <table:table-cell office:value-type="float" office:value="600337">
            <text:p>600337</text:p>
          </table:table-cell>
          <table:table-cell office:value-type="float" office:value="90337">
            <text:p>90337</text:p>
          </table:table-cell>
          <table:table-cell office:value-type="string">
            <text:p>美克家居(600337,股吧)1</text:p>
          </table:table-cell>
          <table:table-cell/>
        </table:table-row>
        <table:table-row table:style-name="ro1">
          <table:table-cell office:value-type="string">
            <text:p>　　164</text:p>
          </table:table-cell>
          <table:table-cell office:value-type="float" office:value="600340">
            <text:p>600340</text:p>
          </table:table-cell>
          <table:table-cell office:value-type="float" office:value="90340">
            <text:p>90340</text:p>
          </table:table-cell>
          <table:table-cell office:value-type="string">
            <text:p>华夏幸福(600340,股吧)1</text:p>
          </table:table-cell>
          <table:table-cell/>
        </table:table-row>
        <table:table-row table:style-name="ro1">
          <table:table-cell office:value-type="string">
            <text:p>　　165</text:p>
          </table:table-cell>
          <table:table-cell office:value-type="float" office:value="600343">
            <text:p>600343</text:p>
          </table:table-cell>
          <table:table-cell office:value-type="float" office:value="90343">
            <text:p>90343</text:p>
          </table:table-cell>
          <table:table-cell office:value-type="string">
            <text:p>航天动力(600343,股吧)1</text:p>
          </table:table-cell>
          <table:table-cell/>
        </table:table-row>
        <table:table-row table:style-name="ro1">
          <table:table-cell office:value-type="string">
            <text:p>　　166</text:p>
          </table:table-cell>
          <table:table-cell office:value-type="float" office:value="600348">
            <text:p>600348</text:p>
          </table:table-cell>
          <table:table-cell office:value-type="float" office:value="90348">
            <text:p>90348</text:p>
          </table:table-cell>
          <table:table-cell office:value-type="string">
            <text:p>阳泉煤业(600348,股吧)1</text:p>
          </table:table-cell>
          <table:table-cell/>
        </table:table-row>
        <table:table-row table:style-name="ro1">
          <table:table-cell office:value-type="string">
            <text:p>　　167</text:p>
          </table:table-cell>
          <table:table-cell office:value-type="float" office:value="600350">
            <text:p>600350</text:p>
          </table:table-cell>
          <table:table-cell office:value-type="float" office:value="90350">
            <text:p>90350</text:p>
          </table:table-cell>
          <table:table-cell office:value-type="string">
            <text:p>山东高速(600350,股吧)1</text:p>
          </table:table-cell>
          <table:table-cell/>
        </table:table-row>
        <table:table-row table:style-name="ro1">
          <table:table-cell office:value-type="string">
            <text:p>　　168</text:p>
          </table:table-cell>
          <table:table-cell office:value-type="float" office:value="600351">
            <text:p>600351</text:p>
          </table:table-cell>
          <table:table-cell office:value-type="float" office:value="90351">
            <text:p>90351</text:p>
          </table:table-cell>
          <table:table-cell office:value-type="string">
            <text:p>亚宝药业(600351,股吧)1</text:p>
          </table:table-cell>
          <table:table-cell/>
        </table:table-row>
        <table:table-row table:style-name="ro1">
          <table:table-cell office:value-type="string">
            <text:p>　　169</text:p>
          </table:table-cell>
          <table:table-cell office:value-type="float" office:value="600352">
            <text:p>600352</text:p>
          </table:table-cell>
          <table:table-cell office:value-type="float" office:value="90352">
            <text:p>90352</text:p>
          </table:table-cell>
          <table:table-cell office:value-type="string">
            <text:p>浙江龙盛(600352,股吧)1</text:p>
          </table:table-cell>
          <table:table-cell/>
        </table:table-row>
        <table:table-row table:style-name="ro1">
          <table:table-cell office:value-type="string">
            <text:p>　　170</text:p>
          </table:table-cell>
          <table:table-cell office:value-type="float" office:value="600353">
            <text:p>600353</text:p>
          </table:table-cell>
          <table:table-cell office:value-type="float" office:value="90353">
            <text:p>90353</text:p>
          </table:table-cell>
          <table:table-cell office:value-type="string">
            <text:p>旭光股份(600353,股吧)1</text:p>
          </table:table-cell>
          <table:table-cell/>
        </table:table-row>
        <table:table-row table:style-name="ro1">
          <table:table-cell office:value-type="string">
            <text:p>　　171</text:p>
          </table:table-cell>
          <table:table-cell office:value-type="float" office:value="600362">
            <text:p>600362</text:p>
          </table:table-cell>
          <table:table-cell office:value-type="float" office:value="90362">
            <text:p>90362</text:p>
          </table:table-cell>
          <table:table-cell office:value-type="string">
            <text:p>江西铜业1</text:p>
          </table:table-cell>
          <table:table-cell/>
        </table:table-row>
        <table:table-row table:style-name="ro1">
          <table:table-cell office:value-type="string">
            <text:p>　　172</text:p>
          </table:table-cell>
          <table:table-cell office:value-type="float" office:value="600363">
            <text:p>600363</text:p>
          </table:table-cell>
          <table:table-cell office:value-type="float" office:value="90363">
            <text:p>90363</text:p>
          </table:table-cell>
          <table:table-cell office:value-type="string">
            <text:p>联创光电(600363,股吧)1</text:p>
          </table:table-cell>
          <table:table-cell/>
        </table:table-row>
        <table:table-row table:style-name="ro1">
          <table:table-cell office:value-type="string">
            <text:p>　　173</text:p>
          </table:table-cell>
          <table:table-cell office:value-type="float" office:value="600366">
            <text:p>600366</text:p>
          </table:table-cell>
          <table:table-cell office:value-type="float" office:value="90366">
            <text:p>90366</text:p>
          </table:table-cell>
          <table:table-cell office:value-type="string">
            <text:p>寧波韵升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174</text:p>
          </table:table-cell>
          <table:table-cell office:value-type="float" office:value="600368">
            <text:p>600368</text:p>
          </table:table-cell>
          <table:table-cell office:value-type="float" office:value="90368">
            <text:p>90368</text:p>
          </table:table-cell>
          <table:table-cell office:value-type="string">
            <text:p>五洲交通(600368,股吧)1</text:p>
          </table:table-cell>
          <table:table-cell/>
        </table:table-row>
        <table:table-row table:style-name="ro1">
          <table:table-cell office:value-type="string">
            <text:p>　　175</text:p>
          </table:table-cell>
          <table:table-cell office:value-type="float" office:value="600369">
            <text:p>600369</text:p>
          </table:table-cell>
          <table:table-cell office:value-type="float" office:value="90369">
            <text:p>90369</text:p>
          </table:table-cell>
          <table:table-cell office:value-type="string">
            <text:p>西南证券(600369,股吧)1</text:p>
          </table:table-cell>
          <table:table-cell/>
        </table:table-row>
        <table:table-row table:style-name="ro1">
          <table:table-cell office:value-type="string">
            <text:p>　　176</text:p>
          </table:table-cell>
          <table:table-cell office:value-type="float" office:value="600372">
            <text:p>600372</text:p>
          </table:table-cell>
          <table:table-cell office:value-type="float" office:value="90372">
            <text:p>90372</text:p>
          </table:table-cell>
          <table:table-cell office:value-type="string">
            <text:p>中航电子(600372,股吧)1</text:p>
          </table:table-cell>
          <table:table-cell/>
        </table:table-row>
        <table:table-row table:style-name="ro1">
          <table:table-cell office:value-type="string">
            <text:p>　　177</text:p>
          </table:table-cell>
          <table:table-cell office:value-type="float" office:value="600373">
            <text:p>600373</text:p>
          </table:table-cell>
          <table:table-cell office:value-type="float" office:value="90373">
            <text:p>90373</text:p>
          </table:table-cell>
          <table:table-cell office:value-type="string">
            <text:p>中文传媒(600373,股吧)1</text:p>
          </table:table-cell>
          <table:table-cell/>
        </table:table-row>
        <table:table-row table:style-name="ro1">
          <table:table-cell office:value-type="string">
            <text:p>　　178</text:p>
          </table:table-cell>
          <table:table-cell office:value-type="float" office:value="600375">
            <text:p>600375</text:p>
          </table:table-cell>
          <table:table-cell office:value-type="float" office:value="90375">
            <text:p>90375</text:p>
          </table:table-cell>
          <table:table-cell office:value-type="string">
            <text:p>华菱星马(600375,股吧)1</text:p>
          </table:table-cell>
          <table:table-cell/>
        </table:table-row>
        <table:table-row table:style-name="ro1">
          <table:table-cell office:value-type="string">
            <text:p>　　179</text:p>
          </table:table-cell>
          <table:table-cell office:value-type="float" office:value="600376">
            <text:p>600376</text:p>
          </table:table-cell>
          <table:table-cell office:value-type="float" office:value="90376">
            <text:p>90376</text:p>
          </table:table-cell>
          <table:table-cell office:value-type="string">
            <text:p>首开股份(600376,股吧)1</text:p>
          </table:table-cell>
          <table:table-cell/>
        </table:table-row>
        <table:table-row table:style-name="ro1">
          <table:table-cell office:value-type="string">
            <text:p>　　180</text:p>
          </table:table-cell>
          <table:table-cell office:value-type="float" office:value="600377">
            <text:p>600377</text:p>
          </table:table-cell>
          <table:table-cell office:value-type="float" office:value="90377">
            <text:p>90377</text:p>
          </table:table-cell>
          <table:table-cell office:value-type="string">
            <text:p>寧沪高速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181</text:p>
          </table:table-cell>
          <table:table-cell office:value-type="float" office:value="600378">
            <text:p>600378</text:p>
          </table:table-cell>
          <table:table-cell office:value-type="float" office:value="90378">
            <text:p>90378</text:p>
          </table:table-cell>
          <table:table-cell office:value-type="string">
            <text:p>天科股份(600378,股吧)1</text:p>
          </table:table-cell>
          <table:table-cell/>
        </table:table-row>
        <table:table-row table:style-name="ro1">
          <table:table-cell office:value-type="string">
            <text:p>　　182</text:p>
          </table:table-cell>
          <table:table-cell office:value-type="float" office:value="600380">
            <text:p>600380</text:p>
          </table:table-cell>
          <table:table-cell office:value-type="float" office:value="90380">
            <text:p>90380</text:p>
          </table:table-cell>
          <table:table-cell office:value-type="string">
            <text:p>健康元(600380,股吧)1</text:p>
          </table:table-cell>
          <table:table-cell/>
        </table:table-row>
        <table:table-row table:style-name="ro1">
          <table:table-cell office:value-type="string">
            <text:p>　　183</text:p>
          </table:table-cell>
          <table:table-cell office:value-type="float" office:value="600382">
            <text:p>600382</text:p>
          </table:table-cell>
          <table:table-cell office:value-type="float" office:value="90382">
            <text:p>90382</text:p>
          </table:table-cell>
          <table:table-cell office:value-type="string">
            <text:p>广东明珠(600382,股吧)1</text:p>
          </table:table-cell>
          <table:table-cell/>
        </table:table-row>
        <table:table-row table:style-name="ro1">
          <table:table-cell office:value-type="string">
            <text:p>　　184</text:p>
          </table:table-cell>
          <table:table-cell office:value-type="float" office:value="600383">
            <text:p>600383</text:p>
          </table:table-cell>
          <table:table-cell office:value-type="float" office:value="90383">
            <text:p>90383</text:p>
          </table:table-cell>
          <table:table-cell office:value-type="string">
            <text:p>金地集团(600383,股吧)1</text:p>
          </table:table-cell>
          <table:table-cell/>
        </table:table-row>
        <table:table-row table:style-name="ro1">
          <table:table-cell office:value-type="string">
            <text:p>　　185</text:p>
          </table:table-cell>
          <table:table-cell office:value-type="float" office:value="600386">
            <text:p>600386</text:p>
          </table:table-cell>
          <table:table-cell office:value-type="float" office:value="90386">
            <text:p>90386</text:p>
          </table:table-cell>
          <table:table-cell office:value-type="string">
            <text:p>北巴传媒(600386,股吧)1</text:p>
          </table:table-cell>
          <table:table-cell/>
        </table:table-row>
        <table:table-row table:style-name="ro1">
          <table:table-cell office:value-type="string">
            <text:p>　　186</text:p>
          </table:table-cell>
          <table:table-cell office:value-type="float" office:value="600387">
            <text:p>600387</text:p>
          </table:table-cell>
          <table:table-cell office:value-type="float" office:value="90387">
            <text:p>90387</text:p>
          </table:table-cell>
          <table:table-cell office:value-type="string">
            <text:p>海越股份(600387,股吧)1</text:p>
          </table:table-cell>
          <table:table-cell/>
        </table:table-row>
        <table:table-row table:style-name="ro1">
          <table:table-cell office:value-type="string">
            <text:p>　　187</text:p>
          </table:table-cell>
          <table:table-cell office:value-type="float" office:value="600388">
            <text:p>600388</text:p>
          </table:table-cell>
          <table:table-cell office:value-type="float" office:value="90388">
            <text:p>90388</text:p>
          </table:table-cell>
          <table:table-cell office:value-type="string">
            <text:p>龙净环保(600388,股吧)1</text:p>
          </table:table-cell>
          <table:table-cell/>
        </table:table-row>
        <table:table-row table:style-name="ro1">
          <table:table-cell office:value-type="string">
            <text:p>　　188</text:p>
          </table:table-cell>
          <table:table-cell office:value-type="float" office:value="600389">
            <text:p>600389</text:p>
          </table:table-cell>
          <table:table-cell office:value-type="float" office:value="90389">
            <text:p>90389</text:p>
          </table:table-cell>
          <table:table-cell office:value-type="string">
            <text:p>江山股份(600389,股吧)1</text:p>
          </table:table-cell>
          <table:table-cell/>
        </table:table-row>
        <table:table-row table:style-name="ro1">
          <table:table-cell office:value-type="string">
            <text:p>　　189</text:p>
          </table:table-cell>
          <table:table-cell office:value-type="float" office:value="600391">
            <text:p>600391</text:p>
          </table:table-cell>
          <table:table-cell office:value-type="float" office:value="90391">
            <text:p>90391</text:p>
          </table:table-cell>
          <table:table-cell office:value-type="string">
            <text:p>成发科技(600391,股吧)1</text:p>
          </table:table-cell>
          <table:table-cell/>
        </table:table-row>
        <table:table-row table:style-name="ro1">
          <table:table-cell office:value-type="string">
            <text:p>　　190</text:p>
          </table:table-cell>
          <table:table-cell office:value-type="float" office:value="600395">
            <text:p>600395</text:p>
          </table:table-cell>
          <table:table-cell office:value-type="float" office:value="90395">
            <text:p>90395</text:p>
          </table:table-cell>
          <table:table-cell office:value-type="string">
            <text:p>盘江股份(600395,股吧)1</text:p>
          </table:table-cell>
          <table:table-cell/>
        </table:table-row>
        <table:table-row table:style-name="ro1">
          <table:table-cell office:value-type="string">
            <text:p>　　191</text:p>
          </table:table-cell>
          <table:table-cell office:value-type="float" office:value="600396">
            <text:p>600396</text:p>
          </table:table-cell>
          <table:table-cell office:value-type="float" office:value="90396">
            <text:p>90396</text:p>
          </table:table-cell>
          <table:table-cell office:value-type="string">
            <text:p>金山股份(600396,股吧)1</text:p>
          </table:table-cell>
          <table:table-cell/>
        </table:table-row>
        <table:table-row table:style-name="ro1">
          <table:table-cell office:value-type="string">
            <text:p>　　192</text:p>
          </table:table-cell>
          <table:table-cell office:value-type="float" office:value="600397">
            <text:p>600397</text:p>
          </table:table-cell>
          <table:table-cell office:value-type="float" office:value="90397">
            <text:p>90397</text:p>
          </table:table-cell>
          <table:table-cell office:value-type="string">
            <text:p>安源煤业(600397,股吧)1</text:p>
          </table:table-cell>
          <table:table-cell/>
        </table:table-row>
        <table:table-row table:style-name="ro1">
          <table:table-cell office:value-type="string">
            <text:p>　　193</text:p>
          </table:table-cell>
          <table:table-cell office:value-type="float" office:value="600398">
            <text:p>600398</text:p>
          </table:table-cell>
          <table:table-cell office:value-type="float" office:value="90398">
            <text:p>90398</text:p>
          </table:table-cell>
          <table:table-cell office:value-type="string">
            <text:p>海澜之家(600398,股吧)1</text:p>
          </table:table-cell>
          <table:table-cell/>
        </table:table-row>
        <table:table-row table:style-name="ro1">
          <table:table-cell office:value-type="string">
            <text:p>　　194</text:p>
          </table:table-cell>
          <table:table-cell office:value-type="float" office:value="600403">
            <text:p>600403</text:p>
          </table:table-cell>
          <table:table-cell office:value-type="float" office:value="90403">
            <text:p>90403</text:p>
          </table:table-cell>
          <table:table-cell office:value-type="string">
            <text:p>大有能源(600403,股吧)1</text:p>
          </table:table-cell>
          <table:table-cell/>
        </table:table-row>
        <table:table-row table:style-name="ro1">
          <table:table-cell office:value-type="string">
            <text:p>　　195</text:p>
          </table:table-cell>
          <table:table-cell office:value-type="float" office:value="600405">
            <text:p>600405</text:p>
          </table:table-cell>
          <table:table-cell office:value-type="float" office:value="90405">
            <text:p>90405</text:p>
          </table:table-cell>
          <table:table-cell office:value-type="string">
            <text:p>动力源(600405,股吧)1</text:p>
          </table:table-cell>
          <table:table-cell/>
        </table:table-row>
        <table:table-row table:style-name="ro1">
          <table:table-cell office:value-type="string">
            <text:p>　　196</text:p>
          </table:table-cell>
          <table:table-cell office:value-type="float" office:value="600406">
            <text:p>600406</text:p>
          </table:table-cell>
          <table:table-cell office:value-type="float" office:value="90406">
            <text:p>90406</text:p>
          </table:table-cell>
          <table:table-cell office:value-type="string">
            <text:p>国电南瑞(600406,股吧)1</text:p>
          </table:table-cell>
          <table:table-cell/>
        </table:table-row>
        <table:table-row table:style-name="ro1">
          <table:table-cell office:value-type="string">
            <text:p>　　197</text:p>
          </table:table-cell>
          <table:table-cell office:value-type="float" office:value="600409">
            <text:p>600409</text:p>
          </table:table-cell>
          <table:table-cell office:value-type="float" office:value="90409">
            <text:p>90409</text:p>
          </table:table-cell>
          <table:table-cell office:value-type="string">
            <text:p>三友化工(600409,股吧)1</text:p>
          </table:table-cell>
          <table:table-cell/>
        </table:table-row>
        <table:table-row table:style-name="ro1">
          <table:table-cell office:value-type="string">
            <text:p>　　198</text:p>
          </table:table-cell>
          <table:table-cell office:value-type="float" office:value="600410">
            <text:p>600410</text:p>
          </table:table-cell>
          <table:table-cell office:value-type="float" office:value="90410">
            <text:p>90410</text:p>
          </table:table-cell>
          <table:table-cell office:value-type="string">
            <text:p>华胜天成(600410,股吧)1</text:p>
          </table:table-cell>
          <table:table-cell/>
        </table:table-row>
        <table:table-row table:style-name="ro1">
          <table:table-cell office:value-type="string">
            <text:p>　　199</text:p>
          </table:table-cell>
          <table:table-cell office:value-type="float" office:value="600415">
            <text:p>600415</text:p>
          </table:table-cell>
          <table:table-cell office:value-type="float" office:value="90415">
            <text:p>90415</text:p>
          </table:table-cell>
          <table:table-cell office:value-type="string">
            <text:p>小商品城(600415,股吧)1</text:p>
          </table:table-cell>
          <table:table-cell/>
        </table:table-row>
        <table:table-row table:style-name="ro1">
          <table:table-cell office:value-type="string">
            <text:p>　　200</text:p>
          </table:table-cell>
          <table:table-cell office:value-type="float" office:value="600418">
            <text:p>600418</text:p>
          </table:table-cell>
          <table:table-cell office:value-type="float" office:value="90418">
            <text:p>90418</text:p>
          </table:table-cell>
          <table:table-cell office:value-type="string">
            <text:p>江淮汽车(600418,股吧)1</text:p>
          </table:table-cell>
          <table:table-cell/>
        </table:table-row>
        <table:table-row table:style-name="ro1">
          <table:table-cell office:value-type="string">
            <text:p>　　201</text:p>
          </table:table-cell>
          <table:table-cell office:value-type="float" office:value="600420">
            <text:p>600420</text:p>
          </table:table-cell>
          <table:table-cell office:value-type="float" office:value="90420">
            <text:p>90420</text:p>
          </table:table-cell>
          <table:table-cell office:value-type="string">
            <text:p>现代製药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02</text:p>
          </table:table-cell>
          <table:table-cell office:value-type="float" office:value="600422">
            <text:p>600422</text:p>
          </table:table-cell>
          <table:table-cell office:value-type="float" office:value="90422">
            <text:p>90422</text:p>
          </table:table-cell>
          <table:table-cell office:value-type="string">
            <text:p>昆明製药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03</text:p>
          </table:table-cell>
          <table:table-cell office:value-type="float" office:value="600425">
            <text:p>600425</text:p>
          </table:table-cell>
          <table:table-cell office:value-type="float" office:value="90425">
            <text:p>90425</text:p>
          </table:table-cell>
          <table:table-cell office:value-type="string">
            <text:p>青松建化(600425,股吧)1</text:p>
          </table:table-cell>
          <table:table-cell/>
        </table:table-row>
        <table:table-row table:style-name="ro1">
          <table:table-cell office:value-type="string">
            <text:p>　　204</text:p>
          </table:table-cell>
          <table:table-cell office:value-type="float" office:value="600426">
            <text:p>600426</text:p>
          </table:table-cell>
          <table:table-cell office:value-type="float" office:value="90426">
            <text:p>90426</text:p>
          </table:table-cell>
          <table:table-cell office:value-type="string">
            <text:p>华鲁恒升(600426,股吧)1</text:p>
          </table:table-cell>
          <table:table-cell/>
        </table:table-row>
        <table:table-row table:style-name="ro1">
          <table:table-cell office:value-type="string">
            <text:p>　　205</text:p>
          </table:table-cell>
          <table:table-cell office:value-type="float" office:value="600428">
            <text:p>600428</text:p>
          </table:table-cell>
          <table:table-cell office:value-type="float" office:value="90428">
            <text:p>90428</text:p>
          </table:table-cell>
          <table:table-cell office:value-type="string">
            <text:p>中远航运(600428,股吧)1</text:p>
          </table:table-cell>
          <table:table-cell/>
        </table:table-row>
        <table:table-row table:style-name="ro1">
          <table:table-cell office:value-type="string">
            <text:p>　　206</text:p>
          </table:table-cell>
          <table:table-cell office:value-type="float" office:value="600432">
            <text:p>600432</text:p>
          </table:table-cell>
          <table:table-cell office:value-type="float" office:value="90432">
            <text:p>90432</text:p>
          </table:table-cell>
          <table:table-cell office:value-type="string">
            <text:p>吉恩镍业(600432,股吧)1</text:p>
          </table:table-cell>
          <table:table-cell/>
        </table:table-row>
        <table:table-row table:style-name="ro1">
          <table:table-cell office:value-type="string">
            <text:p>　　207</text:p>
          </table:table-cell>
          <table:table-cell office:value-type="float" office:value="600433">
            <text:p>600433</text:p>
          </table:table-cell>
          <table:table-cell office:value-type="float" office:value="90433">
            <text:p>90433</text:p>
          </table:table-cell>
          <table:table-cell office:value-type="string">
            <text:p>冠豪高新(600433,股吧)1</text:p>
          </table:table-cell>
          <table:table-cell/>
        </table:table-row>
        <table:table-row table:style-name="ro1">
          <table:table-cell office:value-type="string">
            <text:p>　　208</text:p>
          </table:table-cell>
          <table:table-cell office:value-type="float" office:value="600435">
            <text:p>600435</text:p>
          </table:table-cell>
          <table:table-cell office:value-type="float" office:value="90435">
            <text:p>90435</text:p>
          </table:table-cell>
          <table:table-cell office:value-type="string">
            <text:p>北方导航(600435,股吧)1</text:p>
          </table:table-cell>
          <table:table-cell/>
        </table:table-row>
        <table:table-row table:style-name="ro1">
          <table:table-cell office:value-type="string">
            <text:p>　　209</text:p>
          </table:table-cell>
          <table:table-cell office:value-type="float" office:value="600436">
            <text:p>600436</text:p>
          </table:table-cell>
          <table:table-cell office:value-type="float" office:value="90436">
            <text:p>90436</text:p>
          </table:table-cell>
          <table:table-cell office:value-type="string">
            <text:p>片仔癀(600436,股吧)1</text:p>
          </table:table-cell>
          <table:table-cell/>
        </table:table-row>
        <table:table-row table:style-name="ro1">
          <table:table-cell office:value-type="string">
            <text:p>　　210</text:p>
          </table:table-cell>
          <table:table-cell office:value-type="float" office:value="600438">
            <text:p>600438</text:p>
          </table:table-cell>
          <table:table-cell office:value-type="float" office:value="90438">
            <text:p>90438</text:p>
          </table:table-cell>
          <table:table-cell office:value-type="string">
            <text:p>通威股份(600438,股吧)1</text:p>
          </table:table-cell>
          <table:table-cell/>
        </table:table-row>
        <table:table-row table:style-name="ro1">
          <table:table-cell office:value-type="string">
            <text:p>　　211</text:p>
          </table:table-cell>
          <table:table-cell office:value-type="float" office:value="600439">
            <text:p>600439</text:p>
          </table:table-cell>
          <table:table-cell office:value-type="float" office:value="90439">
            <text:p>90439</text:p>
          </table:table-cell>
          <table:table-cell office:value-type="string">
            <text:p>瑞贝卡1</text:p>
          </table:table-cell>
          <table:table-cell/>
        </table:table-row>
        <table:table-row table:style-name="ro1">
          <table:table-cell office:value-type="string">
            <text:p>　　212</text:p>
          </table:table-cell>
          <table:table-cell office:value-type="float" office:value="600446">
            <text:p>600446</text:p>
          </table:table-cell>
          <table:table-cell office:value-type="float" office:value="90446">
            <text:p>90446</text:p>
          </table:table-cell>
          <table:table-cell office:value-type="string">
            <text:p>金证股份(600446,股吧)1</text:p>
          </table:table-cell>
          <table:table-cell/>
        </table:table-row>
        <table:table-row table:style-name="ro1">
          <table:table-cell office:value-type="string">
            <text:p>　　213</text:p>
          </table:table-cell>
          <table:table-cell office:value-type="float" office:value="600449">
            <text:p>600449</text:p>
          </table:table-cell>
          <table:table-cell office:value-type="float" office:value="90449">
            <text:p>90449</text:p>
          </table:table-cell>
          <table:table-cell office:value-type="string">
            <text:p>寧夏建材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14</text:p>
          </table:table-cell>
          <table:table-cell office:value-type="float" office:value="600458">
            <text:p>600458</text:p>
          </table:table-cell>
          <table:table-cell office:value-type="float" office:value="90458">
            <text:p>90458</text:p>
          </table:table-cell>
          <table:table-cell office:value-type="string">
            <text:p>时代新材(600458,股吧)1</text:p>
          </table:table-cell>
          <table:table-cell/>
        </table:table-row>
        <table:table-row table:style-name="ro1">
          <table:table-cell office:value-type="string">
            <text:p>　　215</text:p>
          </table:table-cell>
          <table:table-cell office:value-type="float" office:value="600459">
            <text:p>600459</text:p>
          </table:table-cell>
          <table:table-cell office:value-type="float" office:value="90459">
            <text:p>90459</text:p>
          </table:table-cell>
          <table:table-cell office:value-type="string">
            <text:p>贵研铂业(600459,股吧)1</text:p>
          </table:table-cell>
          <table:table-cell/>
        </table:table-row>
        <table:table-row table:style-name="ro1">
          <table:table-cell office:value-type="string">
            <text:p>　　216</text:p>
          </table:table-cell>
          <table:table-cell office:value-type="float" office:value="600460">
            <text:p>600460</text:p>
          </table:table-cell>
          <table:table-cell office:value-type="float" office:value="90460">
            <text:p>90460</text:p>
          </table:table-cell>
          <table:table-cell office:value-type="string">
            <text:p>士兰微(600460,股吧)1</text:p>
          </table:table-cell>
          <table:table-cell/>
        </table:table-row>
        <table:table-row table:style-name="ro1">
          <table:table-cell office:value-type="string">
            <text:p>　　217</text:p>
          </table:table-cell>
          <table:table-cell office:value-type="float" office:value="600467">
            <text:p>600467</text:p>
          </table:table-cell>
          <table:table-cell office:value-type="float" office:value="90467">
            <text:p>90467</text:p>
          </table:table-cell>
          <table:table-cell office:value-type="string">
            <text:p>好当家(600467,股吧)1</text:p>
          </table:table-cell>
          <table:table-cell/>
        </table:table-row>
        <table:table-row table:style-name="ro1">
          <table:table-cell office:value-type="string">
            <text:p>　　218</text:p>
          </table:table-cell>
          <table:table-cell office:value-type="float" office:value="600468">
            <text:p>600468</text:p>
          </table:table-cell>
          <table:table-cell office:value-type="float" office:value="90468">
            <text:p>90468</text:p>
          </table:table-cell>
          <table:table-cell office:value-type="string">
            <text:p>百利电气(600468,股吧)1</text:p>
          </table:table-cell>
          <table:table-cell/>
        </table:table-row>
        <table:table-row table:style-name="ro1">
          <table:table-cell office:value-type="string">
            <text:p>　　219</text:p>
          </table:table-cell>
          <table:table-cell office:value-type="float" office:value="600469">
            <text:p>600469</text:p>
          </table:table-cell>
          <table:table-cell office:value-type="float" office:value="90469">
            <text:p>90469</text:p>
          </table:table-cell>
          <table:table-cell office:value-type="string">
            <text:p>风神股份(600469,股吧)1</text:p>
          </table:table-cell>
          <table:table-cell/>
        </table:table-row>
        <table:table-row table:style-name="ro1">
          <table:table-cell office:value-type="string">
            <text:p>　　220</text:p>
          </table:table-cell>
          <table:table-cell office:value-type="float" office:value="600470">
            <text:p>600470</text:p>
          </table:table-cell>
          <table:table-cell office:value-type="float" office:value="90470">
            <text:p>90470</text:p>
          </table:table-cell>
          <table:table-cell office:value-type="string">
            <text:p>六国化工(600470,股吧)1</text:p>
          </table:table-cell>
          <table:table-cell/>
        </table:table-row>
        <table:table-row table:style-name="ro1">
          <table:table-cell office:value-type="string">
            <text:p>　　221</text:p>
          </table:table-cell>
          <table:table-cell office:value-type="float" office:value="600475">
            <text:p>600475</text:p>
          </table:table-cell>
          <table:table-cell office:value-type="float" office:value="90475">
            <text:p>90475</text:p>
          </table:table-cell>
          <table:table-cell office:value-type="string">
            <text:p>华光股份(600475,股吧)1</text:p>
          </table:table-cell>
          <table:table-cell/>
        </table:table-row>
        <table:table-row table:style-name="ro1">
          <table:table-cell office:value-type="string">
            <text:p>　　222</text:p>
          </table:table-cell>
          <table:table-cell office:value-type="float" office:value="600478">
            <text:p>600478</text:p>
          </table:table-cell>
          <table:table-cell office:value-type="float" office:value="90478">
            <text:p>90478</text:p>
          </table:table-cell>
          <table:table-cell office:value-type="string">
            <text:p>科力远(600478,股吧)1</text:p>
          </table:table-cell>
          <table:table-cell/>
        </table:table-row>
        <table:table-row table:style-name="ro1">
          <table:table-cell office:value-type="string">
            <text:p>　　223</text:p>
          </table:table-cell>
          <table:table-cell office:value-type="float" office:value="600479">
            <text:p>600479</text:p>
          </table:table-cell>
          <table:table-cell office:value-type="float" office:value="90479">
            <text:p>90479</text:p>
          </table:table-cell>
          <table:table-cell office:value-type="string">
            <text:p>千金药业(600479,股吧)1</text:p>
          </table:table-cell>
          <table:table-cell/>
        </table:table-row>
        <table:table-row table:style-name="ro1">
          <table:table-cell office:value-type="string">
            <text:p>　　224</text:p>
          </table:table-cell>
          <table:table-cell office:value-type="float" office:value="600480">
            <text:p>600480</text:p>
          </table:table-cell>
          <table:table-cell office:value-type="float" office:value="90480">
            <text:p>90480</text:p>
          </table:table-cell>
          <table:table-cell office:value-type="string">
            <text:p>凌云股份(600480,股吧)1</text:p>
          </table:table-cell>
          <table:table-cell/>
        </table:table-row>
        <table:table-row table:style-name="ro1">
          <table:table-cell office:value-type="string">
            <text:p>　　225</text:p>
          </table:table-cell>
          <table:table-cell office:value-type="float" office:value="600481">
            <text:p>600481</text:p>
          </table:table-cell>
          <table:table-cell office:value-type="float" office:value="90481">
            <text:p>90481</text:p>
          </table:table-cell>
          <table:table-cell office:value-type="string">
            <text:p>双良节能(600481,股吧)1</text:p>
          </table:table-cell>
          <table:table-cell/>
        </table:table-row>
        <table:table-row table:style-name="ro1">
          <table:table-cell office:value-type="string">
            <text:p>　　226</text:p>
          </table:table-cell>
          <table:table-cell office:value-type="float" office:value="600482">
            <text:p>600482</text:p>
          </table:table-cell>
          <table:table-cell office:value-type="float" office:value="90482">
            <text:p>90482</text:p>
          </table:table-cell>
          <table:table-cell office:value-type="string">
            <text:p>风帆股份(600482,股吧)1</text:p>
          </table:table-cell>
          <table:table-cell/>
        </table:table-row>
        <table:table-row table:style-name="ro1">
          <table:table-cell office:value-type="string">
            <text:p>　　227</text:p>
          </table:table-cell>
          <table:table-cell office:value-type="float" office:value="600486">
            <text:p>600486</text:p>
          </table:table-cell>
          <table:table-cell office:value-type="float" office:value="90486">
            <text:p>90486</text:p>
          </table:table-cell>
          <table:table-cell office:value-type="string">
            <text:p>扬农化工(600486,股吧)1</text:p>
          </table:table-cell>
          <table:table-cell/>
        </table:table-row>
        <table:table-row table:style-name="ro1">
          <table:table-cell office:value-type="string">
            <text:p>　　228</text:p>
          </table:table-cell>
          <table:table-cell office:value-type="float" office:value="600487">
            <text:p>600487</text:p>
          </table:table-cell>
          <table:table-cell office:value-type="float" office:value="90487">
            <text:p>90487</text:p>
          </table:table-cell>
          <table:table-cell office:value-type="string">
            <text:p>亨通光电(600487,股吧)1</text:p>
          </table:table-cell>
          <table:table-cell/>
        </table:table-row>
        <table:table-row table:style-name="ro1">
          <table:table-cell office:value-type="string">
            <text:p>　　229</text:p>
          </table:table-cell>
          <table:table-cell office:value-type="float" office:value="600488">
            <text:p>600488</text:p>
          </table:table-cell>
          <table:table-cell office:value-type="float" office:value="90488">
            <text:p>90488</text:p>
          </table:table-cell>
          <table:table-cell office:value-type="string">
            <text:p>天药股份(600488,股吧)1</text:p>
          </table:table-cell>
          <table:table-cell/>
        </table:table-row>
        <table:table-row table:style-name="ro1">
          <table:table-cell office:value-type="string">
            <text:p>　　230</text:p>
          </table:table-cell>
          <table:table-cell office:value-type="float" office:value="600489">
            <text:p>600489</text:p>
          </table:table-cell>
          <table:table-cell office:value-type="float" office:value="90489">
            <text:p>90489</text:p>
          </table:table-cell>
          <table:table-cell office:value-type="string">
            <text:p>中金黄金(600489,股吧)1</text:p>
          </table:table-cell>
          <table:table-cell/>
        </table:table-row>
        <table:table-row table:style-name="ro1">
          <table:table-cell office:value-type="string">
            <text:p>　　231</text:p>
          </table:table-cell>
          <table:table-cell office:value-type="float" office:value="600491">
            <text:p>600491</text:p>
          </table:table-cell>
          <table:table-cell office:value-type="float" office:value="90491">
            <text:p>90491</text:p>
          </table:table-cell>
          <table:table-cell office:value-type="string">
            <text:p>龙元建设(600491,股吧)1</text:p>
          </table:table-cell>
          <table:table-cell/>
        </table:table-row>
        <table:table-row table:style-name="ro1">
          <table:table-cell office:value-type="string">
            <text:p>　　232</text:p>
          </table:table-cell>
          <table:table-cell office:value-type="float" office:value="600495">
            <text:p>600495</text:p>
          </table:table-cell>
          <table:table-cell office:value-type="float" office:value="90495">
            <text:p>90495</text:p>
          </table:table-cell>
          <table:table-cell office:value-type="string">
            <text:p>晋西车轴(600495,股吧)1</text:p>
          </table:table-cell>
          <table:table-cell/>
        </table:table-row>
        <table:table-row table:style-name="ro1">
          <table:table-cell office:value-type="string">
            <text:p>　　233</text:p>
          </table:table-cell>
          <table:table-cell office:value-type="float" office:value="600496">
            <text:p>600496</text:p>
          </table:table-cell>
          <table:table-cell office:value-type="float" office:value="90496">
            <text:p>90496</text:p>
          </table:table-cell>
          <table:table-cell office:value-type="string">
            <text:p>精工钢构(600496,股吧)1</text:p>
          </table:table-cell>
          <table:table-cell/>
        </table:table-row>
        <table:table-row table:style-name="ro1">
          <table:table-cell office:value-type="string">
            <text:p>　　234</text:p>
          </table:table-cell>
          <table:table-cell office:value-type="float" office:value="600497">
            <text:p>600497</text:p>
          </table:table-cell>
          <table:table-cell office:value-type="float" office:value="90497">
            <text:p>90497</text:p>
          </table:table-cell>
          <table:table-cell office:value-type="string">
            <text:p>驰宏锌锗(600497,股吧)1</text:p>
          </table:table-cell>
          <table:table-cell/>
        </table:table-row>
        <table:table-row table:style-name="ro1">
          <table:table-cell office:value-type="string">
            <text:p>　　235</text:p>
          </table:table-cell>
          <table:table-cell office:value-type="float" office:value="600498">
            <text:p>600498</text:p>
          </table:table-cell>
          <table:table-cell office:value-type="float" office:value="90498">
            <text:p>90498</text:p>
          </table:table-cell>
          <table:table-cell office:value-type="string">
            <text:p>烽火通信(600498,股吧)1</text:p>
          </table:table-cell>
          <table:table-cell/>
        </table:table-row>
        <table:table-row table:style-name="ro1">
          <table:table-cell office:value-type="string">
            <text:p>　　236</text:p>
          </table:table-cell>
          <table:table-cell office:value-type="float" office:value="600499">
            <text:p>600499</text:p>
          </table:table-cell>
          <table:table-cell office:value-type="float" office:value="90499">
            <text:p>90499</text:p>
          </table:table-cell>
          <table:table-cell office:value-type="string">
            <text:p>科达洁能(600499,股吧)1</text:p>
          </table:table-cell>
          <table:table-cell/>
        </table:table-row>
        <table:table-row table:style-name="ro1">
          <table:table-cell office:value-type="string">
            <text:p>　　237</text:p>
          </table:table-cell>
          <table:table-cell office:value-type="float" office:value="600500">
            <text:p>600500</text:p>
          </table:table-cell>
          <table:table-cell office:value-type="float" office:value="90500">
            <text:p>90500</text:p>
          </table:table-cell>
          <table:table-cell office:value-type="string">
            <text:p>中化国际(600500,股吧)1</text:p>
          </table:table-cell>
          <table:table-cell/>
        </table:table-row>
        <table:table-row table:style-name="ro1">
          <table:table-cell office:value-type="string">
            <text:p>　　238</text:p>
          </table:table-cell>
          <table:table-cell office:value-type="float" office:value="600501">
            <text:p>600501</text:p>
          </table:table-cell>
          <table:table-cell office:value-type="float" office:value="90501">
            <text:p>90501</text:p>
          </table:table-cell>
          <table:table-cell office:value-type="string">
            <text:p>航天晨光(600501,股吧)1</text:p>
          </table:table-cell>
          <table:table-cell/>
        </table:table-row>
        <table:table-row table:style-name="ro1">
          <table:table-cell office:value-type="string">
            <text:p>　　239</text:p>
          </table:table-cell>
          <table:table-cell office:value-type="float" office:value="600502">
            <text:p>600502</text:p>
          </table:table-cell>
          <table:table-cell office:value-type="float" office:value="90502">
            <text:p>90502</text:p>
          </table:table-cell>
          <table:table-cell office:value-type="string">
            <text:p>安徽水利(600502,股吧)1</text:p>
          </table:table-cell>
          <table:table-cell/>
        </table:table-row>
        <table:table-row table:style-name="ro1">
          <table:table-cell office:value-type="string">
            <text:p>　　240</text:p>
          </table:table-cell>
          <table:table-cell office:value-type="float" office:value="600503">
            <text:p>600503</text:p>
          </table:table-cell>
          <table:table-cell office:value-type="float" office:value="90503">
            <text:p>90503</text:p>
          </table:table-cell>
          <table:table-cell office:value-type="string">
            <text:p>华丽家族(600503,股吧)1</text:p>
          </table:table-cell>
          <table:table-cell/>
        </table:table-row>
        <table:table-row table:style-name="ro1">
          <table:table-cell office:value-type="string">
            <text:p>　　241</text:p>
          </table:table-cell>
          <table:table-cell office:value-type="float" office:value="600507">
            <text:p>600507</text:p>
          </table:table-cell>
          <table:table-cell office:value-type="float" office:value="90507">
            <text:p>90507</text:p>
          </table:table-cell>
          <table:table-cell office:value-type="string">
            <text:p>方大特钢(600507,股吧)1</text:p>
          </table:table-cell>
          <table:table-cell/>
        </table:table-row>
        <table:table-row table:style-name="ro1">
          <table:table-cell office:value-type="string">
            <text:p>　　242</text:p>
          </table:table-cell>
          <table:table-cell office:value-type="float" office:value="600508">
            <text:p>600508</text:p>
          </table:table-cell>
          <table:table-cell office:value-type="float" office:value="90508">
            <text:p>90508</text:p>
          </table:table-cell>
          <table:table-cell office:value-type="string">
            <text:p>上海能源(600508,股吧)1</text:p>
          </table:table-cell>
          <table:table-cell/>
        </table:table-row>
        <table:table-row table:style-name="ro1">
          <table:table-cell office:value-type="string">
            <text:p>　　243</text:p>
          </table:table-cell>
          <table:table-cell office:value-type="float" office:value="600509">
            <text:p>600509</text:p>
          </table:table-cell>
          <table:table-cell office:value-type="float" office:value="90509">
            <text:p>90509</text:p>
          </table:table-cell>
          <table:table-cell office:value-type="string">
            <text:p>天富能源(600509,股吧)1</text:p>
          </table:table-cell>
          <table:table-cell/>
        </table:table-row>
        <table:table-row table:style-name="ro1">
          <table:table-cell office:value-type="string">
            <text:p>　　244</text:p>
          </table:table-cell>
          <table:table-cell office:value-type="float" office:value="600510">
            <text:p>600510</text:p>
          </table:table-cell>
          <table:table-cell office:value-type="float" office:value="90510">
            <text:p>90510</text:p>
          </table:table-cell>
          <table:table-cell office:value-type="string">
            <text:p>黑牡丹(600510,股吧)1</text:p>
          </table:table-cell>
          <table:table-cell/>
        </table:table-row>
        <table:table-row table:style-name="ro1">
          <table:table-cell office:value-type="string">
            <text:p>　　245</text:p>
          </table:table-cell>
          <table:table-cell office:value-type="float" office:value="600511">
            <text:p>600511</text:p>
          </table:table-cell>
          <table:table-cell office:value-type="float" office:value="90511">
            <text:p>90511</text:p>
          </table:table-cell>
          <table:table-cell office:value-type="string">
            <text:p>国药股份(600511,股吧)1</text:p>
          </table:table-cell>
          <table:table-cell/>
        </table:table-row>
        <table:table-row table:style-name="ro1">
          <table:table-cell office:value-type="string">
            <text:p>　　246</text:p>
          </table:table-cell>
          <table:table-cell office:value-type="float" office:value="600513">
            <text:p>600513</text:p>
          </table:table-cell>
          <table:table-cell office:value-type="float" office:value="90513">
            <text:p>90513</text:p>
          </table:table-cell>
          <table:table-cell office:value-type="string">
            <text:p>联环药业(600513,股吧)1</text:p>
          </table:table-cell>
          <table:table-cell/>
        </table:table-row>
        <table:table-row table:style-name="ro1">
          <table:table-cell office:value-type="string">
            <text:p>　　247</text:p>
          </table:table-cell>
          <table:table-cell office:value-type="float" office:value="600516">
            <text:p>600516</text:p>
          </table:table-cell>
          <table:table-cell office:value-type="float" office:value="90516">
            <text:p>90516</text:p>
          </table:table-cell>
          <table:table-cell office:value-type="string">
            <text:p>方大炭素(600516,股吧)1</text:p>
          </table:table-cell>
          <table:table-cell/>
        </table:table-row>
        <table:table-row table:style-name="ro1">
          <table:table-cell office:value-type="string">
            <text:p>　　248</text:p>
          </table:table-cell>
          <table:table-cell office:value-type="float" office:value="600517">
            <text:p>600517</text:p>
          </table:table-cell>
          <table:table-cell office:value-type="float" office:value="90517">
            <text:p>90517</text:p>
          </table:table-cell>
          <table:table-cell office:value-type="string">
            <text:p>置信电气(600517,股吧)1</text:p>
          </table:table-cell>
          <table:table-cell/>
        </table:table-row>
        <table:table-row table:style-name="ro1">
          <table:table-cell office:value-type="string">
            <text:p>　　249</text:p>
          </table:table-cell>
          <table:table-cell office:value-type="float" office:value="600518">
            <text:p>600518</text:p>
          </table:table-cell>
          <table:table-cell office:value-type="float" office:value="90518">
            <text:p>90518</text:p>
          </table:table-cell>
          <table:table-cell office:value-type="string">
            <text:p>康美药业(600518,股吧)1</text:p>
          </table:table-cell>
          <table:table-cell/>
        </table:table-row>
        <table:table-row table:style-name="ro1">
          <table:table-cell office:value-type="string">
            <text:p>　　250</text:p>
          </table:table-cell>
          <table:table-cell office:value-type="float" office:value="600519">
            <text:p>600519</text:p>
          </table:table-cell>
          <table:table-cell office:value-type="float" office:value="90519">
            <text:p>90519</text:p>
          </table:table-cell>
          <table:table-cell office:value-type="string">
            <text:p>贵州茅臺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51</text:p>
          </table:table-cell>
          <table:table-cell office:value-type="float" office:value="600521">
            <text:p>600521</text:p>
          </table:table-cell>
          <table:table-cell office:value-type="float" office:value="90521">
            <text:p>90521</text:p>
          </table:table-cell>
          <table:table-cell office:value-type="string">
            <text:p>华海药业(600521,股吧)1</text:p>
          </table:table-cell>
          <table:table-cell/>
        </table:table-row>
        <table:table-row table:style-name="ro1">
          <table:table-cell office:value-type="string">
            <text:p>　　252</text:p>
          </table:table-cell>
          <table:table-cell office:value-type="float" office:value="600522">
            <text:p>600522</text:p>
          </table:table-cell>
          <table:table-cell office:value-type="float" office:value="90522">
            <text:p>90522</text:p>
          </table:table-cell>
          <table:table-cell office:value-type="string">
            <text:p>中天科技(600522,股吧)1</text:p>
          </table:table-cell>
          <table:table-cell/>
        </table:table-row>
        <table:table-row table:style-name="ro1">
          <table:table-cell office:value-type="string">
            <text:p>　　253</text:p>
          </table:table-cell>
          <table:table-cell office:value-type="float" office:value="600523">
            <text:p>600523</text:p>
          </table:table-cell>
          <table:table-cell office:value-type="float" office:value="90523">
            <text:p>90523</text:p>
          </table:table-cell>
          <table:table-cell office:value-type="string">
            <text:p>贵航股份(600523,股吧)1</text:p>
          </table:table-cell>
          <table:table-cell/>
        </table:table-row>
        <table:table-row table:style-name="ro1">
          <table:table-cell office:value-type="string">
            <text:p>　　254</text:p>
          </table:table-cell>
          <table:table-cell office:value-type="float" office:value="600525">
            <text:p>600525</text:p>
          </table:table-cell>
          <table:table-cell office:value-type="float" office:value="90525">
            <text:p>90525</text:p>
          </table:table-cell>
          <table:table-cell office:value-type="string">
            <text:p>长园集团(600525,股吧)1</text:p>
          </table:table-cell>
          <table:table-cell/>
        </table:table-row>
        <table:table-row table:style-name="ro1">
          <table:table-cell office:value-type="string">
            <text:p>　　255</text:p>
          </table:table-cell>
          <table:table-cell office:value-type="float" office:value="600526">
            <text:p>600526</text:p>
          </table:table-cell>
          <table:table-cell office:value-type="float" office:value="90526">
            <text:p>90526</text:p>
          </table:table-cell>
          <table:table-cell office:value-type="string">
            <text:p>菲达环保(600526,股吧)1</text:p>
          </table:table-cell>
          <table:table-cell/>
        </table:table-row>
        <table:table-row table:style-name="ro1">
          <table:table-cell office:value-type="string">
            <text:p>　　256</text:p>
          </table:table-cell>
          <table:table-cell office:value-type="float" office:value="600527">
            <text:p>600527</text:p>
          </table:table-cell>
          <table:table-cell office:value-type="float" office:value="90527">
            <text:p>90527</text:p>
          </table:table-cell>
          <table:table-cell office:value-type="string">
            <text:p>江南高纤(600527,股吧)1</text:p>
          </table:table-cell>
          <table:table-cell/>
        </table:table-row>
        <table:table-row table:style-name="ro1">
          <table:table-cell office:value-type="string">
            <text:p>　　257</text:p>
          </table:table-cell>
          <table:table-cell office:value-type="float" office:value="600528">
            <text:p>600528</text:p>
          </table:table-cell>
          <table:table-cell office:value-type="float" office:value="90528">
            <text:p>90528</text:p>
          </table:table-cell>
          <table:table-cell office:value-type="string">
            <text:p>中铁二局(600528,股吧)1</text:p>
          </table:table-cell>
          <table:table-cell/>
        </table:table-row>
        <table:table-row table:style-name="ro1">
          <table:table-cell office:value-type="string">
            <text:p>　　258</text:p>
          </table:table-cell>
          <table:table-cell office:value-type="float" office:value="600532">
            <text:p>600532</text:p>
          </table:table-cell>
          <table:table-cell office:value-type="float" office:value="90532">
            <text:p>90532</text:p>
          </table:table-cell>
          <table:table-cell office:value-type="string">
            <text:p>宏达矿业(600532,股吧)1</text:p>
          </table:table-cell>
          <table:table-cell/>
        </table:table-row>
        <table:table-row table:style-name="ro1">
          <table:table-cell office:value-type="string">
            <text:p>　　259</text:p>
          </table:table-cell>
          <table:table-cell office:value-type="float" office:value="600535">
            <text:p>600535</text:p>
          </table:table-cell>
          <table:table-cell office:value-type="float" office:value="90535">
            <text:p>90535</text:p>
          </table:table-cell>
          <table:table-cell office:value-type="string">
            <text:p>天士力(600535,股吧)1</text:p>
          </table:table-cell>
          <table:table-cell/>
        </table:table-row>
        <table:table-row table:style-name="ro1">
          <table:table-cell office:value-type="string">
            <text:p>　　260</text:p>
          </table:table-cell>
          <table:table-cell office:value-type="float" office:value="600536">
            <text:p>600536</text:p>
          </table:table-cell>
          <table:table-cell office:value-type="float" office:value="90536">
            <text:p>90536</text:p>
          </table:table-cell>
          <table:table-cell office:value-type="string">
            <text:p>中国软件(600536,股吧)1</text:p>
          </table:table-cell>
          <table:table-cell/>
        </table:table-row>
        <table:table-row table:style-name="ro1">
          <table:table-cell office:value-type="string">
            <text:p>　　261</text:p>
          </table:table-cell>
          <table:table-cell office:value-type="float" office:value="600545">
            <text:p>600545</text:p>
          </table:table-cell>
          <table:table-cell office:value-type="float" office:value="90545">
            <text:p>90545</text:p>
          </table:table-cell>
          <table:table-cell office:value-type="string">
            <text:p>新疆城建(600545,股吧)1</text:p>
          </table:table-cell>
          <table:table-cell/>
        </table:table-row>
        <table:table-row table:style-name="ro1">
          <table:table-cell office:value-type="string">
            <text:p>　　262</text:p>
          </table:table-cell>
          <table:table-cell office:value-type="float" office:value="600546">
            <text:p>600546</text:p>
          </table:table-cell>
          <table:table-cell office:value-type="float" office:value="90546">
            <text:p>90546</text:p>
          </table:table-cell>
          <table:table-cell office:value-type="string">
            <text:p>山煤国际(600546,股吧)1</text:p>
          </table:table-cell>
          <table:table-cell/>
        </table:table-row>
        <table:table-row table:style-name="ro1">
          <table:table-cell office:value-type="string">
            <text:p>　　263</text:p>
          </table:table-cell>
          <table:table-cell office:value-type="float" office:value="600547">
            <text:p>600547</text:p>
          </table:table-cell>
          <table:table-cell office:value-type="float" office:value="90547">
            <text:p>90547</text:p>
          </table:table-cell>
          <table:table-cell office:value-type="string">
            <text:p>山东黄金(600547,股吧)1</text:p>
          </table:table-cell>
          <table:table-cell/>
        </table:table-row>
        <table:table-row table:style-name="ro1">
          <table:table-cell office:value-type="string">
            <text:p>　　264</text:p>
          </table:table-cell>
          <table:table-cell office:value-type="float" office:value="600548">
            <text:p>600548</text:p>
          </table:table-cell>
          <table:table-cell office:value-type="float" office:value="90548">
            <text:p>90548</text:p>
          </table:table-cell>
          <table:table-cell office:value-type="string">
            <text:p>深高速(600548,股吧)1</text:p>
          </table:table-cell>
          <table:table-cell/>
        </table:table-row>
        <table:table-row table:style-name="ro1">
          <table:table-cell office:value-type="string">
            <text:p>　　265</text:p>
          </table:table-cell>
          <table:table-cell office:value-type="float" office:value="600549">
            <text:p>600549</text:p>
          </table:table-cell>
          <table:table-cell office:value-type="float" office:value="90549">
            <text:p>90549</text:p>
          </table:table-cell>
          <table:table-cell office:value-type="string">
            <text:p>厦门钨业(600549,股吧)1</text:p>
          </table:table-cell>
          <table:table-cell/>
        </table:table-row>
        <table:table-row table:style-name="ro1">
          <table:table-cell office:value-type="string">
            <text:p>　　266</text:p>
          </table:table-cell>
          <table:table-cell office:value-type="float" office:value="600551">
            <text:p>600551</text:p>
          </table:table-cell>
          <table:table-cell office:value-type="float" office:value="90551">
            <text:p>90551</text:p>
          </table:table-cell>
          <table:table-cell office:value-type="string">
            <text:p>时代出版(600551,股吧)1</text:p>
          </table:table-cell>
          <table:table-cell/>
        </table:table-row>
        <table:table-row table:style-name="ro1">
          <table:table-cell office:value-type="string">
            <text:p>　　267</text:p>
          </table:table-cell>
          <table:table-cell office:value-type="float" office:value="600552">
            <text:p>600552</text:p>
          </table:table-cell>
          <table:table-cell office:value-type="float" office:value="90552">
            <text:p>90552</text:p>
          </table:table-cell>
          <table:table-cell office:value-type="string">
            <text:p>方兴科技(600552,股吧)1</text:p>
          </table:table-cell>
          <table:table-cell/>
        </table:table-row>
        <table:table-row table:style-name="ro1">
          <table:table-cell office:value-type="string">
            <text:p>　　268</text:p>
          </table:table-cell>
          <table:table-cell office:value-type="float" office:value="600557">
            <text:p>600557</text:p>
          </table:table-cell>
          <table:table-cell office:value-type="float" office:value="90557">
            <text:p>90557</text:p>
          </table:table-cell>
          <table:table-cell office:value-type="string">
            <text:p>康缘药业(600557,股吧)1</text:p>
          </table:table-cell>
          <table:table-cell/>
        </table:table-row>
        <table:table-row table:style-name="ro1">
          <table:table-cell office:value-type="string">
            <text:p>　　269</text:p>
          </table:table-cell>
          <table:table-cell office:value-type="float" office:value="600559">
            <text:p>600559</text:p>
          </table:table-cell>
          <table:table-cell office:value-type="float" office:value="90559">
            <text:p>90559</text:p>
          </table:table-cell>
          <table:table-cell office:value-type="string">
            <text:p>老白乾酒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70</text:p>
          </table:table-cell>
          <table:table-cell office:value-type="float" office:value="600560">
            <text:p>600560</text:p>
          </table:table-cell>
          <table:table-cell office:value-type="float" office:value="90560">
            <text:p>90560</text:p>
          </table:table-cell>
          <table:table-cell office:value-type="string">
            <text:p>金自天正(600560,股吧)1</text:p>
          </table:table-cell>
          <table:table-cell/>
        </table:table-row>
        <table:table-row table:style-name="ro1">
          <table:table-cell office:value-type="string">
            <text:p>　　271</text:p>
          </table:table-cell>
          <table:table-cell office:value-type="float" office:value="600561">
            <text:p>600561</text:p>
          </table:table-cell>
          <table:table-cell office:value-type="float" office:value="90561">
            <text:p>90561</text:p>
          </table:table-cell>
          <table:table-cell office:value-type="string">
            <text:p>江西长运(600561,股吧)1</text:p>
          </table:table-cell>
          <table:table-cell/>
        </table:table-row>
        <table:table-row table:style-name="ro1">
          <table:table-cell office:value-type="string">
            <text:p>　　272</text:p>
          </table:table-cell>
          <table:table-cell office:value-type="float" office:value="600563">
            <text:p>600563</text:p>
          </table:table-cell>
          <table:table-cell office:value-type="float" office:value="90563">
            <text:p>90563</text:p>
          </table:table-cell>
          <table:table-cell office:value-type="string">
            <text:p>法拉电子(600563,股吧)1</text:p>
          </table:table-cell>
          <table:table-cell/>
        </table:table-row>
        <table:table-row table:style-name="ro1">
          <table:table-cell office:value-type="string">
            <text:p>　　273</text:p>
          </table:table-cell>
          <table:table-cell office:value-type="float" office:value="600565">
            <text:p>600565</text:p>
          </table:table-cell>
          <table:table-cell office:value-type="float" office:value="90565">
            <text:p>90565</text:p>
          </table:table-cell>
          <table:table-cell office:value-type="string">
            <text:p>迪马股份(600565,股吧)1</text:p>
          </table:table-cell>
          <table:table-cell/>
        </table:table-row>
        <table:table-row table:style-name="ro1">
          <table:table-cell office:value-type="string">
            <text:p>　　274</text:p>
          </table:table-cell>
          <table:table-cell office:value-type="float" office:value="600566">
            <text:p>600566</text:p>
          </table:table-cell>
          <table:table-cell office:value-type="float" office:value="90566">
            <text:p>90566</text:p>
          </table:table-cell>
          <table:table-cell office:value-type="string">
            <text:p>洪城股份(600566,股吧)1</text:p>
          </table:table-cell>
          <table:table-cell/>
        </table:table-row>
        <table:table-row table:style-name="ro1">
          <table:table-cell office:value-type="string">
            <text:p>　　275</text:p>
          </table:table-cell>
          <table:table-cell office:value-type="float" office:value="600567">
            <text:p>600567</text:p>
          </table:table-cell>
          <table:table-cell office:value-type="float" office:value="90567">
            <text:p>90567</text:p>
          </table:table-cell>
          <table:table-cell office:value-type="string">
            <text:p>山鹰纸业(600567,股吧)1</text:p>
          </table:table-cell>
          <table:table-cell/>
        </table:table-row>
        <table:table-row table:style-name="ro1">
          <table:table-cell office:value-type="string">
            <text:p>　　276</text:p>
          </table:table-cell>
          <table:table-cell office:value-type="float" office:value="600568">
            <text:p>600568</text:p>
          </table:table-cell>
          <table:table-cell office:value-type="float" office:value="90568">
            <text:p>90568</text:p>
          </table:table-cell>
          <table:table-cell office:value-type="string">
            <text:p>中珠控股(600568,股吧)1</text:p>
          </table:table-cell>
          <table:table-cell/>
        </table:table-row>
        <table:table-row table:style-name="ro1">
          <table:table-cell office:value-type="string">
            <text:p>　　277</text:p>
          </table:table-cell>
          <table:table-cell office:value-type="float" office:value="600570">
            <text:p>600570</text:p>
          </table:table-cell>
          <table:table-cell office:value-type="float" office:value="90570">
            <text:p>90570</text:p>
          </table:table-cell>
          <table:table-cell office:value-type="string">
            <text:p>恒生电子(600570,股吧)1</text:p>
          </table:table-cell>
          <table:table-cell/>
        </table:table-row>
        <table:table-row table:style-name="ro1">
          <table:table-cell office:value-type="string">
            <text:p>　　278</text:p>
          </table:table-cell>
          <table:table-cell office:value-type="float" office:value="600571">
            <text:p>600571</text:p>
          </table:table-cell>
          <table:table-cell office:value-type="float" office:value="90571">
            <text:p>90571</text:p>
          </table:table-cell>
          <table:table-cell office:value-type="string">
            <text:p>信雅达(600571,股吧)1</text:p>
          </table:table-cell>
          <table:table-cell/>
        </table:table-row>
        <table:table-row table:style-name="ro1">
          <table:table-cell office:value-type="string">
            <text:p>　　279</text:p>
          </table:table-cell>
          <table:table-cell office:value-type="float" office:value="600572">
            <text:p>600572</text:p>
          </table:table-cell>
          <table:table-cell office:value-type="float" office:value="90572">
            <text:p>90572</text:p>
          </table:table-cell>
          <table:table-cell office:value-type="string">
            <text:p>康恩贝(600572,股吧)1</text:p>
          </table:table-cell>
          <table:table-cell/>
        </table:table-row>
        <table:table-row table:style-name="ro1">
          <table:table-cell office:value-type="string">
            <text:p>　　280</text:p>
          </table:table-cell>
          <table:table-cell office:value-type="float" office:value="600575">
            <text:p>600575</text:p>
          </table:table-cell>
          <table:table-cell office:value-type="float" office:value="90575">
            <text:p>90575</text:p>
          </table:table-cell>
          <table:table-cell office:value-type="string">
            <text:p>皖江物流(600575,股吧)1</text:p>
          </table:table-cell>
          <table:table-cell/>
        </table:table-row>
        <table:table-row table:style-name="ro1">
          <table:table-cell office:value-type="string">
            <text:p>　　281</text:p>
          </table:table-cell>
          <table:table-cell office:value-type="float" office:value="600577">
            <text:p>600577</text:p>
          </table:table-cell>
          <table:table-cell office:value-type="float" office:value="90577">
            <text:p>90577</text:p>
          </table:table-cell>
          <table:table-cell office:value-type="string">
            <text:p>精达股份(600577,股吧)1</text:p>
          </table:table-cell>
          <table:table-cell/>
        </table:table-row>
        <table:table-row table:style-name="ro1">
          <table:table-cell office:value-type="string">
            <text:p>　　282</text:p>
          </table:table-cell>
          <table:table-cell office:value-type="float" office:value="600578">
            <text:p>600578</text:p>
          </table:table-cell>
          <table:table-cell office:value-type="float" office:value="90578">
            <text:p>90578</text:p>
          </table:table-cell>
          <table:table-cell office:value-type="string">
            <text:p>京能电力(600578,股吧)1</text:p>
          </table:table-cell>
          <table:table-cell/>
        </table:table-row>
        <table:table-row table:style-name="ro1">
          <table:table-cell office:value-type="string">
            <text:p>　　283</text:p>
          </table:table-cell>
          <table:table-cell office:value-type="float" office:value="600580">
            <text:p>600580</text:p>
          </table:table-cell>
          <table:table-cell office:value-type="float" office:value="90580">
            <text:p>90580</text:p>
          </table:table-cell>
          <table:table-cell office:value-type="string">
            <text:p>卧龙电气(600580,股吧)1</text:p>
          </table:table-cell>
          <table:table-cell/>
        </table:table-row>
        <table:table-row table:style-name="ro1">
          <table:table-cell office:value-type="string">
            <text:p>　　284</text:p>
          </table:table-cell>
          <table:table-cell office:value-type="float" office:value="600582">
            <text:p>600582</text:p>
          </table:table-cell>
          <table:table-cell office:value-type="float" office:value="90582">
            <text:p>90582</text:p>
          </table:table-cell>
          <table:table-cell office:value-type="string">
            <text:p>天地科技(600582,股吧)1</text:p>
          </table:table-cell>
          <table:table-cell/>
        </table:table-row>
        <table:table-row table:style-name="ro1">
          <table:table-cell office:value-type="string">
            <text:p>　　285</text:p>
          </table:table-cell>
          <table:table-cell office:value-type="float" office:value="600583">
            <text:p>600583</text:p>
          </table:table-cell>
          <table:table-cell office:value-type="float" office:value="90583">
            <text:p>90583</text:p>
          </table:table-cell>
          <table:table-cell office:value-type="string">
            <text:p>海油工程(600583,股吧)1</text:p>
          </table:table-cell>
          <table:table-cell/>
        </table:table-row>
        <table:table-row table:style-name="ro1">
          <table:table-cell office:value-type="string">
            <text:p>　　286</text:p>
          </table:table-cell>
          <table:table-cell office:value-type="float" office:value="600584">
            <text:p>600584</text:p>
          </table:table-cell>
          <table:table-cell office:value-type="float" office:value="90584">
            <text:p>90584</text:p>
          </table:table-cell>
          <table:table-cell office:value-type="string">
            <text:p>长电科技(600584,股吧)1</text:p>
          </table:table-cell>
          <table:table-cell/>
        </table:table-row>
        <table:table-row table:style-name="ro1">
          <table:table-cell office:value-type="string">
            <text:p>　　287</text:p>
          </table:table-cell>
          <table:table-cell office:value-type="float" office:value="600585">
            <text:p>600585</text:p>
          </table:table-cell>
          <table:table-cell office:value-type="float" office:value="90585">
            <text:p>90585</text:p>
          </table:table-cell>
          <table:table-cell office:value-type="string">
            <text:p>海螺水泥(600585,股吧)1</text:p>
          </table:table-cell>
          <table:table-cell/>
        </table:table-row>
        <table:table-row table:style-name="ro1">
          <table:table-cell office:value-type="string">
            <text:p>　　288</text:p>
          </table:table-cell>
          <table:table-cell office:value-type="float" office:value="600586">
            <text:p>600586</text:p>
          </table:table-cell>
          <table:table-cell office:value-type="float" office:value="90586">
            <text:p>90586</text:p>
          </table:table-cell>
          <table:table-cell office:value-type="string">
            <text:p>金晶科技(600586,股吧)1</text:p>
          </table:table-cell>
          <table:table-cell/>
        </table:table-row>
        <table:table-row table:style-name="ro1">
          <table:table-cell office:value-type="string">
            <text:p>　　289</text:p>
          </table:table-cell>
          <table:table-cell office:value-type="float" office:value="600587">
            <text:p>600587</text:p>
          </table:table-cell>
          <table:table-cell office:value-type="float" office:value="90587">
            <text:p>90587</text:p>
          </table:table-cell>
          <table:table-cell office:value-type="string">
            <text:p>新华医疗(600587,股吧)1</text:p>
          </table:table-cell>
          <table:table-cell/>
        </table:table-row>
        <table:table-row table:style-name="ro1">
          <table:table-cell office:value-type="string">
            <text:p>　　290</text:p>
          </table:table-cell>
          <table:table-cell office:value-type="float" office:value="600588">
            <text:p>600588</text:p>
          </table:table-cell>
          <table:table-cell office:value-type="float" office:value="90588">
            <text:p>90588</text:p>
          </table:table-cell>
          <table:table-cell office:value-type="string">
            <text:p>用友软件(600588,股吧)1</text:p>
          </table:table-cell>
          <table:table-cell/>
        </table:table-row>
        <table:table-row table:style-name="ro1">
          <table:table-cell office:value-type="string">
            <text:p>　　291</text:p>
          </table:table-cell>
          <table:table-cell office:value-type="float" office:value="600589">
            <text:p>600589</text:p>
          </table:table-cell>
          <table:table-cell office:value-type="float" office:value="90589">
            <text:p>90589</text:p>
          </table:table-cell>
          <table:table-cell office:value-type="string">
            <text:p>广东榕泰(600589,股吧)1</text:p>
          </table:table-cell>
          <table:table-cell/>
        </table:table-row>
        <table:table-row table:style-name="ro1">
          <table:table-cell office:value-type="string">
            <text:p>　　292</text:p>
          </table:table-cell>
          <table:table-cell office:value-type="float" office:value="600594">
            <text:p>600594</text:p>
          </table:table-cell>
          <table:table-cell office:value-type="float" office:value="90594">
            <text:p>90594</text:p>
          </table:table-cell>
          <table:table-cell office:value-type="string">
            <text:p>益佰製药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293</text:p>
          </table:table-cell>
          <table:table-cell office:value-type="float" office:value="600596">
            <text:p>600596</text:p>
          </table:table-cell>
          <table:table-cell office:value-type="float" office:value="90596">
            <text:p>90596</text:p>
          </table:table-cell>
          <table:table-cell office:value-type="string">
            <text:p>新安股份(600596,股吧)1</text:p>
          </table:table-cell>
          <table:table-cell/>
        </table:table-row>
        <table:table-row table:style-name="ro1">
          <table:table-cell office:value-type="string">
            <text:p>　　294</text:p>
          </table:table-cell>
          <table:table-cell office:value-type="float" office:value="600597">
            <text:p>600597</text:p>
          </table:table-cell>
          <table:table-cell office:value-type="float" office:value="90597">
            <text:p>90597</text:p>
          </table:table-cell>
          <table:table-cell office:value-type="string">
            <text:p>光明乳业(600597,股吧)1</text:p>
          </table:table-cell>
          <table:table-cell/>
        </table:table-row>
        <table:table-row table:style-name="ro1">
          <table:table-cell office:value-type="string">
            <text:p>　　295</text:p>
          </table:table-cell>
          <table:table-cell office:value-type="float" office:value="600600">
            <text:p>600600</text:p>
          </table:table-cell>
          <table:table-cell office:value-type="float" office:value="90600">
            <text:p>90600</text:p>
          </table:table-cell>
          <table:table-cell office:value-type="string">
            <text:p>青岛啤酒1</text:p>
          </table:table-cell>
          <table:table-cell/>
        </table:table-row>
        <table:table-row table:style-name="ro1">
          <table:table-cell office:value-type="string">
            <text:p>　　296</text:p>
          </table:table-cell>
          <table:table-cell office:value-type="float" office:value="600611">
            <text:p>600611</text:p>
          </table:table-cell>
          <table:table-cell office:value-type="float" office:value="90611">
            <text:p>90611</text:p>
          </table:table-cell>
          <table:table-cell office:value-type="string">
            <text:p>大众交通(600611,股吧)1</text:p>
          </table:table-cell>
          <table:table-cell/>
        </table:table-row>
        <table:table-row table:style-name="ro1">
          <table:table-cell office:value-type="string">
            <text:p>　　297</text:p>
          </table:table-cell>
          <table:table-cell office:value-type="float" office:value="600612">
            <text:p>600612</text:p>
          </table:table-cell>
          <table:table-cell office:value-type="float" office:value="90612">
            <text:p>90612</text:p>
          </table:table-cell>
          <table:table-cell office:value-type="string">
            <text:p>老凤祥(600612,股吧)1</text:p>
          </table:table-cell>
          <table:table-cell/>
        </table:table-row>
        <table:table-row table:style-name="ro1">
          <table:table-cell office:value-type="string">
            <text:p>　　298</text:p>
          </table:table-cell>
          <table:table-cell office:value-type="float" office:value="600614">
            <text:p>600614</text:p>
          </table:table-cell>
          <table:table-cell office:value-type="float" office:value="90614">
            <text:p>90614</text:p>
          </table:table-cell>
          <table:table-cell office:value-type="string">
            <text:p>鼎立股份(600614,股吧)1</text:p>
          </table:table-cell>
          <table:table-cell/>
        </table:table-row>
        <table:table-row table:style-name="ro1">
          <table:table-cell office:value-type="string">
            <text:p>　　299</text:p>
          </table:table-cell>
          <table:table-cell office:value-type="float" office:value="600616">
            <text:p>600616</text:p>
          </table:table-cell>
          <table:table-cell office:value-type="float" office:value="90616">
            <text:p>90616</text:p>
          </table:table-cell>
          <table:table-cell office:value-type="string">
            <text:p>金枫酒业(600616,股吧)1</text:p>
          </table:table-cell>
          <table:table-cell/>
        </table:table-row>
        <table:table-row table:style-name="ro1">
          <table:table-cell office:value-type="string">
            <text:p>　　300</text:p>
          </table:table-cell>
          <table:table-cell office:value-type="float" office:value="600618">
            <text:p>600618</text:p>
          </table:table-cell>
          <table:table-cell office:value-type="float" office:value="90618">
            <text:p>90618</text:p>
          </table:table-cell>
          <table:table-cell office:value-type="string">
            <text:p>氯硷化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301</text:p>
          </table:table-cell>
          <table:table-cell office:value-type="float" office:value="600620">
            <text:p>600620</text:p>
          </table:table-cell>
          <table:table-cell office:value-type="float" office:value="90620">
            <text:p>90620</text:p>
          </table:table-cell>
          <table:table-cell office:value-type="string">
            <text:p>天宸股份(600620,股吧)1</text:p>
          </table:table-cell>
          <table:table-cell/>
        </table:table-row>
        <table:table-row table:style-name="ro1">
          <table:table-cell office:value-type="string">
            <text:p>　　302</text:p>
          </table:table-cell>
          <table:table-cell office:value-type="float" office:value="600622">
            <text:p>600622</text:p>
          </table:table-cell>
          <table:table-cell office:value-type="float" office:value="90622">
            <text:p>90622</text:p>
          </table:table-cell>
          <table:table-cell office:value-type="string">
            <text:p>嘉宝集团(600622,股吧)1</text:p>
          </table:table-cell>
          <table:table-cell/>
        </table:table-row>
        <table:table-row table:style-name="ro1">
          <table:table-cell office:value-type="string">
            <text:p>　　303</text:p>
          </table:table-cell>
          <table:table-cell office:value-type="float" office:value="600623">
            <text:p>600623</text:p>
          </table:table-cell>
          <table:table-cell office:value-type="float" office:value="90623">
            <text:p>90623</text:p>
          </table:table-cell>
          <table:table-cell office:value-type="string">
            <text:p>双钱股份(600623,股吧)1</text:p>
          </table:table-cell>
          <table:table-cell/>
        </table:table-row>
        <table:table-row table:style-name="ro1">
          <table:table-cell office:value-type="string">
            <text:p>　　304</text:p>
          </table:table-cell>
          <table:table-cell office:value-type="float" office:value="600624">
            <text:p>600624</text:p>
          </table:table-cell>
          <table:table-cell office:value-type="float" office:value="90624">
            <text:p>90624</text:p>
          </table:table-cell>
          <table:table-cell office:value-type="string">
            <text:p>復旦复华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305</text:p>
          </table:table-cell>
          <table:table-cell office:value-type="float" office:value="600626">
            <text:p>600626</text:p>
          </table:table-cell>
          <table:table-cell office:value-type="float" office:value="90626">
            <text:p>90626</text:p>
          </table:table-cell>
          <table:table-cell office:value-type="string">
            <text:p>申达股份(600626,股吧)1</text:p>
          </table:table-cell>
          <table:table-cell/>
        </table:table-row>
        <table:table-row table:style-name="ro1">
          <table:table-cell office:value-type="string">
            <text:p>　　306</text:p>
          </table:table-cell>
          <table:table-cell office:value-type="float" office:value="600628">
            <text:p>600628</text:p>
          </table:table-cell>
          <table:table-cell office:value-type="float" office:value="90628">
            <text:p>90628</text:p>
          </table:table-cell>
          <table:table-cell office:value-type="string">
            <text:p>新世界(600628,股吧)1</text:p>
          </table:table-cell>
          <table:table-cell/>
        </table:table-row>
        <table:table-row table:style-name="ro1">
          <table:table-cell office:value-type="string">
            <text:p>　　307</text:p>
          </table:table-cell>
          <table:table-cell office:value-type="float" office:value="600633">
            <text:p>600633</text:p>
          </table:table-cell>
          <table:table-cell office:value-type="float" office:value="90633">
            <text:p>90633</text:p>
          </table:table-cell>
          <table:table-cell office:value-type="string">
            <text:p>浙报传媒(600633,股吧)1</text:p>
          </table:table-cell>
          <table:table-cell/>
        </table:table-row>
        <table:table-row table:style-name="ro1">
          <table:table-cell office:value-type="string">
            <text:p>　　308</text:p>
          </table:table-cell>
          <table:table-cell office:value-type="float" office:value="600635">
            <text:p>600635</text:p>
          </table:table-cell>
          <table:table-cell office:value-type="float" office:value="90635">
            <text:p>90635</text:p>
          </table:table-cell>
          <table:table-cell office:value-type="string">
            <text:p>大众公用(600635,股吧)1</text:p>
          </table:table-cell>
          <table:table-cell/>
        </table:table-row>
        <table:table-row table:style-name="ro1">
          <table:table-cell office:value-type="string">
            <text:p>　　309</text:p>
          </table:table-cell>
          <table:table-cell office:value-type="float" office:value="600636">
            <text:p>600636</text:p>
          </table:table-cell>
          <table:table-cell office:value-type="float" office:value="90636">
            <text:p>90636</text:p>
          </table:table-cell>
          <table:table-cell office:value-type="string">
            <text:p>三爱富(600636,股吧)1</text:p>
          </table:table-cell>
          <table:table-cell/>
        </table:table-row>
        <table:table-row table:style-name="ro1">
          <table:table-cell office:value-type="string">
            <text:p>　　310</text:p>
          </table:table-cell>
          <table:table-cell office:value-type="float" office:value="600637">
            <text:p>600637</text:p>
          </table:table-cell>
          <table:table-cell office:value-type="float" office:value="90637">
            <text:p>90637</text:p>
          </table:table-cell>
          <table:table-cell office:value-type="string">
            <text:p>百视通(600637,股吧)1</text:p>
          </table:table-cell>
          <table:table-cell/>
        </table:table-row>
        <table:table-row table:style-name="ro1">
          <table:table-cell office:value-type="string">
            <text:p>　　311</text:p>
          </table:table-cell>
          <table:table-cell office:value-type="float" office:value="600638">
            <text:p>600638</text:p>
          </table:table-cell>
          <table:table-cell office:value-type="float" office:value="90638">
            <text:p>90638</text:p>
          </table:table-cell>
          <table:table-cell office:value-type="string">
            <text:p>新黄浦(600638,股吧)1</text:p>
          </table:table-cell>
          <table:table-cell/>
        </table:table-row>
        <table:table-row table:style-name="ro1">
          <table:table-cell office:value-type="string">
            <text:p>　　312</text:p>
          </table:table-cell>
          <table:table-cell office:value-type="float" office:value="600639">
            <text:p>600639</text:p>
          </table:table-cell>
          <table:table-cell office:value-type="float" office:value="90639">
            <text:p>90639</text:p>
          </table:table-cell>
          <table:table-cell office:value-type="string">
            <text:p>浦东金桥(600639,股吧)1</text:p>
          </table:table-cell>
          <table:table-cell/>
        </table:table-row>
        <table:table-row table:style-name="ro1">
          <table:table-cell office:value-type="string">
            <text:p>　　313</text:p>
          </table:table-cell>
          <table:table-cell office:value-type="float" office:value="600641">
            <text:p>600641</text:p>
          </table:table-cell>
          <table:table-cell office:value-type="float" office:value="90641">
            <text:p>90641</text:p>
          </table:table-cell>
          <table:table-cell office:value-type="string">
            <text:p>万业企业(600641,股吧)1</text:p>
          </table:table-cell>
          <table:table-cell/>
        </table:table-row>
        <table:table-row table:style-name="ro1">
          <table:table-cell office:value-type="string">
            <text:p>　　314</text:p>
          </table:table-cell>
          <table:table-cell office:value-type="float" office:value="600642">
            <text:p>600642</text:p>
          </table:table-cell>
          <table:table-cell office:value-type="float" office:value="90642">
            <text:p>90642</text:p>
          </table:table-cell>
          <table:table-cell office:value-type="string">
            <text:p>申能股份(600642,股吧)1</text:p>
          </table:table-cell>
          <table:table-cell/>
        </table:table-row>
        <table:table-row table:style-name="ro1">
          <table:table-cell office:value-type="string">
            <text:p>　　315</text:p>
          </table:table-cell>
          <table:table-cell office:value-type="float" office:value="600643">
            <text:p>600643</text:p>
          </table:table-cell>
          <table:table-cell office:value-type="float" office:value="90643">
            <text:p>90643</text:p>
          </table:table-cell>
          <table:table-cell office:value-type="string">
            <text:p>爱建股份(600643,股吧)1</text:p>
          </table:table-cell>
          <table:table-cell/>
        </table:table-row>
        <table:table-row table:style-name="ro1">
          <table:table-cell office:value-type="string">
            <text:p>　　316</text:p>
          </table:table-cell>
          <table:table-cell office:value-type="float" office:value="600648">
            <text:p>600648</text:p>
          </table:table-cell>
          <table:table-cell office:value-type="float" office:value="90648">
            <text:p>90648</text:p>
          </table:table-cell>
          <table:table-cell office:value-type="string">
            <text:p>外高桥(600648,股吧)1</text:p>
          </table:table-cell>
          <table:table-cell/>
        </table:table-row>
        <table:table-row table:style-name="ro1">
          <table:table-cell office:value-type="string">
            <text:p>　　317</text:p>
          </table:table-cell>
          <table:table-cell office:value-type="float" office:value="600649">
            <text:p>600649</text:p>
          </table:table-cell>
          <table:table-cell office:value-type="float" office:value="90649">
            <text:p>90649</text:p>
          </table:table-cell>
          <table:table-cell office:value-type="string">
            <text:p>城投控股(600649,股吧)1</text:p>
          </table:table-cell>
          <table:table-cell/>
        </table:table-row>
        <table:table-row table:style-name="ro1">
          <table:table-cell office:value-type="string">
            <text:p>　　318</text:p>
          </table:table-cell>
          <table:table-cell office:value-type="float" office:value="600650">
            <text:p>600650</text:p>
          </table:table-cell>
          <table:table-cell office:value-type="float" office:value="90650">
            <text:p>90650</text:p>
          </table:table-cell>
          <table:table-cell office:value-type="string">
            <text:p>锦江投资(600650,股吧)1</text:p>
          </table:table-cell>
          <table:table-cell/>
        </table:table-row>
        <table:table-row table:style-name="ro1">
          <table:table-cell office:value-type="string">
            <text:p>　　319</text:p>
          </table:table-cell>
          <table:table-cell office:value-type="float" office:value="600651">
            <text:p>600651</text:p>
          </table:table-cell>
          <table:table-cell office:value-type="float" office:value="90651">
            <text:p>90651</text:p>
          </table:table-cell>
          <table:table-cell office:value-type="string">
            <text:p>飞乐音响(600651,股吧)1</text:p>
          </table:table-cell>
          <table:table-cell/>
        </table:table-row>
        <table:table-row table:style-name="ro1">
          <table:table-cell office:value-type="string">
            <text:p>　　320</text:p>
          </table:table-cell>
          <table:table-cell office:value-type="float" office:value="600654">
            <text:p>600654</text:p>
          </table:table-cell>
          <table:table-cell office:value-type="float" office:value="90654">
            <text:p>90654</text:p>
          </table:table-cell>
          <table:table-cell office:value-type="string">
            <text:p>飞乐股份(600654,股吧)1</text:p>
          </table:table-cell>
          <table:table-cell/>
        </table:table-row>
        <table:table-row table:style-name="ro1">
          <table:table-cell office:value-type="string">
            <text:p>　　321</text:p>
          </table:table-cell>
          <table:table-cell office:value-type="float" office:value="600655">
            <text:p>600655</text:p>
          </table:table-cell>
          <table:table-cell office:value-type="float" office:value="90655">
            <text:p>90655</text:p>
          </table:table-cell>
          <table:table-cell office:value-type="string">
            <text:p>豫园商城(600655,股吧)1</text:p>
          </table:table-cell>
          <table:table-cell/>
        </table:table-row>
        <table:table-row table:style-name="ro1">
          <table:table-cell office:value-type="string">
            <text:p>　　322</text:p>
          </table:table-cell>
          <table:table-cell office:value-type="float" office:value="600657">
            <text:p>600657</text:p>
          </table:table-cell>
          <table:table-cell office:value-type="float" office:value="90657">
            <text:p>90657</text:p>
          </table:table-cell>
          <table:table-cell office:value-type="string">
            <text:p>信达地产(600657,股吧)1</text:p>
          </table:table-cell>
          <table:table-cell/>
        </table:table-row>
        <table:table-row table:style-name="ro1">
          <table:table-cell office:value-type="string">
            <text:p>　　323</text:p>
          </table:table-cell>
          <table:table-cell office:value-type="float" office:value="600658">
            <text:p>600658</text:p>
          </table:table-cell>
          <table:table-cell office:value-type="float" office:value="90658">
            <text:p>90658</text:p>
          </table:table-cell>
          <table:table-cell office:value-type="string">
            <text:p>电子城(600658,股吧)1</text:p>
          </table:table-cell>
          <table:table-cell/>
        </table:table-row>
        <table:table-row table:style-name="ro1">
          <table:table-cell office:value-type="string">
            <text:p>　　324</text:p>
          </table:table-cell>
          <table:table-cell office:value-type="float" office:value="600660">
            <text:p>600660</text:p>
          </table:table-cell>
          <table:table-cell office:value-type="float" office:value="90660">
            <text:p>90660</text:p>
          </table:table-cell>
          <table:table-cell office:value-type="string">
            <text:p>福耀玻璃(600660,股吧)1</text:p>
          </table:table-cell>
          <table:table-cell/>
        </table:table-row>
        <table:table-row table:style-name="ro1">
          <table:table-cell office:value-type="string">
            <text:p>　　325</text:p>
          </table:table-cell>
          <table:table-cell office:value-type="float" office:value="600662">
            <text:p>600662</text:p>
          </table:table-cell>
          <table:table-cell office:value-type="float" office:value="90662">
            <text:p>90662</text:p>
          </table:table-cell>
          <table:table-cell office:value-type="string">
            <text:p>强生控股(600662,股吧)1</text:p>
          </table:table-cell>
          <table:table-cell/>
        </table:table-row>
        <table:table-row table:style-name="ro1">
          <table:table-cell office:value-type="string">
            <text:p>　　326</text:p>
          </table:table-cell>
          <table:table-cell office:value-type="float" office:value="600663">
            <text:p>600663</text:p>
          </table:table-cell>
          <table:table-cell office:value-type="float" office:value="90663">
            <text:p>90663</text:p>
          </table:table-cell>
          <table:table-cell office:value-type="string">
            <text:p>陆家嘴(600663,股吧)1</text:p>
          </table:table-cell>
          <table:table-cell/>
        </table:table-row>
        <table:table-row table:style-name="ro1">
          <table:table-cell office:value-type="string">
            <text:p>　　327</text:p>
          </table:table-cell>
          <table:table-cell office:value-type="float" office:value="600664">
            <text:p>600664</text:p>
          </table:table-cell>
          <table:table-cell office:value-type="float" office:value="90664">
            <text:p>90664</text:p>
          </table:table-cell>
          <table:table-cell office:value-type="string">
            <text:p>哈药股份(600664,股吧)1</text:p>
          </table:table-cell>
          <table:table-cell/>
        </table:table-row>
        <table:table-row table:style-name="ro1">
          <table:table-cell office:value-type="string">
            <text:p>　　328</text:p>
          </table:table-cell>
          <table:table-cell office:value-type="float" office:value="600666">
            <text:p>600666</text:p>
          </table:table-cell>
          <table:table-cell office:value-type="float" office:value="90666">
            <text:p>90666</text:p>
          </table:table-cell>
          <table:table-cell office:value-type="string">
            <text:p>西南药业(600666,股吧)1</text:p>
          </table:table-cell>
          <table:table-cell/>
        </table:table-row>
        <table:table-row table:style-name="ro1">
          <table:table-cell office:value-type="string">
            <text:p>　　329</text:p>
          </table:table-cell>
          <table:table-cell office:value-type="float" office:value="600667">
            <text:p>600667</text:p>
          </table:table-cell>
          <table:table-cell office:value-type="float" office:value="90667">
            <text:p>90667</text:p>
          </table:table-cell>
          <table:table-cell office:value-type="string">
            <text:p>太极实业(600667,股吧)1</text:p>
          </table:table-cell>
          <table:table-cell/>
        </table:table-row>
        <table:table-row table:style-name="ro1">
          <table:table-cell office:value-type="string">
            <text:p>　　330</text:p>
          </table:table-cell>
          <table:table-cell office:value-type="float" office:value="600668">
            <text:p>600668</text:p>
          </table:table-cell>
          <table:table-cell office:value-type="float" office:value="90668">
            <text:p>90668</text:p>
          </table:table-cell>
          <table:table-cell office:value-type="string">
            <text:p>尖峰集团(600668,股吧)1</text:p>
          </table:table-cell>
          <table:table-cell/>
        </table:table-row>
        <table:table-row table:style-name="ro1">
          <table:table-cell office:value-type="string">
            <text:p>　　331</text:p>
          </table:table-cell>
          <table:table-cell office:value-type="float" office:value="600673">
            <text:p>600673</text:p>
          </table:table-cell>
          <table:table-cell office:value-type="float" office:value="90673">
            <text:p>90673</text:p>
          </table:table-cell>
          <table:table-cell office:value-type="string">
            <text:p>东阳光科(600673,股吧)1</text:p>
          </table:table-cell>
          <table:table-cell/>
        </table:table-row>
        <table:table-row table:style-name="ro1">
          <table:table-cell office:value-type="string">
            <text:p>　　332</text:p>
          </table:table-cell>
          <table:table-cell office:value-type="float" office:value="600674">
            <text:p>600674</text:p>
          </table:table-cell>
          <table:table-cell office:value-type="float" office:value="90674">
            <text:p>90674</text:p>
          </table:table-cell>
          <table:table-cell office:value-type="string">
            <text:p>川投能源(600674,股吧)1</text:p>
          </table:table-cell>
          <table:table-cell/>
        </table:table-row>
        <table:table-row table:style-name="ro1">
          <table:table-cell office:value-type="string">
            <text:p>　　333</text:p>
          </table:table-cell>
          <table:table-cell office:value-type="float" office:value="600675">
            <text:p>600675</text:p>
          </table:table-cell>
          <table:table-cell office:value-type="float" office:value="90675">
            <text:p>90675</text:p>
          </table:table-cell>
          <table:table-cell office:value-type="string">
            <text:p>中华企业(600675,股吧)1</text:p>
          </table:table-cell>
          <table:table-cell/>
        </table:table-row>
        <table:table-row table:style-name="ro1">
          <table:table-cell office:value-type="string">
            <text:p>　　334</text:p>
          </table:table-cell>
          <table:table-cell office:value-type="float" office:value="600676">
            <text:p>600676</text:p>
          </table:table-cell>
          <table:table-cell office:value-type="float" office:value="90676">
            <text:p>90676</text:p>
          </table:table-cell>
          <table:table-cell office:value-type="string">
            <text:p>交运股份(600676,股吧)1</text:p>
          </table:table-cell>
          <table:table-cell/>
        </table:table-row>
        <table:table-row table:style-name="ro1">
          <table:table-cell office:value-type="string">
            <text:p>　　335</text:p>
          </table:table-cell>
          <table:table-cell office:value-type="float" office:value="600677">
            <text:p>600677</text:p>
          </table:table-cell>
          <table:table-cell office:value-type="float" office:value="90677">
            <text:p>90677</text:p>
          </table:table-cell>
          <table:table-cell office:value-type="string">
            <text:p>航天通信(600677,股吧)1</text:p>
          </table:table-cell>
          <table:table-cell/>
        </table:table-row>
        <table:table-row table:style-name="ro1">
          <table:table-cell office:value-type="string">
            <text:p>　　336</text:p>
          </table:table-cell>
          <table:table-cell office:value-type="float" office:value="600682">
            <text:p>600682</text:p>
          </table:table-cell>
          <table:table-cell office:value-type="float" office:value="90682">
            <text:p>90682</text:p>
          </table:table-cell>
          <table:table-cell office:value-type="string">
            <text:p>南京新百(600682,股吧)1</text:p>
          </table:table-cell>
          <table:table-cell/>
        </table:table-row>
        <table:table-row table:style-name="ro1">
          <table:table-cell office:value-type="string">
            <text:p>　　337</text:p>
          </table:table-cell>
          <table:table-cell office:value-type="float" office:value="600684">
            <text:p>600684</text:p>
          </table:table-cell>
          <table:table-cell office:value-type="float" office:value="90684">
            <text:p>90684</text:p>
          </table:table-cell>
          <table:table-cell office:value-type="string">
            <text:p>珠江实业(600684,股吧)1</text:p>
          </table:table-cell>
          <table:table-cell/>
        </table:table-row>
        <table:table-row table:style-name="ro1">
          <table:table-cell office:value-type="string">
            <text:p>　　338</text:p>
          </table:table-cell>
          <table:table-cell office:value-type="float" office:value="600685">
            <text:p>600685</text:p>
          </table:table-cell>
          <table:table-cell office:value-type="float" office:value="90685">
            <text:p>90685</text:p>
          </table:table-cell>
          <table:table-cell office:value-type="string">
            <text:p>广船国际1</text:p>
          </table:table-cell>
          <table:table-cell/>
        </table:table-row>
        <table:table-row table:style-name="ro1">
          <table:table-cell office:value-type="string">
            <text:p>　　339</text:p>
          </table:table-cell>
          <table:table-cell office:value-type="float" office:value="600686">
            <text:p>600686</text:p>
          </table:table-cell>
          <table:table-cell office:value-type="float" office:value="90686">
            <text:p>90686</text:p>
          </table:table-cell>
          <table:table-cell office:value-type="string">
            <text:p>金龙汽车(600686,股吧)1</text:p>
          </table:table-cell>
          <table:table-cell/>
        </table:table-row>
        <table:table-row table:style-name="ro1">
          <table:table-cell office:value-type="string">
            <text:p>　　340</text:p>
          </table:table-cell>
          <table:table-cell office:value-type="float" office:value="600687">
            <text:p>600687</text:p>
          </table:table-cell>
          <table:table-cell office:value-type="float" office:value="90687">
            <text:p>90687</text:p>
          </table:table-cell>
          <table:table-cell office:value-type="string">
            <text:p>刚泰控股(600687,股吧)1</text:p>
          </table:table-cell>
          <table:table-cell/>
        </table:table-row>
        <table:table-row table:style-name="ro1">
          <table:table-cell office:value-type="string">
            <text:p>　　341</text:p>
          </table:table-cell>
          <table:table-cell office:value-type="float" office:value="600688">
            <text:p>600688</text:p>
          </table:table-cell>
          <table:table-cell office:value-type="float" office:value="90688">
            <text:p>90688</text:p>
          </table:table-cell>
          <table:table-cell office:value-type="string">
            <text:p>上海石化(600688,股吧)1</text:p>
          </table:table-cell>
          <table:table-cell/>
        </table:table-row>
        <table:table-row table:style-name="ro1">
          <table:table-cell office:value-type="string">
            <text:p>　　342</text:p>
          </table:table-cell>
          <table:table-cell office:value-type="float" office:value="600690">
            <text:p>600690</text:p>
          </table:table-cell>
          <table:table-cell office:value-type="float" office:value="90690">
            <text:p>90690</text:p>
          </table:table-cell>
          <table:table-cell office:value-type="string">
            <text:p>青岛海尔(600690,股吧)1</text:p>
          </table:table-cell>
          <table:table-cell/>
        </table:table-row>
        <table:table-row table:style-name="ro1">
          <table:table-cell office:value-type="string">
            <text:p>　　343</text:p>
          </table:table-cell>
          <table:table-cell office:value-type="float" office:value="600694">
            <text:p>600694</text:p>
          </table:table-cell>
          <table:table-cell office:value-type="float" office:value="90694">
            <text:p>90694</text:p>
          </table:table-cell>
          <table:table-cell office:value-type="string">
            <text:p>大商股份(600694,股吧)1</text:p>
          </table:table-cell>
          <table:table-cell/>
        </table:table-row>
        <table:table-row table:style-name="ro1">
          <table:table-cell office:value-type="string">
            <text:p>　　344</text:p>
          </table:table-cell>
          <table:table-cell office:value-type="float" office:value="600697">
            <text:p>600697</text:p>
          </table:table-cell>
          <table:table-cell office:value-type="float" office:value="90697">
            <text:p>90697</text:p>
          </table:table-cell>
          <table:table-cell office:value-type="string">
            <text:p>欧亚集团(600697,股吧)1</text:p>
          </table:table-cell>
          <table:table-cell/>
        </table:table-row>
        <table:table-row table:style-name="ro1">
          <table:table-cell office:value-type="string">
            <text:p>　　345</text:p>
          </table:table-cell>
          <table:table-cell office:value-type="float" office:value="600702">
            <text:p>600702</text:p>
          </table:table-cell>
          <table:table-cell office:value-type="float" office:value="90702">
            <text:p>90702</text:p>
          </table:table-cell>
          <table:table-cell office:value-type="string">
            <text:p>沱牌捨得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346</text:p>
          </table:table-cell>
          <table:table-cell office:value-type="float" office:value="600703">
            <text:p>600703</text:p>
          </table:table-cell>
          <table:table-cell office:value-type="float" office:value="90703">
            <text:p>90703</text:p>
          </table:table-cell>
          <table:table-cell office:value-type="string">
            <text:p>三安光电(600703,股吧)1</text:p>
          </table:table-cell>
          <table:table-cell/>
        </table:table-row>
        <table:table-row table:style-name="ro1">
          <table:table-cell office:value-type="string">
            <text:p>　　347</text:p>
          </table:table-cell>
          <table:table-cell office:value-type="float" office:value="600704">
            <text:p>600704</text:p>
          </table:table-cell>
          <table:table-cell office:value-type="float" office:value="90704">
            <text:p>90704</text:p>
          </table:table-cell>
          <table:table-cell office:value-type="string">
            <text:p>物产中大(600704,股吧)1</text:p>
          </table:table-cell>
          <table:table-cell/>
        </table:table-row>
        <table:table-row table:style-name="ro1">
          <table:table-cell office:value-type="string">
            <text:p>　　348</text:p>
          </table:table-cell>
          <table:table-cell office:value-type="float" office:value="600705">
            <text:p>600705</text:p>
          </table:table-cell>
          <table:table-cell office:value-type="float" office:value="90705">
            <text:p>90705</text:p>
          </table:table-cell>
          <table:table-cell office:value-type="string">
            <text:p>中航资本(600705,股吧)1</text:p>
          </table:table-cell>
          <table:table-cell/>
        </table:table-row>
        <table:table-row table:style-name="ro1">
          <table:table-cell office:value-type="string">
            <text:p>　　349</text:p>
          </table:table-cell>
          <table:table-cell office:value-type="float" office:value="600708">
            <text:p>600708</text:p>
          </table:table-cell>
          <table:table-cell office:value-type="float" office:value="90708">
            <text:p>90708</text:p>
          </table:table-cell>
          <table:table-cell office:value-type="string">
            <text:p>海博股份(600708,股吧)1</text:p>
          </table:table-cell>
          <table:table-cell/>
        </table:table-row>
        <table:table-row table:style-name="ro1">
          <table:table-cell office:value-type="string">
            <text:p>　　350</text:p>
          </table:table-cell>
          <table:table-cell office:value-type="float" office:value="600717">
            <text:p>600717</text:p>
          </table:table-cell>
          <table:table-cell office:value-type="float" office:value="90717">
            <text:p>90717</text:p>
          </table:table-cell>
          <table:table-cell office:value-type="string">
            <text:p>天津港(600717,股吧)1</text:p>
          </table:table-cell>
          <table:table-cell/>
        </table:table-row>
        <table:table-row table:style-name="ro1">
          <table:table-cell office:value-type="string">
            <text:p>　　351</text:p>
          </table:table-cell>
          <table:table-cell office:value-type="float" office:value="600718">
            <text:p>600718</text:p>
          </table:table-cell>
          <table:table-cell office:value-type="float" office:value="90718">
            <text:p>90718</text:p>
          </table:table-cell>
          <table:table-cell office:value-type="string">
            <text:p>东软集团(600718,股吧)1</text:p>
          </table:table-cell>
          <table:table-cell/>
        </table:table-row>
        <table:table-row table:style-name="ro1">
          <table:table-cell office:value-type="string">
            <text:p>　　352</text:p>
          </table:table-cell>
          <table:table-cell office:value-type="float" office:value="600720">
            <text:p>600720</text:p>
          </table:table-cell>
          <table:table-cell office:value-type="float" office:value="90720">
            <text:p>90720</text:p>
          </table:table-cell>
          <table:table-cell office:value-type="string">
            <text:p>祁连山(600720,股吧)1</text:p>
          </table:table-cell>
          <table:table-cell/>
        </table:table-row>
        <table:table-row table:style-name="ro1">
          <table:table-cell office:value-type="string">
            <text:p>　　353</text:p>
          </table:table-cell>
          <table:table-cell office:value-type="float" office:value="600723">
            <text:p>600723</text:p>
          </table:table-cell>
          <table:table-cell office:value-type="float" office:value="90723">
            <text:p>90723</text:p>
          </table:table-cell>
          <table:table-cell office:value-type="string">
            <text:p>首商股份(600723,股吧)1</text:p>
          </table:table-cell>
          <table:table-cell/>
        </table:table-row>
        <table:table-row table:style-name="ro1">
          <table:table-cell office:value-type="string">
            <text:p>　　354</text:p>
          </table:table-cell>
          <table:table-cell office:value-type="float" office:value="600724">
            <text:p>600724</text:p>
          </table:table-cell>
          <table:table-cell office:value-type="float" office:value="90724">
            <text:p>90724</text:p>
          </table:table-cell>
          <table:table-cell office:value-type="string">
            <text:p>寧波富达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355</text:p>
          </table:table-cell>
          <table:table-cell office:value-type="float" office:value="600729">
            <text:p>600729</text:p>
          </table:table-cell>
          <table:table-cell office:value-type="float" office:value="90729">
            <text:p>90729</text:p>
          </table:table-cell>
          <table:table-cell office:value-type="string">
            <text:p>重庆百货(600729,股吧)1</text:p>
          </table:table-cell>
          <table:table-cell/>
        </table:table-row>
        <table:table-row table:style-name="ro1">
          <table:table-cell office:value-type="string">
            <text:p>　　356</text:p>
          </table:table-cell>
          <table:table-cell office:value-type="float" office:value="600739">
            <text:p>600739</text:p>
          </table:table-cell>
          <table:table-cell office:value-type="float" office:value="90739">
            <text:p>90739</text:p>
          </table:table-cell>
          <table:table-cell office:value-type="string">
            <text:p>辽寧成大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357</text:p>
          </table:table-cell>
          <table:table-cell office:value-type="float" office:value="600741">
            <text:p>600741</text:p>
          </table:table-cell>
          <table:table-cell office:value-type="float" office:value="90741">
            <text:p>90741</text:p>
          </table:table-cell>
          <table:table-cell office:value-type="string">
            <text:p>华域汽车(600741,股吧)1</text:p>
          </table:table-cell>
          <table:table-cell/>
        </table:table-row>
        <table:table-row table:style-name="ro1">
          <table:table-cell office:value-type="string">
            <text:p>　　358</text:p>
          </table:table-cell>
          <table:table-cell office:value-type="float" office:value="600742">
            <text:p>600742</text:p>
          </table:table-cell>
          <table:table-cell office:value-type="float" office:value="90742">
            <text:p>90742</text:p>
          </table:table-cell>
          <table:table-cell office:value-type="string">
            <text:p>一汽富维(600742,股吧)1</text:p>
          </table:table-cell>
          <table:table-cell/>
        </table:table-row>
        <table:table-row table:style-name="ro1">
          <table:table-cell office:value-type="string">
            <text:p>　　359</text:p>
          </table:table-cell>
          <table:table-cell office:value-type="float" office:value="600743">
            <text:p>600743</text:p>
          </table:table-cell>
          <table:table-cell office:value-type="float" office:value="90743">
            <text:p>90743</text:p>
          </table:table-cell>
          <table:table-cell office:value-type="string">
            <text:p>华远地产(600743,股吧)1</text:p>
          </table:table-cell>
          <table:table-cell/>
        </table:table-row>
        <table:table-row table:style-name="ro1">
          <table:table-cell office:value-type="string">
            <text:p>　　360</text:p>
          </table:table-cell>
          <table:table-cell office:value-type="float" office:value="600747">
            <text:p>600747</text:p>
          </table:table-cell>
          <table:table-cell office:value-type="float" office:value="90747">
            <text:p>90747</text:p>
          </table:table-cell>
          <table:table-cell office:value-type="string">
            <text:p>大连控股(600747,股吧)1</text:p>
          </table:table-cell>
          <table:table-cell/>
        </table:table-row>
        <table:table-row table:style-name="ro1">
          <table:table-cell office:value-type="string">
            <text:p>　　361</text:p>
          </table:table-cell>
          <table:table-cell office:value-type="float" office:value="600748">
            <text:p>600748</text:p>
          </table:table-cell>
          <table:table-cell office:value-type="float" office:value="90748">
            <text:p>90748</text:p>
          </table:table-cell>
          <table:table-cell office:value-type="string">
            <text:p>上实发展(600748,股吧)1</text:p>
          </table:table-cell>
          <table:table-cell/>
        </table:table-row>
        <table:table-row table:style-name="ro1">
          <table:table-cell office:value-type="string">
            <text:p>　　362</text:p>
          </table:table-cell>
          <table:table-cell office:value-type="float" office:value="600750">
            <text:p>600750</text:p>
          </table:table-cell>
          <table:table-cell office:value-type="float" office:value="90750">
            <text:p>90750</text:p>
          </table:table-cell>
          <table:table-cell office:value-type="string">
            <text:p>江中药业(600750,股吧)1</text:p>
          </table:table-cell>
          <table:table-cell/>
        </table:table-row>
        <table:table-row table:style-name="ro1">
          <table:table-cell office:value-type="string">
            <text:p>　　363</text:p>
          </table:table-cell>
          <table:table-cell office:value-type="float" office:value="600754">
            <text:p>600754</text:p>
          </table:table-cell>
          <table:table-cell office:value-type="float" office:value="90754">
            <text:p>90754</text:p>
          </table:table-cell>
          <table:table-cell office:value-type="string">
            <text:p>锦江股份(600754,股吧)1</text:p>
          </table:table-cell>
          <table:table-cell/>
        </table:table-row>
        <table:table-row table:style-name="ro1">
          <table:table-cell office:value-type="string">
            <text:p>　　364</text:p>
          </table:table-cell>
          <table:table-cell office:value-type="float" office:value="600755">
            <text:p>600755</text:p>
          </table:table-cell>
          <table:table-cell office:value-type="float" office:value="90755">
            <text:p>90755</text:p>
          </table:table-cell>
          <table:table-cell office:value-type="string">
            <text:p>厦门国贸(600755,股吧)1</text:p>
          </table:table-cell>
          <table:table-cell/>
        </table:table-row>
        <table:table-row table:style-name="ro1">
          <table:table-cell office:value-type="string">
            <text:p>　　365</text:p>
          </table:table-cell>
          <table:table-cell office:value-type="float" office:value="600756">
            <text:p>600756</text:p>
          </table:table-cell>
          <table:table-cell office:value-type="float" office:value="90756">
            <text:p>90756</text:p>
          </table:table-cell>
          <table:table-cell office:value-type="string">
            <text:p>浪潮软件(600756,股吧)1</text:p>
          </table:table-cell>
          <table:table-cell/>
        </table:table-row>
        <table:table-row table:style-name="ro1">
          <table:table-cell office:value-type="string">
            <text:p>　　366</text:p>
          </table:table-cell>
          <table:table-cell office:value-type="float" office:value="600759">
            <text:p>600759</text:p>
          </table:table-cell>
          <table:table-cell office:value-type="float" office:value="90759">
            <text:p>90759</text:p>
          </table:table-cell>
          <table:table-cell office:value-type="string">
            <text:p>洲际油气(600759,股吧)1</text:p>
          </table:table-cell>
          <table:table-cell/>
        </table:table-row>
        <table:table-row table:style-name="ro1">
          <table:table-cell office:value-type="string">
            <text:p>　　367</text:p>
          </table:table-cell>
          <table:table-cell office:value-type="float" office:value="600761">
            <text:p>600761</text:p>
          </table:table-cell>
          <table:table-cell office:value-type="float" office:value="90761">
            <text:p>90761</text:p>
          </table:table-cell>
          <table:table-cell office:value-type="string">
            <text:p>安徽合力(600761,股吧)1</text:p>
          </table:table-cell>
          <table:table-cell/>
        </table:table-row>
        <table:table-row table:style-name="ro1">
          <table:table-cell office:value-type="string">
            <text:p>　　368</text:p>
          </table:table-cell>
          <table:table-cell office:value-type="float" office:value="600765">
            <text:p>600765</text:p>
          </table:table-cell>
          <table:table-cell office:value-type="float" office:value="90765">
            <text:p>90765</text:p>
          </table:table-cell>
          <table:table-cell office:value-type="string">
            <text:p>中航重机(600765,股吧)1</text:p>
          </table:table-cell>
          <table:table-cell/>
        </table:table-row>
        <table:table-row table:style-name="ro1">
          <table:table-cell office:value-type="string">
            <text:p>　　369</text:p>
          </table:table-cell>
          <table:table-cell office:value-type="float" office:value="600770">
            <text:p>600770</text:p>
          </table:table-cell>
          <table:table-cell office:value-type="float" office:value="90770">
            <text:p>90770</text:p>
          </table:table-cell>
          <table:table-cell office:value-type="string">
            <text:p>综艺股份(600770,股吧)1</text:p>
          </table:table-cell>
          <table:table-cell/>
        </table:table-row>
        <table:table-row table:style-name="ro1">
          <table:table-cell office:value-type="string">
            <text:p>　　370</text:p>
          </table:table-cell>
          <table:table-cell office:value-type="float" office:value="600773">
            <text:p>600773</text:p>
          </table:table-cell>
          <table:table-cell office:value-type="float" office:value="90773">
            <text:p>90773</text:p>
          </table:table-cell>
          <table:table-cell office:value-type="string">
            <text:p>西藏城投(600773,股吧)1</text:p>
          </table:table-cell>
          <table:table-cell/>
        </table:table-row>
        <table:table-row table:style-name="ro1">
          <table:table-cell office:value-type="string">
            <text:p>　　371</text:p>
          </table:table-cell>
          <table:table-cell office:value-type="float" office:value="600775">
            <text:p>600775</text:p>
          </table:table-cell>
          <table:table-cell office:value-type="float" office:value="90775">
            <text:p>90775</text:p>
          </table:table-cell>
          <table:table-cell office:value-type="string">
            <text:p>南京熊猫1</text:p>
          </table:table-cell>
          <table:table-cell/>
        </table:table-row>
        <table:table-row table:style-name="ro1">
          <table:table-cell office:value-type="string">
            <text:p>　　372</text:p>
          </table:table-cell>
          <table:table-cell office:value-type="float" office:value="600776">
            <text:p>600776</text:p>
          </table:table-cell>
          <table:table-cell office:value-type="float" office:value="90776">
            <text:p>90776</text:p>
          </table:table-cell>
          <table:table-cell office:value-type="string">
            <text:p>东方通信(600776,股吧)1</text:p>
          </table:table-cell>
          <table:table-cell/>
        </table:table-row>
        <table:table-row table:style-name="ro1">
          <table:table-cell office:value-type="string">
            <text:p>　　373</text:p>
          </table:table-cell>
          <table:table-cell office:value-type="float" office:value="600777">
            <text:p>600777</text:p>
          </table:table-cell>
          <table:table-cell office:value-type="float" office:value="90777">
            <text:p>90777</text:p>
          </table:table-cell>
          <table:table-cell office:value-type="string">
            <text:p>新潮实业(600777,股吧)1</text:p>
          </table:table-cell>
          <table:table-cell/>
        </table:table-row>
        <table:table-row table:style-name="ro1">
          <table:table-cell office:value-type="string">
            <text:p>　　374</text:p>
          </table:table-cell>
          <table:table-cell office:value-type="float" office:value="600778">
            <text:p>600778</text:p>
          </table:table-cell>
          <table:table-cell office:value-type="float" office:value="90778">
            <text:p>90778</text:p>
          </table:table-cell>
          <table:table-cell office:value-type="string">
            <text:p>友好集团(600778,股吧)1</text:p>
          </table:table-cell>
          <table:table-cell/>
        </table:table-row>
        <table:table-row table:style-name="ro1">
          <table:table-cell office:value-type="string">
            <text:p>　　375</text:p>
          </table:table-cell>
          <table:table-cell office:value-type="float" office:value="600780">
            <text:p>600780</text:p>
          </table:table-cell>
          <table:table-cell office:value-type="float" office:value="90780">
            <text:p>90780</text:p>
          </table:table-cell>
          <table:table-cell office:value-type="string">
            <text:p>通宝能源(600780,股吧)1</text:p>
          </table:table-cell>
          <table:table-cell/>
        </table:table-row>
        <table:table-row table:style-name="ro1">
          <table:table-cell office:value-type="string">
            <text:p>　　376</text:p>
          </table:table-cell>
          <table:table-cell office:value-type="float" office:value="600783">
            <text:p>600783</text:p>
          </table:table-cell>
          <table:table-cell office:value-type="float" office:value="90783">
            <text:p>90783</text:p>
          </table:table-cell>
          <table:table-cell office:value-type="string">
            <text:p>鲁信创投(600783,股吧)1</text:p>
          </table:table-cell>
          <table:table-cell/>
        </table:table-row>
        <table:table-row table:style-name="ro1">
          <table:table-cell office:value-type="string">
            <text:p>　　377</text:p>
          </table:table-cell>
          <table:table-cell office:value-type="float" office:value="600784">
            <text:p>600784</text:p>
          </table:table-cell>
          <table:table-cell office:value-type="float" office:value="90784">
            <text:p>90784</text:p>
          </table:table-cell>
          <table:table-cell office:value-type="string">
            <text:p>鲁银投资(600784,股吧)1</text:p>
          </table:table-cell>
          <table:table-cell/>
        </table:table-row>
        <table:table-row table:style-name="ro1">
          <table:table-cell office:value-type="string">
            <text:p>　　378</text:p>
          </table:table-cell>
          <table:table-cell office:value-type="float" office:value="600785">
            <text:p>600785</text:p>
          </table:table-cell>
          <table:table-cell office:value-type="float" office:value="90785">
            <text:p>90785</text:p>
          </table:table-cell>
          <table:table-cell office:value-type="string">
            <text:p>新华百货(600785,股吧)1</text:p>
          </table:table-cell>
          <table:table-cell/>
        </table:table-row>
        <table:table-row table:style-name="ro1">
          <table:table-cell office:value-type="string">
            <text:p>　　379</text:p>
          </table:table-cell>
          <table:table-cell office:value-type="float" office:value="600787">
            <text:p>600787</text:p>
          </table:table-cell>
          <table:table-cell office:value-type="float" office:value="90787">
            <text:p>90787</text:p>
          </table:table-cell>
          <table:table-cell office:value-type="string">
            <text:p>中储股份(600787,股吧)1</text:p>
          </table:table-cell>
          <table:table-cell/>
        </table:table-row>
        <table:table-row table:style-name="ro1">
          <table:table-cell office:value-type="string">
            <text:p>　　380</text:p>
          </table:table-cell>
          <table:table-cell office:value-type="float" office:value="600790">
            <text:p>600790</text:p>
          </table:table-cell>
          <table:table-cell office:value-type="float" office:value="90790">
            <text:p>90790</text:p>
          </table:table-cell>
          <table:table-cell office:value-type="string">
            <text:p>轻纺城(600790,股吧)1</text:p>
          </table:table-cell>
          <table:table-cell/>
        </table:table-row>
        <table:table-row table:style-name="ro1">
          <table:table-cell office:value-type="string">
            <text:p>　　381</text:p>
          </table:table-cell>
          <table:table-cell office:value-type="float" office:value="600794">
            <text:p>600794</text:p>
          </table:table-cell>
          <table:table-cell office:value-type="float" office:value="90794">
            <text:p>90794</text:p>
          </table:table-cell>
          <table:table-cell office:value-type="string">
            <text:p>保税科技(600794,股吧)1</text:p>
          </table:table-cell>
          <table:table-cell/>
        </table:table-row>
        <table:table-row table:style-name="ro1">
          <table:table-cell office:value-type="string">
            <text:p>　　382</text:p>
          </table:table-cell>
          <table:table-cell office:value-type="float" office:value="600795">
            <text:p>600795</text:p>
          </table:table-cell>
          <table:table-cell office:value-type="float" office:value="90795">
            <text:p>90795</text:p>
          </table:table-cell>
          <table:table-cell office:value-type="string">
            <text:p>国电电力(600795,股吧)1</text:p>
          </table:table-cell>
          <table:table-cell/>
        </table:table-row>
        <table:table-row table:style-name="ro1">
          <table:table-cell office:value-type="string">
            <text:p>　　383</text:p>
          </table:table-cell>
          <table:table-cell office:value-type="float" office:value="600797">
            <text:p>600797</text:p>
          </table:table-cell>
          <table:table-cell office:value-type="float" office:value="90797">
            <text:p>90797</text:p>
          </table:table-cell>
          <table:table-cell office:value-type="string">
            <text:p>浙大网新(600797,股吧)1</text:p>
          </table:table-cell>
          <table:table-cell/>
        </table:table-row>
        <table:table-row table:style-name="ro1">
          <table:table-cell office:value-type="string">
            <text:p>　　384</text:p>
          </table:table-cell>
          <table:table-cell office:value-type="float" office:value="600801">
            <text:p>600801</text:p>
          </table:table-cell>
          <table:table-cell office:value-type="float" office:value="90801">
            <text:p>90801</text:p>
          </table:table-cell>
          <table:table-cell office:value-type="string">
            <text:p>华新水泥(600801,股吧)1</text:p>
          </table:table-cell>
          <table:table-cell/>
        </table:table-row>
        <table:table-row table:style-name="ro1">
          <table:table-cell office:value-type="string">
            <text:p>　　385</text:p>
          </table:table-cell>
          <table:table-cell office:value-type="float" office:value="600804">
            <text:p>600804</text:p>
          </table:table-cell>
          <table:table-cell office:value-type="float" office:value="90804">
            <text:p>90804</text:p>
          </table:table-cell>
          <table:table-cell office:value-type="string">
            <text:p>鹏博士(600804,股吧)1</text:p>
          </table:table-cell>
          <table:table-cell/>
        </table:table-row>
        <table:table-row table:style-name="ro1">
          <table:table-cell office:value-type="string">
            <text:p>　　386</text:p>
          </table:table-cell>
          <table:table-cell office:value-type="float" office:value="600805">
            <text:p>600805</text:p>
          </table:table-cell>
          <table:table-cell office:value-type="float" office:value="90805">
            <text:p>90805</text:p>
          </table:table-cell>
          <table:table-cell office:value-type="string">
            <text:p>悦达投资(600805,股吧)1</text:p>
          </table:table-cell>
          <table:table-cell/>
        </table:table-row>
        <table:table-row table:style-name="ro1">
          <table:table-cell office:value-type="string">
            <text:p>　　387</text:p>
          </table:table-cell>
          <table:table-cell office:value-type="float" office:value="600806">
            <text:p>600806</text:p>
          </table:table-cell>
          <table:table-cell office:value-type="float" office:value="90806">
            <text:p>90806</text:p>
          </table:table-cell>
          <table:table-cell office:value-type="string">
            <text:p>昆明机床1</text:p>
          </table:table-cell>
          <table:table-cell/>
        </table:table-row>
        <table:table-row table:style-name="ro1">
          <table:table-cell office:value-type="string">
            <text:p>　　388</text:p>
          </table:table-cell>
          <table:table-cell office:value-type="float" office:value="600808">
            <text:p>600808</text:p>
          </table:table-cell>
          <table:table-cell office:value-type="float" office:value="90808">
            <text:p>90808</text:p>
          </table:table-cell>
          <table:table-cell office:value-type="string">
            <text:p>马钢股份1</text:p>
          </table:table-cell>
          <table:table-cell/>
        </table:table-row>
        <table:table-row table:style-name="ro1">
          <table:table-cell office:value-type="string">
            <text:p>　　389</text:p>
          </table:table-cell>
          <table:table-cell office:value-type="float" office:value="600809">
            <text:p>600809</text:p>
          </table:table-cell>
          <table:table-cell office:value-type="float" office:value="90809">
            <text:p>90809</text:p>
          </table:table-cell>
          <table:table-cell office:value-type="string">
            <text:p>山西汾酒(600809,股吧)1</text:p>
          </table:table-cell>
          <table:table-cell/>
        </table:table-row>
        <table:table-row table:style-name="ro1">
          <table:table-cell office:value-type="string">
            <text:p>　　390</text:p>
          </table:table-cell>
          <table:table-cell office:value-type="float" office:value="600811">
            <text:p>600811</text:p>
          </table:table-cell>
          <table:table-cell office:value-type="float" office:value="90811">
            <text:p>90811</text:p>
          </table:table-cell>
          <table:table-cell office:value-type="string">
            <text:p>东方集团(600811,股吧)1</text:p>
          </table:table-cell>
          <table:table-cell/>
        </table:table-row>
        <table:table-row table:style-name="ro1">
          <table:table-cell office:value-type="string">
            <text:p>　　391</text:p>
          </table:table-cell>
          <table:table-cell office:value-type="float" office:value="600816">
            <text:p>600816</text:p>
          </table:table-cell>
          <table:table-cell office:value-type="float" office:value="90816">
            <text:p>90816</text:p>
          </table:table-cell>
          <table:table-cell office:value-type="string">
            <text:p>安信信托(600816,股吧)1</text:p>
          </table:table-cell>
          <table:table-cell/>
        </table:table-row>
        <table:table-row table:style-name="ro1">
          <table:table-cell office:value-type="string">
            <text:p>　　392</text:p>
          </table:table-cell>
          <table:table-cell office:value-type="float" office:value="600820">
            <text:p>600820</text:p>
          </table:table-cell>
          <table:table-cell office:value-type="float" office:value="90820">
            <text:p>90820</text:p>
          </table:table-cell>
          <table:table-cell office:value-type="string">
            <text:p>隧道股份(600820,股吧)1</text:p>
          </table:table-cell>
          <table:table-cell/>
        </table:table-row>
        <table:table-row table:style-name="ro1">
          <table:table-cell office:value-type="string">
            <text:p>　　393</text:p>
          </table:table-cell>
          <table:table-cell office:value-type="float" office:value="600823">
            <text:p>600823</text:p>
          </table:table-cell>
          <table:table-cell office:value-type="float" office:value="90823">
            <text:p>90823</text:p>
          </table:table-cell>
          <table:table-cell office:value-type="string">
            <text:p>世茂股份(600823,股吧)1</text:p>
          </table:table-cell>
          <table:table-cell/>
        </table:table-row>
        <table:table-row table:style-name="ro1">
          <table:table-cell office:value-type="string">
            <text:p>　　394</text:p>
          </table:table-cell>
          <table:table-cell office:value-type="float" office:value="600824">
            <text:p>600824</text:p>
          </table:table-cell>
          <table:table-cell office:value-type="float" office:value="90824">
            <text:p>90824</text:p>
          </table:table-cell>
          <table:table-cell office:value-type="string">
            <text:p>益民集团(600824,股吧)1</text:p>
          </table:table-cell>
          <table:table-cell/>
        </table:table-row>
        <table:table-row table:style-name="ro1">
          <table:table-cell office:value-type="string">
            <text:p>　　395</text:p>
          </table:table-cell>
          <table:table-cell office:value-type="float" office:value="600825">
            <text:p>600825</text:p>
          </table:table-cell>
          <table:table-cell office:value-type="float" office:value="90825">
            <text:p>90825</text:p>
          </table:table-cell>
          <table:table-cell office:value-type="string">
            <text:p>新华传媒(600825,股吧)1</text:p>
          </table:table-cell>
          <table:table-cell/>
        </table:table-row>
        <table:table-row table:style-name="ro1">
          <table:table-cell office:value-type="string">
            <text:p>　　396</text:p>
          </table:table-cell>
          <table:table-cell office:value-type="float" office:value="600826">
            <text:p>600826</text:p>
          </table:table-cell>
          <table:table-cell office:value-type="float" office:value="90826">
            <text:p>90826</text:p>
          </table:table-cell>
          <table:table-cell office:value-type="string">
            <text:p>兰生股份(600826,股吧)1</text:p>
          </table:table-cell>
          <table:table-cell/>
        </table:table-row>
        <table:table-row table:style-name="ro1">
          <table:table-cell office:value-type="string">
            <text:p>　　397</text:p>
          </table:table-cell>
          <table:table-cell office:value-type="float" office:value="600827">
            <text:p>600827</text:p>
          </table:table-cell>
          <table:table-cell office:value-type="float" office:value="90827">
            <text:p>90827</text:p>
          </table:table-cell>
          <table:table-cell office:value-type="string">
            <text:p>百联股份(600827,股吧)1</text:p>
          </table:table-cell>
          <table:table-cell/>
        </table:table-row>
        <table:table-row table:style-name="ro1">
          <table:table-cell office:value-type="string">
            <text:p>　　398</text:p>
          </table:table-cell>
          <table:table-cell office:value-type="float" office:value="600828">
            <text:p>600828</text:p>
          </table:table-cell>
          <table:table-cell office:value-type="float" office:value="90828">
            <text:p>90828</text:p>
          </table:table-cell>
          <table:table-cell office:value-type="string">
            <text:p>成商集团(600828,股吧)1</text:p>
          </table:table-cell>
          <table:table-cell/>
        </table:table-row>
        <table:table-row table:style-name="ro1">
          <table:table-cell office:value-type="string">
            <text:p>　　399</text:p>
          </table:table-cell>
          <table:table-cell office:value-type="float" office:value="600829">
            <text:p>600829</text:p>
          </table:table-cell>
          <table:table-cell office:value-type="float" office:value="90829">
            <text:p>90829</text:p>
          </table:table-cell>
          <table:table-cell office:value-type="string">
            <text:p>三精製药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400</text:p>
          </table:table-cell>
          <table:table-cell office:value-type="float" office:value="600830">
            <text:p>600830</text:p>
          </table:table-cell>
          <table:table-cell office:value-type="float" office:value="90830">
            <text:p>90830</text:p>
          </table:table-cell>
          <table:table-cell office:value-type="string">
            <text:p>香溢融通(600830,股吧)1</text:p>
          </table:table-cell>
          <table:table-cell/>
        </table:table-row>
        <table:table-row table:style-name="ro1">
          <table:table-cell office:value-type="string">
            <text:p>　　401</text:p>
          </table:table-cell>
          <table:table-cell office:value-type="float" office:value="600831">
            <text:p>600831</text:p>
          </table:table-cell>
          <table:table-cell office:value-type="float" office:value="90831">
            <text:p>90831</text:p>
          </table:table-cell>
          <table:table-cell office:value-type="string">
            <text:p>广电网络(600831,股吧)1</text:p>
          </table:table-cell>
          <table:table-cell/>
        </table:table-row>
        <table:table-row table:style-name="ro1">
          <table:table-cell office:value-type="string">
            <text:p>　　402</text:p>
          </table:table-cell>
          <table:table-cell office:value-type="float" office:value="600832">
            <text:p>600832</text:p>
          </table:table-cell>
          <table:table-cell office:value-type="float" office:value="90832">
            <text:p>90832</text:p>
          </table:table-cell>
          <table:table-cell office:value-type="string">
            <text:p>东方明珠(600832,股吧)1</text:p>
          </table:table-cell>
          <table:table-cell/>
        </table:table-row>
        <table:table-row table:style-name="ro1">
          <table:table-cell office:value-type="string">
            <text:p>　　403</text:p>
          </table:table-cell>
          <table:table-cell office:value-type="float" office:value="600833">
            <text:p>600833</text:p>
          </table:table-cell>
          <table:table-cell office:value-type="float" office:value="90833">
            <text:p>90833</text:p>
          </table:table-cell>
          <table:table-cell office:value-type="string">
            <text:p>第一医药(600833,股吧)1</text:p>
          </table:table-cell>
          <table:table-cell/>
        </table:table-row>
        <table:table-row table:style-name="ro1">
          <table:table-cell office:value-type="string">
            <text:p>　　404</text:p>
          </table:table-cell>
          <table:table-cell office:value-type="float" office:value="600835">
            <text:p>600835</text:p>
          </table:table-cell>
          <table:table-cell office:value-type="float" office:value="90835">
            <text:p>90835</text:p>
          </table:table-cell>
          <table:table-cell office:value-type="string">
            <text:p>上海机电(600835,股吧)1</text:p>
          </table:table-cell>
          <table:table-cell/>
        </table:table-row>
        <table:table-row table:style-name="ro1">
          <table:table-cell office:value-type="string">
            <text:p>　　405</text:p>
          </table:table-cell>
          <table:table-cell office:value-type="float" office:value="600837">
            <text:p>600837</text:p>
          </table:table-cell>
          <table:table-cell office:value-type="float" office:value="90837">
            <text:p>90837</text:p>
          </table:table-cell>
          <table:table-cell office:value-type="string">
            <text:p>海通证券(600837,股吧)1</text:p>
          </table:table-cell>
          <table:table-cell/>
        </table:table-row>
        <table:table-row table:style-name="ro1">
          <table:table-cell office:value-type="string">
            <text:p>　　406</text:p>
          </table:table-cell>
          <table:table-cell office:value-type="float" office:value="600839">
            <text:p>600839</text:p>
          </table:table-cell>
          <table:table-cell office:value-type="float" office:value="90839">
            <text:p>90839</text:p>
          </table:table-cell>
          <table:table-cell office:value-type="string">
            <text:p>四川长虹(600839,股吧)1</text:p>
          </table:table-cell>
          <table:table-cell/>
        </table:table-row>
        <table:table-row table:style-name="ro1">
          <table:table-cell office:value-type="string">
            <text:p>　　407</text:p>
          </table:table-cell>
          <table:table-cell office:value-type="float" office:value="600845">
            <text:p>600845</text:p>
          </table:table-cell>
          <table:table-cell office:value-type="float" office:value="90845">
            <text:p>90845</text:p>
          </table:table-cell>
          <table:table-cell office:value-type="string">
            <text:p>宝信软件(600845,股吧)1</text:p>
          </table:table-cell>
          <table:table-cell/>
        </table:table-row>
        <table:table-row table:style-name="ro1">
          <table:table-cell office:value-type="string">
            <text:p>　　408</text:p>
          </table:table-cell>
          <table:table-cell office:value-type="float" office:value="600846">
            <text:p>600846</text:p>
          </table:table-cell>
          <table:table-cell office:value-type="float" office:value="90846">
            <text:p>90846</text:p>
          </table:table-cell>
          <table:table-cell office:value-type="string">
            <text:p>同济科技(600846,股吧)1</text:p>
          </table:table-cell>
          <table:table-cell/>
        </table:table-row>
        <table:table-row table:style-name="ro1">
          <table:table-cell office:value-type="string">
            <text:p>　　409</text:p>
          </table:table-cell>
          <table:table-cell office:value-type="float" office:value="600850">
            <text:p>600850</text:p>
          </table:table-cell>
          <table:table-cell office:value-type="float" office:value="90850">
            <text:p>90850</text:p>
          </table:table-cell>
          <table:table-cell office:value-type="string">
            <text:p>华东电脑(600850,股吧)1</text:p>
          </table:table-cell>
          <table:table-cell/>
        </table:table-row>
        <table:table-row table:style-name="ro1">
          <table:table-cell office:value-type="string">
            <text:p>　　410</text:p>
          </table:table-cell>
          <table:table-cell office:value-type="float" office:value="600858">
            <text:p>600858</text:p>
          </table:table-cell>
          <table:table-cell office:value-type="float" office:value="90858">
            <text:p>90858</text:p>
          </table:table-cell>
          <table:table-cell office:value-type="string">
            <text:p>银座股份(600858,股吧)1</text:p>
          </table:table-cell>
          <table:table-cell/>
        </table:table-row>
        <table:table-row table:style-name="ro1">
          <table:table-cell office:value-type="string">
            <text:p>　　411</text:p>
          </table:table-cell>
          <table:table-cell office:value-type="float" office:value="600859">
            <text:p>600859</text:p>
          </table:table-cell>
          <table:table-cell office:value-type="float" office:value="90859">
            <text:p>90859</text:p>
          </table:table-cell>
          <table:table-cell office:value-type="string">
            <text:p>王府井(600859,股吧)1</text:p>
          </table:table-cell>
          <table:table-cell/>
        </table:table-row>
        <table:table-row table:style-name="ro1">
          <table:table-cell office:value-type="string">
            <text:p>　　412</text:p>
          </table:table-cell>
          <table:table-cell office:value-type="float" office:value="600863">
            <text:p>600863</text:p>
          </table:table-cell>
          <table:table-cell office:value-type="float" office:value="90863">
            <text:p>90863</text:p>
          </table:table-cell>
          <table:table-cell office:value-type="string">
            <text:p>内蒙华电(600863,股吧)1</text:p>
          </table:table-cell>
          <table:table-cell/>
        </table:table-row>
        <table:table-row table:style-name="ro1">
          <table:table-cell office:value-type="string">
            <text:p>　　413</text:p>
          </table:table-cell>
          <table:table-cell office:value-type="float" office:value="600864">
            <text:p>600864</text:p>
          </table:table-cell>
          <table:table-cell office:value-type="float" office:value="90864">
            <text:p>90864</text:p>
          </table:table-cell>
          <table:table-cell office:value-type="string">
            <text:p>哈投股份(600864,股吧)1</text:p>
          </table:table-cell>
          <table:table-cell/>
        </table:table-row>
        <table:table-row table:style-name="ro1">
          <table:table-cell office:value-type="string">
            <text:p>　　414</text:p>
          </table:table-cell>
          <table:table-cell office:value-type="float" office:value="600867">
            <text:p>600867</text:p>
          </table:table-cell>
          <table:table-cell office:value-type="float" office:value="90867">
            <text:p>90867</text:p>
          </table:table-cell>
          <table:table-cell office:value-type="string">
            <text:p>通化东宝(600867,股吧)1</text:p>
          </table:table-cell>
          <table:table-cell/>
        </table:table-row>
        <table:table-row table:style-name="ro1">
          <table:table-cell office:value-type="string">
            <text:p>　　415</text:p>
          </table:table-cell>
          <table:table-cell office:value-type="float" office:value="600869">
            <text:p>600869</text:p>
          </table:table-cell>
          <table:table-cell office:value-type="float" office:value="90869">
            <text:p>90869</text:p>
          </table:table-cell>
          <table:table-cell office:value-type="string">
            <text:p>智慧能源(600869,股吧)1</text:p>
          </table:table-cell>
          <table:table-cell/>
        </table:table-row>
        <table:table-row table:style-name="ro1">
          <table:table-cell office:value-type="string">
            <text:p>　　416</text:p>
          </table:table-cell>
          <table:table-cell office:value-type="float" office:value="600872">
            <text:p>600872</text:p>
          </table:table-cell>
          <table:table-cell office:value-type="float" office:value="90872">
            <text:p>90872</text:p>
          </table:table-cell>
          <table:table-cell office:value-type="string">
            <text:p>中炬高新(600872,股吧)1</text:p>
          </table:table-cell>
          <table:table-cell/>
        </table:table-row>
        <table:table-row table:style-name="ro1">
          <table:table-cell office:value-type="string">
            <text:p>　　417</text:p>
          </table:table-cell>
          <table:table-cell office:value-type="float" office:value="600873">
            <text:p>600873</text:p>
          </table:table-cell>
          <table:table-cell office:value-type="float" office:value="90873">
            <text:p>90873</text:p>
          </table:table-cell>
          <table:table-cell office:value-type="string">
            <text:p>梅花生物(600873,股吧)1</text:p>
          </table:table-cell>
          <table:table-cell/>
        </table:table-row>
        <table:table-row table:style-name="ro1">
          <table:table-cell office:value-type="string">
            <text:p>　　418</text:p>
          </table:table-cell>
          <table:table-cell office:value-type="float" office:value="600874">
            <text:p>600874</text:p>
          </table:table-cell>
          <table:table-cell office:value-type="float" office:value="90874">
            <text:p>90874</text:p>
          </table:table-cell>
          <table:table-cell office:value-type="string">
            <text:p>创业环保1</text:p>
          </table:table-cell>
          <table:table-cell/>
        </table:table-row>
        <table:table-row table:style-name="ro1">
          <table:table-cell office:value-type="string">
            <text:p>　　419</text:p>
          </table:table-cell>
          <table:table-cell office:value-type="float" office:value="600875">
            <text:p>600875</text:p>
          </table:table-cell>
          <table:table-cell office:value-type="float" office:value="90875">
            <text:p>90875</text:p>
          </table:table-cell>
          <table:table-cell office:value-type="string">
            <text:p>东方电气(600875,股吧)1</text:p>
          </table:table-cell>
          <table:table-cell/>
        </table:table-row>
        <table:table-row table:style-name="ro1">
          <table:table-cell office:value-type="string">
            <text:p>　　420</text:p>
          </table:table-cell>
          <table:table-cell office:value-type="float" office:value="600876">
            <text:p>600876</text:p>
          </table:table-cell>
          <table:table-cell office:value-type="float" office:value="90876">
            <text:p>90876</text:p>
          </table:table-cell>
          <table:table-cell office:value-type="string">
            <text:p>洛阳玻璃(600876,股吧)1</text:p>
          </table:table-cell>
          <table:table-cell/>
        </table:table-row>
        <table:table-row table:style-name="ro1">
          <table:table-cell office:value-type="string">
            <text:p>　　421</text:p>
          </table:table-cell>
          <table:table-cell office:value-type="float" office:value="600879">
            <text:p>600879</text:p>
          </table:table-cell>
          <table:table-cell office:value-type="float" office:value="90879">
            <text:p>90879</text:p>
          </table:table-cell>
          <table:table-cell office:value-type="string">
            <text:p>航天电子(600879,股吧)1</text:p>
          </table:table-cell>
          <table:table-cell/>
        </table:table-row>
        <table:table-row table:style-name="ro1">
          <table:table-cell office:value-type="string">
            <text:p>　　422</text:p>
          </table:table-cell>
          <table:table-cell office:value-type="float" office:value="600880">
            <text:p>600880</text:p>
          </table:table-cell>
          <table:table-cell office:value-type="float" office:value="90880">
            <text:p>90880</text:p>
          </table:table-cell>
          <table:table-cell office:value-type="string">
            <text:p>博瑞传播(600880,股吧)1</text:p>
          </table:table-cell>
          <table:table-cell/>
        </table:table-row>
        <table:table-row table:style-name="ro1">
          <table:table-cell office:value-type="string">
            <text:p>　　423</text:p>
          </table:table-cell>
          <table:table-cell office:value-type="float" office:value="600881">
            <text:p>600881</text:p>
          </table:table-cell>
          <table:table-cell office:value-type="float" office:value="90881">
            <text:p>90881</text:p>
          </table:table-cell>
          <table:table-cell office:value-type="string">
            <text:p>亚泰集团(600881,股吧)1</text:p>
          </table:table-cell>
          <table:table-cell/>
        </table:table-row>
        <table:table-row table:style-name="ro1">
          <table:table-cell office:value-type="string">
            <text:p>　　424</text:p>
          </table:table-cell>
          <table:table-cell office:value-type="float" office:value="600882">
            <text:p>600882</text:p>
          </table:table-cell>
          <table:table-cell office:value-type="float" office:value="90882">
            <text:p>90882</text:p>
          </table:table-cell>
          <table:table-cell office:value-type="string">
            <text:p>华联矿业(600882,股吧)1</text:p>
          </table:table-cell>
          <table:table-cell/>
        </table:table-row>
        <table:table-row table:style-name="ro1">
          <table:table-cell office:value-type="string">
            <text:p>　　425</text:p>
          </table:table-cell>
          <table:table-cell office:value-type="float" office:value="600884">
            <text:p>600884</text:p>
          </table:table-cell>
          <table:table-cell office:value-type="float" office:value="90884">
            <text:p>90884</text:p>
          </table:table-cell>
          <table:table-cell office:value-type="string">
            <text:p>杉杉股份(600884,股吧)1</text:p>
          </table:table-cell>
          <table:table-cell/>
        </table:table-row>
        <table:table-row table:style-name="ro1">
          <table:table-cell office:value-type="string">
            <text:p>　　426</text:p>
          </table:table-cell>
          <table:table-cell office:value-type="float" office:value="600886">
            <text:p>600886</text:p>
          </table:table-cell>
          <table:table-cell office:value-type="float" office:value="90886">
            <text:p>90886</text:p>
          </table:table-cell>
          <table:table-cell office:value-type="string">
            <text:p>国投电力(600886,股吧)1</text:p>
          </table:table-cell>
          <table:table-cell/>
        </table:table-row>
        <table:table-row table:style-name="ro1">
          <table:table-cell office:value-type="string">
            <text:p>　　427</text:p>
          </table:table-cell>
          <table:table-cell office:value-type="float" office:value="600887">
            <text:p>600887</text:p>
          </table:table-cell>
          <table:table-cell office:value-type="float" office:value="90887">
            <text:p>90887</text:p>
          </table:table-cell>
          <table:table-cell office:value-type="string">
            <text:p>伊利股份(600887,股吧)1</text:p>
          </table:table-cell>
          <table:table-cell/>
        </table:table-row>
        <table:table-row table:style-name="ro1">
          <table:table-cell office:value-type="string">
            <text:p>　　428</text:p>
          </table:table-cell>
          <table:table-cell office:value-type="float" office:value="600888">
            <text:p>600888</text:p>
          </table:table-cell>
          <table:table-cell office:value-type="float" office:value="90888">
            <text:p>90888</text:p>
          </table:table-cell>
          <table:table-cell office:value-type="string">
            <text:p>新疆众和(600888,股吧)1</text:p>
          </table:table-cell>
          <table:table-cell/>
        </table:table-row>
        <table:table-row table:style-name="ro1">
          <table:table-cell office:value-type="string">
            <text:p>　　429</text:p>
          </table:table-cell>
          <table:table-cell office:value-type="float" office:value="600893">
            <text:p>600893</text:p>
          </table:table-cell>
          <table:table-cell office:value-type="float" office:value="90893">
            <text:p>90893</text:p>
          </table:table-cell>
          <table:table-cell office:value-type="string">
            <text:p>航空动力(600893,股吧)1</text:p>
          </table:table-cell>
          <table:table-cell/>
        </table:table-row>
        <table:table-row table:style-name="ro1">
          <table:table-cell office:value-type="string">
            <text:p>　　430</text:p>
          </table:table-cell>
          <table:table-cell office:value-type="float" office:value="600895">
            <text:p>600895</text:p>
          </table:table-cell>
          <table:table-cell office:value-type="float" office:value="90895">
            <text:p>90895</text:p>
          </table:table-cell>
          <table:table-cell office:value-type="string">
            <text:p>张江高科(600895,股吧)1</text:p>
          </table:table-cell>
          <table:table-cell/>
        </table:table-row>
        <table:table-row table:style-name="ro1">
          <table:table-cell office:value-type="string">
            <text:p>　　431</text:p>
          </table:table-cell>
          <table:table-cell office:value-type="float" office:value="600897">
            <text:p>600897</text:p>
          </table:table-cell>
          <table:table-cell office:value-type="float" office:value="90897">
            <text:p>90897</text:p>
          </table:table-cell>
          <table:table-cell office:value-type="string">
            <text:p>厦门空港(600897,股吧)1</text:p>
          </table:table-cell>
          <table:table-cell/>
        </table:table-row>
        <table:table-row table:style-name="ro1">
          <table:table-cell office:value-type="string">
            <text:p>　　432</text:p>
          </table:table-cell>
          <table:table-cell office:value-type="float" office:value="600900">
            <text:p>600900</text:p>
          </table:table-cell>
          <table:table-cell office:value-type="float" office:value="90900">
            <text:p>90900</text:p>
          </table:table-cell>
          <table:table-cell office:value-type="string">
            <text:p>长江电力(600900,股吧)1</text:p>
          </table:table-cell>
          <table:table-cell/>
        </table:table-row>
        <table:table-row table:style-name="ro1">
          <table:table-cell office:value-type="string">
            <text:p>　　433</text:p>
          </table:table-cell>
          <table:table-cell office:value-type="float" office:value="600963">
            <text:p>600963</text:p>
          </table:table-cell>
          <table:table-cell office:value-type="float" office:value="90963">
            <text:p>90963</text:p>
          </table:table-cell>
          <table:table-cell office:value-type="string">
            <text:p>岳阳林纸(600963,股吧)1</text:p>
          </table:table-cell>
          <table:table-cell/>
        </table:table-row>
        <table:table-row table:style-name="ro1">
          <table:table-cell office:value-type="string">
            <text:p>　　434</text:p>
          </table:table-cell>
          <table:table-cell office:value-type="float" office:value="600965">
            <text:p>600965</text:p>
          </table:table-cell>
          <table:table-cell office:value-type="float" office:value="90965">
            <text:p>90965</text:p>
          </table:table-cell>
          <table:table-cell office:value-type="string">
            <text:p>福成五丰(600965,股吧)1</text:p>
          </table:table-cell>
          <table:table-cell/>
        </table:table-row>
        <table:table-row table:style-name="ro1">
          <table:table-cell office:value-type="string">
            <text:p>　　435</text:p>
          </table:table-cell>
          <table:table-cell office:value-type="float" office:value="600967">
            <text:p>600967</text:p>
          </table:table-cell>
          <table:table-cell office:value-type="float" office:value="90967">
            <text:p>90967</text:p>
          </table:table-cell>
          <table:table-cell office:value-type="string">
            <text:p>北方创业(600967,股吧)1</text:p>
          </table:table-cell>
          <table:table-cell/>
        </table:table-row>
        <table:table-row table:style-name="ro1">
          <table:table-cell office:value-type="string">
            <text:p>　　436</text:p>
          </table:table-cell>
          <table:table-cell office:value-type="float" office:value="600970">
            <text:p>600970</text:p>
          </table:table-cell>
          <table:table-cell office:value-type="float" office:value="90970">
            <text:p>90970</text:p>
          </table:table-cell>
          <table:table-cell office:value-type="string">
            <text:p>中材国际(600970,股吧)1</text:p>
          </table:table-cell>
          <table:table-cell/>
        </table:table-row>
        <table:table-row table:style-name="ro1">
          <table:table-cell office:value-type="string">
            <text:p>　　437</text:p>
          </table:table-cell>
          <table:table-cell office:value-type="float" office:value="600971">
            <text:p>600971</text:p>
          </table:table-cell>
          <table:table-cell office:value-type="float" office:value="90971">
            <text:p>90971</text:p>
          </table:table-cell>
          <table:table-cell office:value-type="string">
            <text:p>恒源煤电(600971,股吧)1</text:p>
          </table:table-cell>
          <table:table-cell/>
        </table:table-row>
        <table:table-row table:style-name="ro1">
          <table:table-cell office:value-type="string">
            <text:p>　　438</text:p>
          </table:table-cell>
          <table:table-cell office:value-type="float" office:value="600973">
            <text:p>600973</text:p>
          </table:table-cell>
          <table:table-cell office:value-type="float" office:value="90973">
            <text:p>90973</text:p>
          </table:table-cell>
          <table:table-cell office:value-type="string">
            <text:p>宝胜股份(600973,股吧)1</text:p>
          </table:table-cell>
          <table:table-cell/>
        </table:table-row>
        <table:table-row table:style-name="ro1">
          <table:table-cell office:value-type="string">
            <text:p>　　439</text:p>
          </table:table-cell>
          <table:table-cell office:value-type="float" office:value="600975">
            <text:p>600975</text:p>
          </table:table-cell>
          <table:table-cell office:value-type="float" office:value="90975">
            <text:p>90975</text:p>
          </table:table-cell>
          <table:table-cell office:value-type="string">
            <text:p>新五丰(600975,股吧)1</text:p>
          </table:table-cell>
          <table:table-cell/>
        </table:table-row>
        <table:table-row table:style-name="ro1">
          <table:table-cell office:value-type="string">
            <text:p>　　440</text:p>
          </table:table-cell>
          <table:table-cell office:value-type="float" office:value="600976">
            <text:p>600976</text:p>
          </table:table-cell>
          <table:table-cell office:value-type="float" office:value="90976">
            <text:p>90976</text:p>
          </table:table-cell>
          <table:table-cell office:value-type="string">
            <text:p>武汉健民(600976,股吧)1</text:p>
          </table:table-cell>
          <table:table-cell/>
        </table:table-row>
        <table:table-row table:style-name="ro1">
          <table:table-cell office:value-type="string">
            <text:p>　　441</text:p>
          </table:table-cell>
          <table:table-cell office:value-type="float" office:value="600978">
            <text:p>600978</text:p>
          </table:table-cell>
          <table:table-cell office:value-type="float" office:value="90978">
            <text:p>90978</text:p>
          </table:table-cell>
          <table:table-cell office:value-type="string">
            <text:p>宜华木业(600978,股吧)1</text:p>
          </table:table-cell>
          <table:table-cell/>
        </table:table-row>
        <table:table-row table:style-name="ro1">
          <table:table-cell office:value-type="string">
            <text:p>　　442</text:p>
          </table:table-cell>
          <table:table-cell office:value-type="float" office:value="600979">
            <text:p>600979</text:p>
          </table:table-cell>
          <table:table-cell office:value-type="float" office:value="90979">
            <text:p>90979</text:p>
          </table:table-cell>
          <table:table-cell office:value-type="string">
            <text:p>广安爱众(600979,股吧)1</text:p>
          </table:table-cell>
          <table:table-cell/>
        </table:table-row>
        <table:table-row table:style-name="ro1">
          <table:table-cell office:value-type="string">
            <text:p>　　443</text:p>
          </table:table-cell>
          <table:table-cell office:value-type="float" office:value="600983">
            <text:p>600983</text:p>
          </table:table-cell>
          <table:table-cell office:value-type="float" office:value="90983">
            <text:p>90983</text:p>
          </table:table-cell>
          <table:table-cell office:value-type="string">
            <text:p>合肥三洋(600983,股吧)1</text:p>
          </table:table-cell>
          <table:table-cell/>
        </table:table-row>
        <table:table-row table:style-name="ro1">
          <table:table-cell office:value-type="string">
            <text:p>　　444</text:p>
          </table:table-cell>
          <table:table-cell office:value-type="float" office:value="600985">
            <text:p>600985</text:p>
          </table:table-cell>
          <table:table-cell office:value-type="float" office:value="90985">
            <text:p>90985</text:p>
          </table:table-cell>
          <table:table-cell office:value-type="string">
            <text:p>雷鸣科化(600985,股吧)1</text:p>
          </table:table-cell>
          <table:table-cell/>
        </table:table-row>
        <table:table-row table:style-name="ro1">
          <table:table-cell office:value-type="string">
            <text:p>　　445</text:p>
          </table:table-cell>
          <table:table-cell office:value-type="float" office:value="600987">
            <text:p>600987</text:p>
          </table:table-cell>
          <table:table-cell office:value-type="float" office:value="90987">
            <text:p>90987</text:p>
          </table:table-cell>
          <table:table-cell office:value-type="string">
            <text:p>航民股份(600987,股吧)1</text:p>
          </table:table-cell>
          <table:table-cell/>
        </table:table-row>
        <table:table-row table:style-name="ro1">
          <table:table-cell office:value-type="string">
            <text:p>　　446</text:p>
          </table:table-cell>
          <table:table-cell office:value-type="float" office:value="600990">
            <text:p>600990</text:p>
          </table:table-cell>
          <table:table-cell office:value-type="float" office:value="90990">
            <text:p>90990</text:p>
          </table:table-cell>
          <table:table-cell office:value-type="string">
            <text:p>四创电子(600990,股吧)1</text:p>
          </table:table-cell>
          <table:table-cell/>
        </table:table-row>
        <table:table-row table:style-name="ro1">
          <table:table-cell office:value-type="string">
            <text:p>　　447</text:p>
          </table:table-cell>
          <table:table-cell office:value-type="float" office:value="600993">
            <text:p>600993</text:p>
          </table:table-cell>
          <table:table-cell office:value-type="float" office:value="90993">
            <text:p>90993</text:p>
          </table:table-cell>
          <table:table-cell office:value-type="string">
            <text:p>马应龙(600993,股吧)1</text:p>
          </table:table-cell>
          <table:table-cell/>
        </table:table-row>
        <table:table-row table:style-name="ro1">
          <table:table-cell office:value-type="string">
            <text:p>　　448</text:p>
          </table:table-cell>
          <table:table-cell office:value-type="float" office:value="600995">
            <text:p>600995</text:p>
          </table:table-cell>
          <table:table-cell office:value-type="float" office:value="90995">
            <text:p>90995</text:p>
          </table:table-cell>
          <table:table-cell office:value-type="string">
            <text:p>文山电力(600995,股吧)1</text:p>
          </table:table-cell>
          <table:table-cell/>
        </table:table-row>
        <table:table-row table:style-name="ro1">
          <table:table-cell office:value-type="string">
            <text:p>　　449</text:p>
          </table:table-cell>
          <table:table-cell office:value-type="float" office:value="600997">
            <text:p>600997</text:p>
          </table:table-cell>
          <table:table-cell office:value-type="float" office:value="90997">
            <text:p>90997</text:p>
          </table:table-cell>
          <table:table-cell office:value-type="string">
            <text:p>开滦股份(600997,股吧)1</text:p>
          </table:table-cell>
          <table:table-cell/>
        </table:table-row>
        <table:table-row table:style-name="ro1">
          <table:table-cell office:value-type="string">
            <text:p>　　450</text:p>
          </table:table-cell>
          <table:table-cell office:value-type="float" office:value="600998">
            <text:p>600998</text:p>
          </table:table-cell>
          <table:table-cell office:value-type="float" office:value="90998">
            <text:p>90998</text:p>
          </table:table-cell>
          <table:table-cell office:value-type="string">
            <text:p>九州通(600998,股吧)1</text:p>
          </table:table-cell>
          <table:table-cell/>
        </table:table-row>
        <table:table-row table:style-name="ro1">
          <table:table-cell office:value-type="string">
            <text:p>　　451</text:p>
          </table:table-cell>
          <table:table-cell office:value-type="float" office:value="600999">
            <text:p>600999</text:p>
          </table:table-cell>
          <table:table-cell office:value-type="float" office:value="90999">
            <text:p>90999</text:p>
          </table:table-cell>
          <table:table-cell office:value-type="string">
            <text:p>招商证券(600999,股吧)1</text:p>
          </table:table-cell>
          <table:table-cell/>
        </table:table-row>
        <table:table-row table:style-name="ro1">
          <table:table-cell office:value-type="string">
            <text:p>　　452</text:p>
          </table:table-cell>
          <table:table-cell office:value-type="float" office:value="601000">
            <text:p>601000</text:p>
          </table:table-cell>
          <table:table-cell office:value-type="float" office:value="91000">
            <text:p>91000</text:p>
          </table:table-cell>
          <table:table-cell office:value-type="string">
            <text:p>唐山港(601000,股吧)1</text:p>
          </table:table-cell>
          <table:table-cell/>
        </table:table-row>
        <table:table-row table:style-name="ro1">
          <table:table-cell office:value-type="string">
            <text:p>　　453</text:p>
          </table:table-cell>
          <table:table-cell office:value-type="float" office:value="601001">
            <text:p>601001</text:p>
          </table:table-cell>
          <table:table-cell office:value-type="float" office:value="91001">
            <text:p>91001</text:p>
          </table:table-cell>
          <table:table-cell office:value-type="string">
            <text:p>大同煤业(601001,股吧)1</text:p>
          </table:table-cell>
          <table:table-cell/>
        </table:table-row>
        <table:table-row table:style-name="ro1">
          <table:table-cell office:value-type="string">
            <text:p>　　454</text:p>
          </table:table-cell>
          <table:table-cell office:value-type="float" office:value="601002">
            <text:p>601002</text:p>
          </table:table-cell>
          <table:table-cell office:value-type="float" office:value="91002">
            <text:p>91002</text:p>
          </table:table-cell>
          <table:table-cell office:value-type="string">
            <text:p>晋亿实业(601002,股吧)1</text:p>
          </table:table-cell>
          <table:table-cell/>
        </table:table-row>
        <table:table-row table:style-name="ro1">
          <table:table-cell office:value-type="string">
            <text:p>　　455</text:p>
          </table:table-cell>
          <table:table-cell office:value-type="float" office:value="601005">
            <text:p>601005</text:p>
          </table:table-cell>
          <table:table-cell office:value-type="float" office:value="91005">
            <text:p>91005</text:p>
          </table:table-cell>
          <table:table-cell office:value-type="string">
            <text:p>重庆钢铁1</text:p>
          </table:table-cell>
          <table:table-cell/>
        </table:table-row>
        <table:table-row table:style-name="ro1">
          <table:table-cell office:value-type="string">
            <text:p>　　456</text:p>
          </table:table-cell>
          <table:table-cell office:value-type="float" office:value="601006">
            <text:p>601006</text:p>
          </table:table-cell>
          <table:table-cell office:value-type="float" office:value="91006">
            <text:p>91006</text:p>
          </table:table-cell>
          <table:table-cell office:value-type="string">
            <text:p>大秦铁路(601006,股吧)1</text:p>
          </table:table-cell>
          <table:table-cell/>
        </table:table-row>
        <table:table-row table:style-name="ro1">
          <table:table-cell office:value-type="string">
            <text:p>　　457</text:p>
          </table:table-cell>
          <table:table-cell office:value-type="float" office:value="601009">
            <text:p>601009</text:p>
          </table:table-cell>
          <table:table-cell office:value-type="float" office:value="91009">
            <text:p>91009</text:p>
          </table:table-cell>
          <table:table-cell office:value-type="string">
            <text:p>南京银行(601009,股吧)1</text:p>
          </table:table-cell>
          <table:table-cell/>
        </table:table-row>
        <table:table-row table:style-name="ro1">
          <table:table-cell office:value-type="string">
            <text:p>　　458</text:p>
          </table:table-cell>
          <table:table-cell office:value-type="float" office:value="601010">
            <text:p>601010</text:p>
          </table:table-cell>
          <table:table-cell office:value-type="float" office:value="91010">
            <text:p>91010</text:p>
          </table:table-cell>
          <table:table-cell office:value-type="string">
            <text:p>文峰股份(601010,股吧)1</text:p>
          </table:table-cell>
          <table:table-cell/>
        </table:table-row>
        <table:table-row table:style-name="ro1">
          <table:table-cell office:value-type="string">
            <text:p>　　459</text:p>
          </table:table-cell>
          <table:table-cell office:value-type="float" office:value="601012">
            <text:p>601012</text:p>
          </table:table-cell>
          <table:table-cell office:value-type="float" office:value="91012">
            <text:p>91012</text:p>
          </table:table-cell>
          <table:table-cell office:value-type="string">
            <text:p>隆基股份(601012,股吧)1</text:p>
          </table:table-cell>
          <table:table-cell/>
        </table:table-row>
        <table:table-row table:style-name="ro1">
          <table:table-cell office:value-type="string">
            <text:p>　　460</text:p>
          </table:table-cell>
          <table:table-cell office:value-type="float" office:value="601018">
            <text:p>601018</text:p>
          </table:table-cell>
          <table:table-cell office:value-type="float" office:value="91018">
            <text:p>91018</text:p>
          </table:table-cell>
          <table:table-cell office:value-type="string">
            <text:p>寧波港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461</text:p>
          </table:table-cell>
          <table:table-cell office:value-type="float" office:value="601038">
            <text:p>601038</text:p>
          </table:table-cell>
          <table:table-cell office:value-type="float" office:value="91038">
            <text:p>91038</text:p>
          </table:table-cell>
          <table:table-cell office:value-type="string">
            <text:p>一拖股份(601038,股吧)1</text:p>
          </table:table-cell>
          <table:table-cell/>
        </table:table-row>
        <table:table-row table:style-name="ro1">
          <table:table-cell office:value-type="string">
            <text:p>　　462</text:p>
          </table:table-cell>
          <table:table-cell office:value-type="float" office:value="601058">
            <text:p>601058</text:p>
          </table:table-cell>
          <table:table-cell office:value-type="float" office:value="91058">
            <text:p>91058</text:p>
          </table:table-cell>
          <table:table-cell office:value-type="string">
            <text:p>赛轮股份(601058,股吧)1</text:p>
          </table:table-cell>
          <table:table-cell/>
        </table:table-row>
        <table:table-row table:style-name="ro1">
          <table:table-cell office:value-type="string">
            <text:p>　　463</text:p>
          </table:table-cell>
          <table:table-cell office:value-type="float" office:value="601088">
            <text:p>601088</text:p>
          </table:table-cell>
          <table:table-cell office:value-type="float" office:value="91088">
            <text:p>91088</text:p>
          </table:table-cell>
          <table:table-cell office:value-type="string">
            <text:p>中国神华1</text:p>
          </table:table-cell>
          <table:table-cell/>
        </table:table-row>
        <table:table-row table:style-name="ro1">
          <table:table-cell office:value-type="string">
            <text:p>　　464</text:p>
          </table:table-cell>
          <table:table-cell office:value-type="float" office:value="601098">
            <text:p>601098</text:p>
          </table:table-cell>
          <table:table-cell office:value-type="float" office:value="91098">
            <text:p>91098</text:p>
          </table:table-cell>
          <table:table-cell office:value-type="string">
            <text:p>中南传媒(601098,股吧)1</text:p>
          </table:table-cell>
          <table:table-cell/>
        </table:table-row>
        <table:table-row table:style-name="ro1">
          <table:table-cell office:value-type="string">
            <text:p>　　465</text:p>
          </table:table-cell>
          <table:table-cell office:value-type="float" office:value="601099">
            <text:p>601099</text:p>
          </table:table-cell>
          <table:table-cell office:value-type="float" office:value="91099">
            <text:p>91099</text:p>
          </table:table-cell>
          <table:table-cell office:value-type="string">
            <text:p>太平洋(601099,股吧)1</text:p>
          </table:table-cell>
          <table:table-cell/>
        </table:table-row>
        <table:table-row table:style-name="ro1">
          <table:table-cell office:value-type="string">
            <text:p>　　466</text:p>
          </table:table-cell>
          <table:table-cell office:value-type="float" office:value="601100">
            <text:p>601100</text:p>
          </table:table-cell>
          <table:table-cell office:value-type="float" office:value="91100">
            <text:p>91100</text:p>
          </table:table-cell>
          <table:table-cell office:value-type="string">
            <text:p>恒立油缸(601100,股吧)1</text:p>
          </table:table-cell>
          <table:table-cell/>
        </table:table-row>
        <table:table-row table:style-name="ro1">
          <table:table-cell office:value-type="string">
            <text:p>　　467</text:p>
          </table:table-cell>
          <table:table-cell office:value-type="float" office:value="601101">
            <text:p>601101</text:p>
          </table:table-cell>
          <table:table-cell office:value-type="float" office:value="91101">
            <text:p>91101</text:p>
          </table:table-cell>
          <table:table-cell office:value-type="string">
            <text:p>昊华能源(601101,股吧)1</text:p>
          </table:table-cell>
          <table:table-cell/>
        </table:table-row>
        <table:table-row table:style-name="ro1">
          <table:table-cell office:value-type="string">
            <text:p>　　468</text:p>
          </table:table-cell>
          <table:table-cell office:value-type="float" office:value="601106">
            <text:p>601106</text:p>
          </table:table-cell>
          <table:table-cell office:value-type="float" office:value="91106">
            <text:p>91106</text:p>
          </table:table-cell>
          <table:table-cell office:value-type="string">
            <text:p>中国一重(601106,股吧)1</text:p>
          </table:table-cell>
          <table:table-cell/>
        </table:table-row>
        <table:table-row table:style-name="ro1">
          <table:table-cell office:value-type="string">
            <text:p>　　469</text:p>
          </table:table-cell>
          <table:table-cell office:value-type="float" office:value="601107">
            <text:p>601107</text:p>
          </table:table-cell>
          <table:table-cell office:value-type="float" office:value="91107">
            <text:p>91107</text:p>
          </table:table-cell>
          <table:table-cell office:value-type="string">
            <text:p>四川成渝(601107,股吧)1</text:p>
          </table:table-cell>
          <table:table-cell/>
        </table:table-row>
        <table:table-row table:style-name="ro1">
          <table:table-cell office:value-type="string">
            <text:p>　　470</text:p>
          </table:table-cell>
          <table:table-cell office:value-type="float" office:value="601111">
            <text:p>601111</text:p>
          </table:table-cell>
          <table:table-cell office:value-type="float" office:value="91111">
            <text:p>91111</text:p>
          </table:table-cell>
          <table:table-cell office:value-type="string">
            <text:p>中国国航1</text:p>
          </table:table-cell>
          <table:table-cell/>
        </table:table-row>
        <table:table-row table:style-name="ro1">
          <table:table-cell office:value-type="string">
            <text:p>　　471</text:p>
          </table:table-cell>
          <table:table-cell office:value-type="float" office:value="601117">
            <text:p>601117</text:p>
          </table:table-cell>
          <table:table-cell office:value-type="float" office:value="91117">
            <text:p>91117</text:p>
          </table:table-cell>
          <table:table-cell office:value-type="string">
            <text:p>中国化学(601117,股吧)1</text:p>
          </table:table-cell>
          <table:table-cell/>
        </table:table-row>
        <table:table-row table:style-name="ro1">
          <table:table-cell office:value-type="string">
            <text:p>　　472</text:p>
          </table:table-cell>
          <table:table-cell office:value-type="float" office:value="601118">
            <text:p>601118</text:p>
          </table:table-cell>
          <table:table-cell office:value-type="float" office:value="91118">
            <text:p>91118</text:p>
          </table:table-cell>
          <table:table-cell office:value-type="string">
            <text:p>海南橡胶(601118,股吧)1</text:p>
          </table:table-cell>
          <table:table-cell/>
        </table:table-row>
        <table:table-row table:style-name="ro1">
          <table:table-cell office:value-type="string">
            <text:p>　　473</text:p>
          </table:table-cell>
          <table:table-cell office:value-type="float" office:value="601126">
            <text:p>601126</text:p>
          </table:table-cell>
          <table:table-cell office:value-type="float" office:value="91126">
            <text:p>91126</text:p>
          </table:table-cell>
          <table:table-cell office:value-type="string">
            <text:p>四方股份(601126,股吧)1</text:p>
          </table:table-cell>
          <table:table-cell/>
        </table:table-row>
        <table:table-row table:style-name="ro1">
          <table:table-cell office:value-type="string">
            <text:p>　　474</text:p>
          </table:table-cell>
          <table:table-cell office:value-type="float" office:value="601139">
            <text:p>601139</text:p>
          </table:table-cell>
          <table:table-cell office:value-type="float" office:value="91139">
            <text:p>91139</text:p>
          </table:table-cell>
          <table:table-cell office:value-type="string">
            <text:p>深圳燃气(601139,股吧)1</text:p>
          </table:table-cell>
          <table:table-cell/>
        </table:table-row>
        <table:table-row table:style-name="ro1">
          <table:table-cell office:value-type="string">
            <text:p>　　475</text:p>
          </table:table-cell>
          <table:table-cell office:value-type="float" office:value="601158">
            <text:p>601158</text:p>
          </table:table-cell>
          <table:table-cell office:value-type="float" office:value="91158">
            <text:p>91158</text:p>
          </table:table-cell>
          <table:table-cell office:value-type="string">
            <text:p>重庆水务(601158,股吧)1</text:p>
          </table:table-cell>
          <table:table-cell/>
        </table:table-row>
        <table:table-row table:style-name="ro1">
          <table:table-cell office:value-type="string">
            <text:p>　　476</text:p>
          </table:table-cell>
          <table:table-cell office:value-type="float" office:value="601166">
            <text:p>601166</text:p>
          </table:table-cell>
          <table:table-cell office:value-type="float" office:value="91166">
            <text:p>91166</text:p>
          </table:table-cell>
          <table:table-cell office:value-type="string">
            <text:p>兴业银行(601166,股吧)1</text:p>
          </table:table-cell>
          <table:table-cell/>
        </table:table-row>
        <table:table-row table:style-name="ro1">
          <table:table-cell office:value-type="string">
            <text:p>　　477</text:p>
          </table:table-cell>
          <table:table-cell office:value-type="float" office:value="601168">
            <text:p>601168</text:p>
          </table:table-cell>
          <table:table-cell office:value-type="float" office:value="91168">
            <text:p>91168</text:p>
          </table:table-cell>
          <table:table-cell office:value-type="string">
            <text:p>西部矿业(601168,股吧)1</text:p>
          </table:table-cell>
          <table:table-cell/>
        </table:table-row>
        <table:table-row table:style-name="ro1">
          <table:table-cell office:value-type="string">
            <text:p>　　478</text:p>
          </table:table-cell>
          <table:table-cell office:value-type="float" office:value="601169">
            <text:p>601169</text:p>
          </table:table-cell>
          <table:table-cell office:value-type="float" office:value="91169">
            <text:p>91169</text:p>
          </table:table-cell>
          <table:table-cell office:value-type="string">
            <text:p>北京银行(601169,股吧)1</text:p>
          </table:table-cell>
          <table:table-cell/>
        </table:table-row>
        <table:table-row table:style-name="ro1">
          <table:table-cell office:value-type="string">
            <text:p>　　479</text:p>
          </table:table-cell>
          <table:table-cell office:value-type="float" office:value="601179">
            <text:p>601179</text:p>
          </table:table-cell>
          <table:table-cell office:value-type="float" office:value="91179">
            <text:p>91179</text:p>
          </table:table-cell>
          <table:table-cell office:value-type="string">
            <text:p>中国西电(601179,股吧)1</text:p>
          </table:table-cell>
          <table:table-cell/>
        </table:table-row>
        <table:table-row table:style-name="ro1">
          <table:table-cell office:value-type="string">
            <text:p>　　480</text:p>
          </table:table-cell>
          <table:table-cell office:value-type="float" office:value="601186">
            <text:p>601186</text:p>
          </table:table-cell>
          <table:table-cell office:value-type="float" office:value="91186">
            <text:p>91186</text:p>
          </table:table-cell>
          <table:table-cell office:value-type="string">
            <text:p>中国铁建1</text:p>
          </table:table-cell>
          <table:table-cell/>
        </table:table-row>
        <table:table-row table:style-name="ro1">
          <table:table-cell office:value-type="string">
            <text:p>　　481</text:p>
          </table:table-cell>
          <table:table-cell office:value-type="float" office:value="601208">
            <text:p>601208</text:p>
          </table:table-cell>
          <table:table-cell office:value-type="float" office:value="91208">
            <text:p>91208</text:p>
          </table:table-cell>
          <table:table-cell office:value-type="string">
            <text:p>东材科技(601208,股吧)1</text:p>
          </table:table-cell>
          <table:table-cell/>
        </table:table-row>
        <table:table-row table:style-name="ro1">
          <table:table-cell office:value-type="string">
            <text:p>　　482</text:p>
          </table:table-cell>
          <table:table-cell office:value-type="float" office:value="601216">
            <text:p>601216</text:p>
          </table:table-cell>
          <table:table-cell office:value-type="float" office:value="91216">
            <text:p>91216</text:p>
          </table:table-cell>
          <table:table-cell office:value-type="string">
            <text:p>内蒙君正(601216,股吧)1</text:p>
          </table:table-cell>
          <table:table-cell/>
        </table:table-row>
        <table:table-row table:style-name="ro1">
          <table:table-cell office:value-type="string">
            <text:p>　　483</text:p>
          </table:table-cell>
          <table:table-cell office:value-type="float" office:value="601222">
            <text:p>601222</text:p>
          </table:table-cell>
          <table:table-cell office:value-type="float" office:value="91222">
            <text:p>91222</text:p>
          </table:table-cell>
          <table:table-cell office:value-type="string">
            <text:p>林洋电子(601222,股吧)1</text:p>
          </table:table-cell>
          <table:table-cell/>
        </table:table-row>
        <table:table-row table:style-name="ro1">
          <table:table-cell office:value-type="string">
            <text:p>　　484</text:p>
          </table:table-cell>
          <table:table-cell office:value-type="float" office:value="601225">
            <text:p>601225</text:p>
          </table:table-cell>
          <table:table-cell office:value-type="float" office:value="91225">
            <text:p>91225</text:p>
          </table:table-cell>
          <table:table-cell office:value-type="string">
            <text:p>陕西煤业1</text:p>
          </table:table-cell>
          <table:table-cell/>
        </table:table-row>
        <table:table-row table:style-name="ro1">
          <table:table-cell office:value-type="string">
            <text:p>　　485</text:p>
          </table:table-cell>
          <table:table-cell office:value-type="float" office:value="601231">
            <text:p>601231</text:p>
          </table:table-cell>
          <table:table-cell office:value-type="float" office:value="91231">
            <text:p>91231</text:p>
          </table:table-cell>
          <table:table-cell office:value-type="string">
            <text:p>环旭电子(601231,股吧)1</text:p>
          </table:table-cell>
          <table:table-cell/>
        </table:table-row>
        <table:table-row table:style-name="ro1">
          <table:table-cell office:value-type="string">
            <text:p>　　486</text:p>
          </table:table-cell>
          <table:table-cell office:value-type="float" office:value="601233">
            <text:p>601233</text:p>
          </table:table-cell>
          <table:table-cell office:value-type="float" office:value="91233">
            <text:p>91233</text:p>
          </table:table-cell>
          <table:table-cell office:value-type="string">
            <text:p>桐昆股份(601233,股吧)1</text:p>
          </table:table-cell>
          <table:table-cell/>
        </table:table-row>
        <table:table-row table:style-name="ro1">
          <table:table-cell office:value-type="string">
            <text:p>　　487</text:p>
          </table:table-cell>
          <table:table-cell office:value-type="float" office:value="601238">
            <text:p>601238</text:p>
          </table:table-cell>
          <table:table-cell office:value-type="float" office:value="91238">
            <text:p>91238</text:p>
          </table:table-cell>
          <table:table-cell office:value-type="string">
            <text:p>广汽集团(601238,股吧)1</text:p>
          </table:table-cell>
          <table:table-cell/>
        </table:table-row>
        <table:table-row table:style-name="ro1">
          <table:table-cell office:value-type="string">
            <text:p>　　488</text:p>
          </table:table-cell>
          <table:table-cell office:value-type="float" office:value="601258">
            <text:p>601258</text:p>
          </table:table-cell>
          <table:table-cell office:value-type="float" office:value="91258">
            <text:p>91258</text:p>
          </table:table-cell>
          <table:table-cell office:value-type="string">
            <text:p>庞大集团(601258,股吧)1</text:p>
          </table:table-cell>
          <table:table-cell/>
        </table:table-row>
        <table:table-row table:style-name="ro1">
          <table:table-cell office:value-type="string">
            <text:p>　　489</text:p>
          </table:table-cell>
          <table:table-cell office:value-type="float" office:value="601288">
            <text:p>601288</text:p>
          </table:table-cell>
          <table:table-cell office:value-type="float" office:value="91288">
            <text:p>91288</text:p>
          </table:table-cell>
          <table:table-cell office:value-type="string">
            <text:p>农业银行(601288,股吧)1</text:p>
          </table:table-cell>
          <table:table-cell/>
        </table:table-row>
        <table:table-row table:style-name="ro1">
          <table:table-cell office:value-type="string">
            <text:p>　　490</text:p>
          </table:table-cell>
          <table:table-cell office:value-type="float" office:value="601299">
            <text:p>601299</text:p>
          </table:table-cell>
          <table:table-cell office:value-type="float" office:value="91299">
            <text:p>91299</text:p>
          </table:table-cell>
          <table:table-cell office:value-type="string">
            <text:p>中国北车(601299,股吧)1</text:p>
          </table:table-cell>
          <table:table-cell/>
        </table:table-row>
        <table:table-row table:style-name="ro1">
          <table:table-cell office:value-type="string">
            <text:p>　　491</text:p>
          </table:table-cell>
          <table:table-cell office:value-type="float" office:value="601311">
            <text:p>601311</text:p>
          </table:table-cell>
          <table:table-cell office:value-type="float" office:value="91311">
            <text:p>91311</text:p>
          </table:table-cell>
          <table:table-cell office:value-type="string">
            <text:p>骆驼股份(601311,股吧)1</text:p>
          </table:table-cell>
          <table:table-cell/>
        </table:table-row>
        <table:table-row table:style-name="ro1">
          <table:table-cell office:value-type="string">
            <text:p>　　492</text:p>
          </table:table-cell>
          <table:table-cell office:value-type="float" office:value="601313">
            <text:p>601313</text:p>
          </table:table-cell>
          <table:table-cell office:value-type="float" office:value="91313">
            <text:p>91313</text:p>
          </table:table-cell>
          <table:table-cell office:value-type="string">
            <text:p>江南嘉捷(601313,股吧)1</text:p>
          </table:table-cell>
          <table:table-cell/>
        </table:table-row>
        <table:table-row table:style-name="ro1">
          <table:table-cell office:value-type="string">
            <text:p>　　493</text:p>
          </table:table-cell>
          <table:table-cell office:value-type="float" office:value="601318">
            <text:p>601318</text:p>
          </table:table-cell>
          <table:table-cell office:value-type="float" office:value="91318">
            <text:p>91318</text:p>
          </table:table-cell>
          <table:table-cell office:value-type="string">
            <text:p>中国平安1</text:p>
          </table:table-cell>
          <table:table-cell/>
        </table:table-row>
        <table:table-row table:style-name="ro1">
          <table:table-cell office:value-type="string">
            <text:p>　　494</text:p>
          </table:table-cell>
          <table:table-cell office:value-type="float" office:value="601328">
            <text:p>601328</text:p>
          </table:table-cell>
          <table:table-cell office:value-type="float" office:value="91328">
            <text:p>91328</text:p>
          </table:table-cell>
          <table:table-cell office:value-type="string">
            <text:p>交通银行1</text:p>
          </table:table-cell>
          <table:table-cell/>
        </table:table-row>
        <table:table-row table:style-name="ro1">
          <table:table-cell office:value-type="string">
            <text:p>　　495</text:p>
          </table:table-cell>
          <table:table-cell office:value-type="float" office:value="601333">
            <text:p>601333</text:p>
          </table:table-cell>
          <table:table-cell office:value-type="float" office:value="91333">
            <text:p>91333</text:p>
          </table:table-cell>
          <table:table-cell office:value-type="string">
            <text:p>广深铁路1</text:p>
          </table:table-cell>
          <table:table-cell/>
        </table:table-row>
        <table:table-row table:style-name="ro1">
          <table:table-cell office:value-type="string">
            <text:p>　　496</text:p>
          </table:table-cell>
          <table:table-cell office:value-type="float" office:value="601336">
            <text:p>601336</text:p>
          </table:table-cell>
          <table:table-cell office:value-type="float" office:value="91336">
            <text:p>91336</text:p>
          </table:table-cell>
          <table:table-cell office:value-type="string">
            <text:p>新华保险(601336,股吧)1</text:p>
          </table:table-cell>
          <table:table-cell/>
        </table:table-row>
        <table:table-row table:style-name="ro1">
          <table:table-cell office:value-type="string">
            <text:p>　　497</text:p>
          </table:table-cell>
          <table:table-cell office:value-type="float" office:value="601369">
            <text:p>601369</text:p>
          </table:table-cell>
          <table:table-cell office:value-type="float" office:value="91369">
            <text:p>91369</text:p>
          </table:table-cell>
          <table:table-cell office:value-type="string">
            <text:p>陕鼓动力(601369,股吧)1</text:p>
          </table:table-cell>
          <table:table-cell/>
        </table:table-row>
        <table:table-row table:style-name="ro1">
          <table:table-cell office:value-type="string">
            <text:p>　　498</text:p>
          </table:table-cell>
          <table:table-cell office:value-type="float" office:value="601377">
            <text:p>601377</text:p>
          </table:table-cell>
          <table:table-cell office:value-type="float" office:value="91377">
            <text:p>91377</text:p>
          </table:table-cell>
          <table:table-cell office:value-type="string">
            <text:p>兴业证券(601377,股吧)1</text:p>
          </table:table-cell>
          <table:table-cell/>
        </table:table-row>
        <table:table-row table:style-name="ro1">
          <table:table-cell office:value-type="string">
            <text:p>　　499</text:p>
          </table:table-cell>
          <table:table-cell office:value-type="float" office:value="601388">
            <text:p>601388</text:p>
          </table:table-cell>
          <table:table-cell office:value-type="float" office:value="91388">
            <text:p>91388</text:p>
          </table:table-cell>
          <table:table-cell office:value-type="string">
            <text:p>怡球资源(601388,股吧)1</text:p>
          </table:table-cell>
          <table:table-cell/>
        </table:table-row>
        <table:table-row table:style-name="ro1">
          <table:table-cell office:value-type="string">
            <text:p>　　500</text:p>
          </table:table-cell>
          <table:table-cell office:value-type="float" office:value="601390">
            <text:p>601390</text:p>
          </table:table-cell>
          <table:table-cell office:value-type="float" office:value="91390">
            <text:p>91390</text:p>
          </table:table-cell>
          <table:table-cell office:value-type="string">
            <text:p>中国中铁1</text:p>
          </table:table-cell>
          <table:table-cell/>
        </table:table-row>
        <table:table-row table:style-name="ro1">
          <table:table-cell office:value-type="string">
            <text:p>　　501</text:p>
          </table:table-cell>
          <table:table-cell office:value-type="float" office:value="601398">
            <text:p>601398</text:p>
          </table:table-cell>
          <table:table-cell office:value-type="float" office:value="91398">
            <text:p>91398</text:p>
          </table:table-cell>
          <table:table-cell office:value-type="string">
            <text:p>工商银行1</text:p>
          </table:table-cell>
          <table:table-cell/>
        </table:table-row>
        <table:table-row table:style-name="ro1">
          <table:table-cell office:value-type="string">
            <text:p>　　502</text:p>
          </table:table-cell>
          <table:table-cell office:value-type="float" office:value="601515">
            <text:p>601515</text:p>
          </table:table-cell>
          <table:table-cell office:value-type="float" office:value="91515">
            <text:p>91515</text:p>
          </table:table-cell>
          <table:table-cell office:value-type="string">
            <text:p>东风股份(601515,股吧)1</text:p>
          </table:table-cell>
          <table:table-cell/>
        </table:table-row>
        <table:table-row table:style-name="ro1">
          <table:table-cell office:value-type="string">
            <text:p>　　503</text:p>
          </table:table-cell>
          <table:table-cell office:value-type="float" office:value="601555">
            <text:p>601555</text:p>
          </table:table-cell>
          <table:table-cell office:value-type="float" office:value="91555">
            <text:p>91555</text:p>
          </table:table-cell>
          <table:table-cell office:value-type="string">
            <text:p>东吴证券(601555,股吧)1</text:p>
          </table:table-cell>
          <table:table-cell/>
        </table:table-row>
        <table:table-row table:style-name="ro1">
          <table:table-cell office:value-type="string">
            <text:p>　　504</text:p>
          </table:table-cell>
          <table:table-cell office:value-type="float" office:value="601566">
            <text:p>601566</text:p>
          </table:table-cell>
          <table:table-cell office:value-type="float" office:value="91566">
            <text:p>91566</text:p>
          </table:table-cell>
          <table:table-cell office:value-type="string">
            <text:p>九牧王(601566,股吧)1</text:p>
          </table:table-cell>
          <table:table-cell/>
        </table:table-row>
        <table:table-row table:style-name="ro1">
          <table:table-cell office:value-type="string">
            <text:p>　　505</text:p>
          </table:table-cell>
          <table:table-cell office:value-type="float" office:value="601567">
            <text:p>601567</text:p>
          </table:table-cell>
          <table:table-cell office:value-type="float" office:value="91567">
            <text:p>91567</text:p>
          </table:table-cell>
          <table:table-cell office:value-type="string">
            <text:p>三星电气(601567,股吧)1</text:p>
          </table:table-cell>
          <table:table-cell/>
        </table:table-row>
        <table:table-row table:style-name="ro1">
          <table:table-cell office:value-type="string">
            <text:p>　　506</text:p>
          </table:table-cell>
          <table:table-cell office:value-type="float" office:value="601588">
            <text:p>601588</text:p>
          </table:table-cell>
          <table:table-cell office:value-type="float" office:value="91588">
            <text:p>91588</text:p>
          </table:table-cell>
          <table:table-cell office:value-type="string">
            <text:p>北辰实业1</text:p>
          </table:table-cell>
          <table:table-cell/>
        </table:table-row>
        <table:table-row table:style-name="ro1">
          <table:table-cell office:value-type="string">
            <text:p>　　507</text:p>
          </table:table-cell>
          <table:table-cell office:value-type="float" office:value="601600">
            <text:p>601600</text:p>
          </table:table-cell>
          <table:table-cell office:value-type="float" office:value="91600">
            <text:p>91600</text:p>
          </table:table-cell>
          <table:table-cell office:value-type="string">
            <text:p>中国铝业1</text:p>
          </table:table-cell>
          <table:table-cell/>
        </table:table-row>
        <table:table-row table:style-name="ro1">
          <table:table-cell office:value-type="string">
            <text:p>　　508</text:p>
          </table:table-cell>
          <table:table-cell office:value-type="float" office:value="601601">
            <text:p>601601</text:p>
          </table:table-cell>
          <table:table-cell office:value-type="float" office:value="91601">
            <text:p>91601</text:p>
          </table:table-cell>
          <table:table-cell office:value-type="string">
            <text:p>中国太保(601601,股吧)1</text:p>
          </table:table-cell>
          <table:table-cell/>
        </table:table-row>
        <table:table-row table:style-name="ro1">
          <table:table-cell office:value-type="string">
            <text:p>　　509</text:p>
          </table:table-cell>
          <table:table-cell office:value-type="float" office:value="601607">
            <text:p>601607</text:p>
          </table:table-cell>
          <table:table-cell office:value-type="float" office:value="91607">
            <text:p>91607</text:p>
          </table:table-cell>
          <table:table-cell office:value-type="string">
            <text:p>上海医药(601607,股吧)1</text:p>
          </table:table-cell>
          <table:table-cell/>
        </table:table-row>
        <table:table-row table:style-name="ro1">
          <table:table-cell office:value-type="string">
            <text:p>　　510</text:p>
          </table:table-cell>
          <table:table-cell office:value-type="float" office:value="601608">
            <text:p>601608</text:p>
          </table:table-cell>
          <table:table-cell office:value-type="float" office:value="91608">
            <text:p>91608</text:p>
          </table:table-cell>
          <table:table-cell office:value-type="string">
            <text:p>中信重工(601608,股吧)1</text:p>
          </table:table-cell>
          <table:table-cell/>
        </table:table-row>
        <table:table-row table:style-name="ro1">
          <table:table-cell office:value-type="string">
            <text:p>　　511</text:p>
          </table:table-cell>
          <table:table-cell office:value-type="float" office:value="601618">
            <text:p>601618</text:p>
          </table:table-cell>
          <table:table-cell office:value-type="float" office:value="91618">
            <text:p>91618</text:p>
          </table:table-cell>
          <table:table-cell office:value-type="string">
            <text:p>中国中冶(601618,股吧)1</text:p>
          </table:table-cell>
          <table:table-cell/>
        </table:table-row>
        <table:table-row table:style-name="ro1">
          <table:table-cell office:value-type="string">
            <text:p>　　512</text:p>
          </table:table-cell>
          <table:table-cell office:value-type="float" office:value="601628">
            <text:p>601628</text:p>
          </table:table-cell>
          <table:table-cell office:value-type="float" office:value="91628">
            <text:p>91628</text:p>
          </table:table-cell>
          <table:table-cell office:value-type="string">
            <text:p>中国人寿1</text:p>
          </table:table-cell>
          <table:table-cell/>
        </table:table-row>
        <table:table-row table:style-name="ro1">
          <table:table-cell office:value-type="string">
            <text:p>　　513</text:p>
          </table:table-cell>
          <table:table-cell office:value-type="float" office:value="601633">
            <text:p>601633</text:p>
          </table:table-cell>
          <table:table-cell office:value-type="float" office:value="91633">
            <text:p>91633</text:p>
          </table:table-cell>
          <table:table-cell office:value-type="string">
            <text:p>长城汽车1</text:p>
          </table:table-cell>
          <table:table-cell/>
        </table:table-row>
        <table:table-row table:style-name="ro1">
          <table:table-cell office:value-type="string">
            <text:p>　　514</text:p>
          </table:table-cell>
          <table:table-cell office:value-type="float" office:value="601636">
            <text:p>601636</text:p>
          </table:table-cell>
          <table:table-cell office:value-type="float" office:value="91636">
            <text:p>91636</text:p>
          </table:table-cell>
          <table:table-cell office:value-type="string">
            <text:p>旗滨集团(601636,股吧)1</text:p>
          </table:table-cell>
          <table:table-cell/>
        </table:table-row>
        <table:table-row table:style-name="ro1">
          <table:table-cell office:value-type="string">
            <text:p>　　515</text:p>
          </table:table-cell>
          <table:table-cell office:value-type="float" office:value="601666">
            <text:p>601666</text:p>
          </table:table-cell>
          <table:table-cell office:value-type="float" office:value="91666">
            <text:p>91666</text:p>
          </table:table-cell>
          <table:table-cell office:value-type="string">
            <text:p>平煤股份(601666,股吧)1</text:p>
          </table:table-cell>
          <table:table-cell/>
        </table:table-row>
        <table:table-row table:style-name="ro1">
          <table:table-cell office:value-type="string">
            <text:p>　　516</text:p>
          </table:table-cell>
          <table:table-cell office:value-type="float" office:value="601668">
            <text:p>601668</text:p>
          </table:table-cell>
          <table:table-cell office:value-type="float" office:value="91668">
            <text:p>91668</text:p>
          </table:table-cell>
          <table:table-cell office:value-type="string">
            <text:p>中国建筑1</text:p>
          </table:table-cell>
          <table:table-cell/>
        </table:table-row>
        <table:table-row table:style-name="ro1">
          <table:table-cell office:value-type="string">
            <text:p>　　517</text:p>
          </table:table-cell>
          <table:table-cell office:value-type="float" office:value="601669">
            <text:p>601669</text:p>
          </table:table-cell>
          <table:table-cell office:value-type="float" office:value="91669">
            <text:p>91669</text:p>
          </table:table-cell>
          <table:table-cell office:value-type="string">
            <text:p>中国电建(601669,股吧)1</text:p>
          </table:table-cell>
          <table:table-cell/>
        </table:table-row>
        <table:table-row table:style-name="ro1">
          <table:table-cell office:value-type="string">
            <text:p>　　518</text:p>
          </table:table-cell>
          <table:table-cell office:value-type="float" office:value="601678">
            <text:p>601678</text:p>
          </table:table-cell>
          <table:table-cell office:value-type="float" office:value="91678">
            <text:p>91678</text:p>
          </table:table-cell>
          <table:table-cell office:value-type="string">
            <text:p>滨化股份(601678,股吧)1</text:p>
          </table:table-cell>
          <table:table-cell/>
        </table:table-row>
        <table:table-row table:style-name="ro1">
          <table:table-cell office:value-type="string">
            <text:p>　　519</text:p>
          </table:table-cell>
          <table:table-cell office:value-type="float" office:value="601688">
            <text:p>601688</text:p>
          </table:table-cell>
          <table:table-cell office:value-type="float" office:value="91688">
            <text:p>91688</text:p>
          </table:table-cell>
          <table:table-cell office:value-type="string">
            <text:p>华泰证券(601688,股吧)1</text:p>
          </table:table-cell>
          <table:table-cell/>
        </table:table-row>
        <table:table-row table:style-name="ro1">
          <table:table-cell office:value-type="string">
            <text:p>　　520</text:p>
          </table:table-cell>
          <table:table-cell office:value-type="float" office:value="601699">
            <text:p>601699</text:p>
          </table:table-cell>
          <table:table-cell office:value-type="float" office:value="91699">
            <text:p>91699</text:p>
          </table:table-cell>
          <table:table-cell office:value-type="string">
            <text:p>潞安环能(601699,股吧)1</text:p>
          </table:table-cell>
          <table:table-cell/>
        </table:table-row>
        <table:table-row table:style-name="ro1">
          <table:table-cell office:value-type="string">
            <text:p>　　521</text:p>
          </table:table-cell>
          <table:table-cell office:value-type="float" office:value="601700">
            <text:p>601700</text:p>
          </table:table-cell>
          <table:table-cell office:value-type="float" office:value="91700">
            <text:p>91700</text:p>
          </table:table-cell>
          <table:table-cell office:value-type="string">
            <text:p>风范股份(601700,股吧)1</text:p>
          </table:table-cell>
          <table:table-cell/>
        </table:table-row>
        <table:table-row table:style-name="ro1">
          <table:table-cell office:value-type="string">
            <text:p>　　522</text:p>
          </table:table-cell>
          <table:table-cell office:value-type="float" office:value="601717">
            <text:p>601717</text:p>
          </table:table-cell>
          <table:table-cell office:value-type="float" office:value="91717">
            <text:p>91717</text:p>
          </table:table-cell>
          <table:table-cell office:value-type="string">
            <text:p>郑煤机(601717,股吧)1</text:p>
          </table:table-cell>
          <table:table-cell/>
        </table:table-row>
        <table:table-row table:style-name="ro1">
          <table:table-cell office:value-type="string">
            <text:p>　　523</text:p>
          </table:table-cell>
          <table:table-cell office:value-type="float" office:value="601718">
            <text:p>601718</text:p>
          </table:table-cell>
          <table:table-cell office:value-type="float" office:value="91718">
            <text:p>91718</text:p>
          </table:table-cell>
          <table:table-cell office:value-type="string">
            <text:p>际华集团(601718,股吧)1</text:p>
          </table:table-cell>
          <table:table-cell/>
        </table:table-row>
        <table:table-row table:style-name="ro1">
          <table:table-cell office:value-type="string">
            <text:p>　　524</text:p>
          </table:table-cell>
          <table:table-cell office:value-type="float" office:value="601727">
            <text:p>601727</text:p>
          </table:table-cell>
          <table:table-cell office:value-type="float" office:value="91727">
            <text:p>91727</text:p>
          </table:table-cell>
          <table:table-cell office:value-type="string">
            <text:p>上海电气1</text:p>
          </table:table-cell>
          <table:table-cell/>
        </table:table-row>
        <table:table-row table:style-name="ro1">
          <table:table-cell office:value-type="string">
            <text:p>　　525</text:p>
          </table:table-cell>
          <table:table-cell office:value-type="float" office:value="601766">
            <text:p>601766</text:p>
          </table:table-cell>
          <table:table-cell office:value-type="float" office:value="91766">
            <text:p>91766</text:p>
          </table:table-cell>
          <table:table-cell office:value-type="string">
            <text:p>中国南车(601766,股吧)1</text:p>
          </table:table-cell>
          <table:table-cell/>
        </table:table-row>
        <table:table-row table:style-name="ro1">
          <table:table-cell office:value-type="string">
            <text:p>　　526</text:p>
          </table:table-cell>
          <table:table-cell office:value-type="float" office:value="601777">
            <text:p>601777</text:p>
          </table:table-cell>
          <table:table-cell office:value-type="float" office:value="91777">
            <text:p>91777</text:p>
          </table:table-cell>
          <table:table-cell office:value-type="string">
            <text:p>力帆股份(601777,股吧)1</text:p>
          </table:table-cell>
          <table:table-cell/>
        </table:table-row>
        <table:table-row table:style-name="ro1">
          <table:table-cell office:value-type="string">
            <text:p>　　527</text:p>
          </table:table-cell>
          <table:table-cell office:value-type="float" office:value="601789">
            <text:p>601789</text:p>
          </table:table-cell>
          <table:table-cell office:value-type="float" office:value="91789">
            <text:p>91789</text:p>
          </table:table-cell>
          <table:table-cell office:value-type="string">
            <text:p>寧波建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528</text:p>
          </table:table-cell>
          <table:table-cell office:value-type="float" office:value="601799">
            <text:p>601799</text:p>
          </table:table-cell>
          <table:table-cell office:value-type="float" office:value="91799">
            <text:p>91799</text:p>
          </table:table-cell>
          <table:table-cell office:value-type="string">
            <text:p>星宇股份(601799,股吧)1</text:p>
          </table:table-cell>
          <table:table-cell/>
        </table:table-row>
        <table:table-row table:style-name="ro1">
          <table:table-cell office:value-type="string">
            <text:p>　　529</text:p>
          </table:table-cell>
          <table:table-cell office:value-type="float" office:value="601800">
            <text:p>601800</text:p>
          </table:table-cell>
          <table:table-cell office:value-type="float" office:value="91800">
            <text:p>91800</text:p>
          </table:table-cell>
          <table:table-cell office:value-type="string">
            <text:p>中国交建(601800,股吧)1</text:p>
          </table:table-cell>
          <table:table-cell/>
        </table:table-row>
        <table:table-row table:style-name="ro1">
          <table:table-cell office:value-type="string">
            <text:p>　　530</text:p>
          </table:table-cell>
          <table:table-cell office:value-type="float" office:value="601801">
            <text:p>601801</text:p>
          </table:table-cell>
          <table:table-cell office:value-type="float" office:value="91801">
            <text:p>91801</text:p>
          </table:table-cell>
          <table:table-cell office:value-type="string">
            <text:p>皖新传媒(601801,股吧)1</text:p>
          </table:table-cell>
          <table:table-cell/>
        </table:table-row>
        <table:table-row table:style-name="ro1">
          <table:table-cell office:value-type="string">
            <text:p>　　531</text:p>
          </table:table-cell>
          <table:table-cell office:value-type="float" office:value="601808">
            <text:p>601808</text:p>
          </table:table-cell>
          <table:table-cell office:value-type="float" office:value="91808">
            <text:p>91808</text:p>
          </table:table-cell>
          <table:table-cell office:value-type="string">
            <text:p>中海油服1</text:p>
          </table:table-cell>
          <table:table-cell/>
        </table:table-row>
        <table:table-row table:style-name="ro1">
          <table:table-cell office:value-type="string">
            <text:p>　　532</text:p>
          </table:table-cell>
          <table:table-cell office:value-type="float" office:value="601818">
            <text:p>601818</text:p>
          </table:table-cell>
          <table:table-cell office:value-type="float" office:value="91818">
            <text:p>91818</text:p>
          </table:table-cell>
          <table:table-cell office:value-type="string">
            <text:p>光大银行(601818,股吧)1</text:p>
          </table:table-cell>
          <table:table-cell/>
        </table:table-row>
        <table:table-row table:style-name="ro1">
          <table:table-cell office:value-type="string">
            <text:p>　　533</text:p>
          </table:table-cell>
          <table:table-cell office:value-type="float" office:value="601857">
            <text:p>601857</text:p>
          </table:table-cell>
          <table:table-cell office:value-type="float" office:value="91857">
            <text:p>91857</text:p>
          </table:table-cell>
          <table:table-cell office:value-type="string">
            <text:p>中国石油1</text:p>
          </table:table-cell>
          <table:table-cell/>
        </table:table-row>
        <table:table-row table:style-name="ro1">
          <table:table-cell office:value-type="string">
            <text:p>　　534</text:p>
          </table:table-cell>
          <table:table-cell office:value-type="float" office:value="601866">
            <text:p>601866</text:p>
          </table:table-cell>
          <table:table-cell office:value-type="float" office:value="91866">
            <text:p>91866</text:p>
          </table:table-cell>
          <table:table-cell office:value-type="string">
            <text:p>中海集运1</text:p>
          </table:table-cell>
          <table:table-cell/>
        </table:table-row>
        <table:table-row table:style-name="ro1">
          <table:table-cell office:value-type="string">
            <text:p>　　535</text:p>
          </table:table-cell>
          <table:table-cell office:value-type="float" office:value="601877">
            <text:p>601877</text:p>
          </table:table-cell>
          <table:table-cell office:value-type="float" office:value="91877">
            <text:p>91877</text:p>
          </table:table-cell>
          <table:table-cell office:value-type="string">
            <text:p>正泰电器(601877,股吧)1</text:p>
          </table:table-cell>
          <table:table-cell/>
        </table:table-row>
        <table:table-row table:style-name="ro1">
          <table:table-cell office:value-type="string">
            <text:p>　　536</text:p>
          </table:table-cell>
          <table:table-cell office:value-type="float" office:value="601880">
            <text:p>601880</text:p>
          </table:table-cell>
          <table:table-cell office:value-type="float" office:value="91880">
            <text:p>91880</text:p>
          </table:table-cell>
          <table:table-cell office:value-type="string">
            <text:p>大连港1</text:p>
          </table:table-cell>
          <table:table-cell/>
        </table:table-row>
        <table:table-row table:style-name="ro1">
          <table:table-cell office:value-type="string">
            <text:p>　　537</text:p>
          </table:table-cell>
          <table:table-cell office:value-type="float" office:value="601886">
            <text:p>601886</text:p>
          </table:table-cell>
          <table:table-cell office:value-type="float" office:value="91886">
            <text:p>91886</text:p>
          </table:table-cell>
          <table:table-cell office:value-type="string">
            <text:p>江河创建(601886,股吧)1</text:p>
          </table:table-cell>
          <table:table-cell/>
        </table:table-row>
        <table:table-row table:style-name="ro1">
          <table:table-cell office:value-type="string">
            <text:p>　　538</text:p>
          </table:table-cell>
          <table:table-cell office:value-type="float" office:value="601888">
            <text:p>601888</text:p>
          </table:table-cell>
          <table:table-cell office:value-type="float" office:value="91888">
            <text:p>91888</text:p>
          </table:table-cell>
          <table:table-cell office:value-type="string">
            <text:p>中国国旅(601888,股吧)1</text:p>
          </table:table-cell>
          <table:table-cell/>
        </table:table-row>
        <table:table-row table:style-name="ro1">
          <table:table-cell office:value-type="string">
            <text:p>　　539</text:p>
          </table:table-cell>
          <table:table-cell office:value-type="float" office:value="601898">
            <text:p>601898</text:p>
          </table:table-cell>
          <table:table-cell office:value-type="float" office:value="91898">
            <text:p>91898</text:p>
          </table:table-cell>
          <table:table-cell office:value-type="string">
            <text:p>中煤能源1</text:p>
          </table:table-cell>
          <table:table-cell/>
        </table:table-row>
        <table:table-row table:style-name="ro1">
          <table:table-cell office:value-type="string">
            <text:p>　　540</text:p>
          </table:table-cell>
          <table:table-cell office:value-type="float" office:value="601899">
            <text:p>601899</text:p>
          </table:table-cell>
          <table:table-cell office:value-type="float" office:value="91899">
            <text:p>91899</text:p>
          </table:table-cell>
          <table:table-cell office:value-type="string">
            <text:p>紫金矿业0.1</text:p>
          </table:table-cell>
          <table:table-cell/>
        </table:table-row>
        <table:table-row table:style-name="ro1">
          <table:table-cell office:value-type="string">
            <text:p>　　541</text:p>
          </table:table-cell>
          <table:table-cell office:value-type="float" office:value="601901">
            <text:p>601901</text:p>
          </table:table-cell>
          <table:table-cell office:value-type="float" office:value="91901">
            <text:p>91901</text:p>
          </table:table-cell>
          <table:table-cell office:value-type="string">
            <text:p>方正证券(601901,股吧)1</text:p>
          </table:table-cell>
          <table:table-cell/>
        </table:table-row>
        <table:table-row table:style-name="ro1">
          <table:table-cell office:value-type="string">
            <text:p>　　542</text:p>
          </table:table-cell>
          <table:table-cell office:value-type="float" office:value="601908">
            <text:p>601908</text:p>
          </table:table-cell>
          <table:table-cell office:value-type="float" office:value="91908">
            <text:p>91908</text:p>
          </table:table-cell>
          <table:table-cell office:value-type="string">
            <text:p>京运通(601908,股吧)1</text:p>
          </table:table-cell>
          <table:table-cell/>
        </table:table-row>
        <table:table-row table:style-name="ro1">
          <table:table-cell office:value-type="string">
            <text:p>　　543</text:p>
          </table:table-cell>
          <table:table-cell office:value-type="float" office:value="601918">
            <text:p>601918</text:p>
          </table:table-cell>
          <table:table-cell office:value-type="float" office:value="91918">
            <text:p>91918</text:p>
          </table:table-cell>
          <table:table-cell office:value-type="string">
            <text:p>国投新集(601918,股吧)1</text:p>
          </table:table-cell>
          <table:table-cell/>
        </table:table-row>
        <table:table-row table:style-name="ro1">
          <table:table-cell office:value-type="string">
            <text:p>　　544</text:p>
          </table:table-cell>
          <table:table-cell office:value-type="float" office:value="601919">
            <text:p>601919</text:p>
          </table:table-cell>
          <table:table-cell office:value-type="float" office:value="91919">
            <text:p>91919</text:p>
          </table:table-cell>
          <table:table-cell office:value-type="string">
            <text:p>中国远洋1</text:p>
          </table:table-cell>
          <table:table-cell/>
        </table:table-row>
        <table:table-row table:style-name="ro1">
          <table:table-cell office:value-type="string">
            <text:p>　　545</text:p>
          </table:table-cell>
          <table:table-cell office:value-type="float" office:value="601928">
            <text:p>601928</text:p>
          </table:table-cell>
          <table:table-cell office:value-type="float" office:value="91928">
            <text:p>91928</text:p>
          </table:table-cell>
          <table:table-cell office:value-type="string">
            <text:p>凤凰传媒(601928,股吧)1</text:p>
          </table:table-cell>
          <table:table-cell/>
        </table:table-row>
        <table:table-row table:style-name="ro1">
          <table:table-cell office:value-type="string">
            <text:p>　　546</text:p>
          </table:table-cell>
          <table:table-cell office:value-type="float" office:value="601929">
            <text:p>601929</text:p>
          </table:table-cell>
          <table:table-cell office:value-type="float" office:value="91929">
            <text:p>91929</text:p>
          </table:table-cell>
          <table:table-cell office:value-type="string">
            <text:p>吉视传媒(601929,股吧)1</text:p>
          </table:table-cell>
          <table:table-cell/>
        </table:table-row>
        <table:table-row table:style-name="ro1">
          <table:table-cell office:value-type="string">
            <text:p>　　547</text:p>
          </table:table-cell>
          <table:table-cell office:value-type="float" office:value="601933">
            <text:p>601933</text:p>
          </table:table-cell>
          <table:table-cell office:value-type="float" office:value="91933">
            <text:p>91933</text:p>
          </table:table-cell>
          <table:table-cell office:value-type="string">
            <text:p>永辉超市(601933,股吧)1</text:p>
          </table:table-cell>
          <table:table-cell/>
        </table:table-row>
        <table:table-row table:style-name="ro1">
          <table:table-cell office:value-type="string">
            <text:p>　　548</text:p>
          </table:table-cell>
          <table:table-cell office:value-type="float" office:value="601939">
            <text:p>601939</text:p>
          </table:table-cell>
          <table:table-cell office:value-type="float" office:value="91939">
            <text:p>91939</text:p>
          </table:table-cell>
          <table:table-cell office:value-type="string">
            <text:p>建设银行1</text:p>
          </table:table-cell>
          <table:table-cell/>
        </table:table-row>
        <table:table-row table:style-name="ro1">
          <table:table-cell office:value-type="string">
            <text:p>　　549</text:p>
          </table:table-cell>
          <table:table-cell office:value-type="float" office:value="601958">
            <text:p>601958</text:p>
          </table:table-cell>
          <table:table-cell office:value-type="float" office:value="91958">
            <text:p>91958</text:p>
          </table:table-cell>
          <table:table-cell office:value-type="string">
            <text:p>金鉬股份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　　550</text:p>
          </table:table-cell>
          <table:table-cell office:value-type="float" office:value="601965">
            <text:p>601965</text:p>
          </table:table-cell>
          <table:table-cell office:value-type="float" office:value="91965">
            <text:p>91965</text:p>
          </table:table-cell>
          <table:table-cell office:value-type="string">
            <text:p>中国汽研(601965,股吧)1</text:p>
          </table:table-cell>
          <table:table-cell/>
        </table:table-row>
        <table:table-row table:style-name="ro1">
          <table:table-cell office:value-type="string">
            <text:p>　　551</text:p>
          </table:table-cell>
          <table:table-cell office:value-type="float" office:value="601988">
            <text:p>601988</text:p>
          </table:table-cell>
          <table:table-cell office:value-type="float" office:value="91988">
            <text:p>91988</text:p>
          </table:table-cell>
          <table:table-cell office:value-type="string">
            <text:p>中国银行1</text:p>
          </table:table-cell>
          <table:table-cell/>
        </table:table-row>
        <table:table-row table:style-name="ro1">
          <table:table-cell office:value-type="string">
            <text:p>　　552</text:p>
          </table:table-cell>
          <table:table-cell office:value-type="float" office:value="601989">
            <text:p>601989</text:p>
          </table:table-cell>
          <table:table-cell office:value-type="float" office:value="91989">
            <text:p>91989</text:p>
          </table:table-cell>
          <table:table-cell office:value-type="string">
            <text:p>中国重工(601989,股吧)1</text:p>
          </table:table-cell>
          <table:table-cell/>
        </table:table-row>
        <table:table-row table:style-name="ro1">
          <table:table-cell office:value-type="string">
            <text:p>　　553</text:p>
          </table:table-cell>
          <table:table-cell office:value-type="float" office:value="601991">
            <text:p>601991</text:p>
          </table:table-cell>
          <table:table-cell office:value-type="float" office:value="91991">
            <text:p>91991</text:p>
          </table:table-cell>
          <table:table-cell office:value-type="string">
            <text:p>大唐发电1</text:p>
          </table:table-cell>
          <table:table-cell/>
        </table:table-row>
        <table:table-row table:style-name="ro1">
          <table:table-cell office:value-type="string">
            <text:p>　　554</text:p>
          </table:table-cell>
          <table:table-cell office:value-type="float" office:value="601992">
            <text:p>601992</text:p>
          </table:table-cell>
          <table:table-cell office:value-type="float" office:value="91992">
            <text:p>91992</text:p>
          </table:table-cell>
          <table:table-cell office:value-type="string">
            <text:p>金隅股份(601992,股吧)1</text:p>
          </table:table-cell>
          <table:table-cell/>
        </table:table-row>
        <table:table-row table:style-name="ro1">
          <table:table-cell office:value-type="string">
            <text:p>　　555</text:p>
          </table:table-cell>
          <table:table-cell office:value-type="float" office:value="601996">
            <text:p>601996</text:p>
          </table:table-cell>
          <table:table-cell office:value-type="float" office:value="91996">
            <text:p>91996</text:p>
          </table:table-cell>
          <table:table-cell office:value-type="string">
            <text:p>丰林集团(601996,股吧)1</text:p>
          </table:table-cell>
          <table:table-cell/>
        </table:table-row>
        <table:table-row table:style-name="ro1">
          <table:table-cell office:value-type="string">
            <text:p>　　556</text:p>
          </table:table-cell>
          <table:table-cell office:value-type="float" office:value="601998">
            <text:p>601998</text:p>
          </table:table-cell>
          <table:table-cell office:value-type="float" office:value="91998">
            <text:p>91998</text:p>
          </table:table-cell>
          <table:table-cell office:value-type="string">
            <text:p>中信银行1</text:p>
          </table:table-cell>
          <table:table-cell/>
        </table:table-row>
        <table:table-row table:style-name="ro1">
          <table:table-cell office:value-type="string">
            <text:p>　　557</text:p>
          </table:table-cell>
          <table:table-cell office:value-type="float" office:value="603000">
            <text:p>603000</text:p>
          </table:table-cell>
          <table:table-cell office:value-type="float" office:value="93000">
            <text:p>93000</text:p>
          </table:table-cell>
          <table:table-cell office:value-type="string">
            <text:p>人民网(603000,股吧)1</text:p>
          </table:table-cell>
          <table:table-cell/>
        </table:table-row>
        <table:table-row table:style-name="ro1">
          <table:table-cell office:value-type="string">
            <text:p>　　558</text:p>
          </table:table-cell>
          <table:table-cell office:value-type="float" office:value="603001">
            <text:p>603001</text:p>
          </table:table-cell>
          <table:table-cell office:value-type="float" office:value="93001">
            <text:p>93001</text:p>
          </table:table-cell>
          <table:table-cell office:value-type="string">
            <text:p>奥康国际(603001,股吧)1</text:p>
          </table:table-cell>
          <table:table-cell/>
        </table:table-row>
        <table:table-row table:style-name="ro1">
          <table:table-cell office:value-type="string">
            <text:p>　　559</text:p>
          </table:table-cell>
          <table:table-cell office:value-type="float" office:value="603077">
            <text:p>603077</text:p>
          </table:table-cell>
          <table:table-cell office:value-type="float" office:value="93077">
            <text:p>93077</text:p>
          </table:table-cell>
          <table:table-cell office:value-type="string">
            <text:p>和邦股份(603077,股吧)1</text:p>
          </table:table-cell>
          <table:table-cell/>
        </table:table-row>
        <table:table-row table:style-name="ro1">
          <table:table-cell office:value-type="string">
            <text:p>　　560</text:p>
          </table:table-cell>
          <table:table-cell office:value-type="float" office:value="603128">
            <text:p>603128</text:p>
          </table:table-cell>
          <table:table-cell office:value-type="float" office:value="93128">
            <text:p>93128</text:p>
          </table:table-cell>
          <table:table-cell office:value-type="string">
            <text:p>华贸物流(603128,股吧)1</text:p>
          </table:table-cell>
          <table:table-cell/>
        </table:table-row>
        <table:table-row table:style-name="ro1">
          <table:table-cell office:value-type="string">
            <text:p>　　561</text:p>
          </table:table-cell>
          <table:table-cell office:value-type="float" office:value="603167">
            <text:p>603167</text:p>
          </table:table-cell>
          <table:table-cell office:value-type="float" office:value="93167">
            <text:p>93167</text:p>
          </table:table-cell>
          <table:table-cell office:value-type="string">
            <text:p>渤海轮渡(603167,股吧)1</text:p>
          </table:table-cell>
          <table:table-cell/>
        </table:table-row>
        <table:table-row table:style-name="ro1">
          <table:table-cell office:value-type="string">
            <text:p>　　562</text:p>
          </table:table-cell>
          <table:table-cell office:value-type="float" office:value="603308">
            <text:p>603308</text:p>
          </table:table-cell>
          <table:table-cell office:value-type="float" office:value="93308">
            <text:p>93308</text:p>
          </table:table-cell>
          <table:table-cell office:value-type="string">
            <text:p>应流股份(603308,股吧)1</text:p>
          </table:table-cell>
          <table:table-cell/>
        </table:table-row>
        <table:table-row table:style-name="ro1">
          <table:table-cell office:value-type="string">
            <text:p>　　563</text:p>
          </table:table-cell>
          <table:table-cell office:value-type="float" office:value="603366">
            <text:p>603366</text:p>
          </table:table-cell>
          <table:table-cell office:value-type="float" office:value="93366">
            <text:p>93366</text:p>
          </table:table-cell>
          <table:table-cell office:value-type="string">
            <text:p>日出东方(603366,股吧)1</text:p>
          </table:table-cell>
          <table:table-cell/>
        </table:table-row>
        <table:table-row table:style-name="ro1">
          <table:table-cell office:value-type="string">
            <text:p>　　564</text:p>
          </table:table-cell>
          <table:table-cell office:value-type="float" office:value="603399">
            <text:p>603399</text:p>
          </table:table-cell>
          <table:table-cell office:value-type="float" office:value="93399">
            <text:p>93399</text:p>
          </table:table-cell>
          <table:table-cell office:value-type="string">
            <text:p>新华龙(603399,股吧)1</text:p>
          </table:table-cell>
          <table:table-cell/>
        </table:table-row>
        <table:table-row table:style-name="ro1">
          <table:table-cell office:value-type="string">
            <text:p>　　565</text:p>
          </table:table-cell>
          <table:table-cell office:value-type="float" office:value="603555">
            <text:p>603555</text:p>
          </table:table-cell>
          <table:table-cell office:value-type="float" office:value="93555">
            <text:p>93555</text:p>
          </table:table-cell>
          <table:table-cell office:value-type="string">
            <text:p>贵人鸟(603555,股吧)1</text:p>
          </table:table-cell>
          <table:table-cell/>
        </table:table-row>
        <table:table-row table:style-name="ro1">
          <table:table-cell office:value-type="string">
            <text:p>　　566</text:p>
          </table:table-cell>
          <table:table-cell office:value-type="float" office:value="603699">
            <text:p>603699</text:p>
          </table:table-cell>
          <table:table-cell office:value-type="float" office:value="93699">
            <text:p>93699</text:p>
          </table:table-cell>
          <table:table-cell office:value-type="string">
            <text:p>纽威股份(603699,股吧)1</text:p>
          </table:table-cell>
          <table:table-cell/>
        </table:table-row>
        <table:table-row table:style-name="ro1">
          <table:table-cell office:value-type="string">
            <text:p>　　567</text:p>
          </table:table-cell>
          <table:table-cell office:value-type="float" office:value="603766">
            <text:p>603766</text:p>
          </table:table-cell>
          <table:table-cell office:value-type="float" office:value="93766">
            <text:p>93766</text:p>
          </table:table-cell>
          <table:table-cell office:value-type="string">
            <text:p>隆鑫通用(603766,股吧)1</text:p>
          </table:table-cell>
          <table:table-cell/>
        </table:table-row>
        <table:table-row table:style-name="ro1">
          <table:table-cell office:value-type="string">
            <text:p>　　568</text:p>
          </table:table-cell>
          <table:table-cell office:value-type="float" office:value="603993">
            <text:p>603993</text:p>
          </table:table-cell>
          <table:table-cell office:value-type="float" office:value="93993">
            <text:p>93993</text:p>
          </table:table-cell>
          <table:table-cell office:value-type="string">
            <text:p>洛阳鉬业</text:p>
          </table:table-cell>
          <table:table-cell office:value-type="float" office:value="0.2">
            <text:p>0.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¥</number:text>
      <number:number number:decimal-places="0" number:min-integer-digits="1" number:grouping="true"/>
    </number:number-style>
    <number:number-style style:name="N115">
      <number:text>¥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0" number:min-integer-digits="1" number:grouping="true"/>
    </number:number-style>
    <number:number-style style:name="N116">
      <style:text-properties fo:color="#ff0000"/>
      <number:text>¥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number:text>¥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¥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¥</number:text>
      <number:number number:decimal-places="0" number:min-integer-digits="1" number:grouping="true"/>
      <number:text> </number:text>
    </number:number-style>
    <number:number-style style:name="N128P1" style:volatile="true">
      <number:text> ¥-</number:text>
      <number:number number:decimal-places="0" number:min-integer-digits="1" number:grouping="true"/>
      <number:text> </number:text>
    </number:number-style>
    <number:number-style style:name="N128P2" style:volatile="true">
      <number:text> ¥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¥</number:text>
      <number:number number:decimal-places="2" number:min-integer-digits="1" number:grouping="true"/>
      <number:text> </number:text>
    </number:number-style>
    <number:number-style style:name="N130P1" style:volatile="true">
      <number:text> ¥-</number:text>
      <number:number number:decimal-places="2" number:min-integer-digits="1" number:grouping="true"/>
      <number:text> </number:text>
    </number:number-style>
    <number:number-style style:name="N130P2" style:volatile="true">
      <number:text> ¥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True</number:text>
    </number:number-style>
    <number:number-style style:name="N136P1" style:volatile="true">
      <number:text>True</number:text>
    </number:number-style>
    <number:number-style style:name="N136">
      <number:text>False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On</number:text>
    </number:number-style>
    <number:number-style style:name="N137P1" style:volatile="true">
      <number:text>On</number:text>
    </number:number-style>
    <number:number-style style:name="N137">
      <number:text>Of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8P0"/>
    </number:currency-style>
    <number:date-style style:name="N16115" number:language="zh" number:country="CN">
      <number:year number:style="long"/>
      <number:text>-</number:text>
      <number:month/>
      <number:text>-</number:text>
      <number:day/>
    </number:date-style>
    <number:date-style style:name="N16116" number:language="zh" number:country="CN">
      <number:day/>
      <number:text>-</number:text>
      <number:month number:textual="true"/>
      <number:text>-</number:text>
      <number:year/>
    </number:date-style>
    <number:date-style style:name="N16117" number:language="zh" number:country="CN">
      <number:day/>
      <number:text>-</number:text>
      <number:month number:textual="true"/>
    </number:date-style>
    <number:date-style style:name="N16118" number:language="zh" number:country="CN">
      <number:month number:textual="true"/>
      <number:text>-</number:text>
      <number:year/>
    </number:date-style>
    <number:time-style style:name="N16119" number:language="zh" number:country="CN">
      <number:hours/>
      <number:text>:</number:text>
      <number:minutes number:style="long"/>
      <number:text> </number:text>
      <number:am-pm/>
    </number:time-style>
    <number:time-style style:name="N16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1" number:language="zh" number:country="CN">
      <number:hours/>
      <number:text>:</number:text>
      <number:minutes number:style="long"/>
    </number:time-style>
    <number:time-style style:name="N16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6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6124" number:language="zh" number:country="CN">
      <number:year number:style="long"/>
      <number:text>年</number:text>
      <number:month/>
      <number:text>月</number:text>
    </number:date-style>
    <number:date-style style:name="N16125" number:language="zh" number:country="CN">
      <number:month/>
      <number:text>月</number:text>
      <number:day/>
      <number:text>日</number:text>
    </number:date-style>
    <number:date-style style:name="N16126" number:language="zh" number:country="CN">
      <number:month/>
      <number:text>-</number:text>
      <number:day/>
      <number:text>-</number:text>
      <number:year/>
    </number:date-style>
    <number:date-style style:name="N16127" number:language="zh" number:country="CN">
      <number:year number:style="long"/>
      <number:text>年</number:text>
      <number:month/>
      <number:text>月</number:text>
      <number:day/>
      <number:text>日</number:text>
    </number:date-style>
    <number:time-style style:name="N16128" number:language="zh" number:country="CN">
      <number:hours/>
      <number:text>时</number:text>
      <number:minutes number:style="long"/>
      <number:text>分</number:text>
    </number:time-style>
    <number:time-style style:name="N1612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6130" number:language="zh" number:country="CN">
      <number:am-pm/>
      <number:hours/>
      <number:text>时</number:text>
      <number:minutes number:style="long"/>
      <number:text>分</number:text>
    </number:time-style>
    <number:time-style style:name="N1613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6132P0" style:volatile="true" number:language="zh" number:country="CN">
      <number:text>￥</number:text>
      <number:number number:decimal-places="2" number:min-integer-digits="1" number:grouping="true"/>
    </number:number-style>
    <number:number-style style:name="N16132" number:language="zh" number:country="CN">
      <number:text>-￥</number:text>
      <number:number number:decimal-places="2" number:min-integer-digits="1" number:grouping="true"/>
      <style:map style:condition="value()&gt;=0" style:apply-style-name="N16132P0"/>
    </number:number-style>
    <style:style style:name="Default" style:family="table-cell">
      <style:table-cell-properties style:rotation-align="none" style:vertical-align="middle"/>
      <style:text-properties fo:color="#000000" style:font-name="宋体" fo:font-size="11pt" style:font-name-asian="宋体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66cc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2014／11／16</text:date>, <text:time>14:55:2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" style:display-name="PageStyle_s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le1-g </meta:initial-creator>
    <meta:creation-date>2014-11-16T12:46:25.39</meta:creation-date>
    <dc:date>2014-11-16T14:55:20.92</dc:date>
    <dc:creator>dule1-g </dc:creator>
    <meta:editing-duration>PT2H8M56S</meta:editing-duration>
    <meta:editing-cycles>2</meta:editing-cycles>
    <meta:generator>OpenOffice/4.1.1$Win32 OpenOffice.org_project/411m6$Build-9775</meta:generator>
    <meta:document-statistic meta:table-count="2" meta:cell-count="3451" meta:object-count="0"/>
  </office:meta>
</office:document-meta>
</file>